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49">
      <style:table-cell-properties fo:background-color="#ffff00"/>
      <style:text-properties fo:color="#c9211e"/>
    </style:style>
    <style:style style:name="ce3" style:family="table-cell" style:parent-style-name="Default">
      <style:table-cell-properties fo:background-color="#ffff00"/>
      <style:text-properties fo:color="#c9211e"/>
    </style:style>
    <style:style style:name="ce4" style:family="table-cell" style:parent-style-name="Default" style:data-style-name="N49">
      <style:table-cell-properties fo:background-color="transparent"/>
      <style:text-properties style:use-window-font-color="true"/>
    </style:style>
    <style:style style:name="ce5" style:family="table-cell" style:parent-style-name="Default" style:data-style-name="N49">
      <style:table-cell-properties fo:background-color="#ff0000"/>
      <style:text-properties fo:color="#ffff00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0000"/>
      <style:text-properties fo:color="#ffff00"/>
    </style:style>
    <style:style style:name="ce8" style:family="table-cell" style:parent-style-name="Default">
      <style:table-cell-properties fo:background-color="transparent"/>
      <style:text-properties fo:color="#c9211e"/>
    </style:style>
    <style:style style:name="ce9" style:family="table-cell" style:parent-style-name="Default" style:data-style-name="N49">
      <style:table-cell-properties fo:background-color="transparent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.1-5.3" table:style-name="ta1">
        <table:shapes>
          <draw:frame draw:z-index="0" draw:style-name="gr1" draw:text-style-name="P1" svg:width="6.2949in" svg:height="3.5449in" svg:x="0.722in" svg:y="19.4398in">
            <draw:object draw:notify-on-update-of-ranges="'5.1-5.3'.C107:'5.1-5.3'.C109 '5.1-5.3'.D106:'5.1-5.3'.D106 '5.1-5.3'.D107:'5.1-5.3'.D109 '5.1-5.3'.E106:'5.1-5.3'.E106 '5.1-5.3'.E107:'5.1-5.3'.E109 '5.1-5.3'.F106:'5.1-5.3'.F106 '5.1-5.3'.F107:'5.1-5.3'.F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-group>
          <table:table-column table:style-name="co1" table:default-cell-style-name="ce1"/>
        </table:table-column-group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Sprzedane hot-dogi</text:p>
          </table:table-cell>
          <table:table-cell office:value-type="string" calcext:value-type="string">
            <text:p>Sprzedane lody</text:p>
          </table:table-cell>
          <table:table-cell office:value-type="string" calcext:value-type="string">
            <text:p>Sprzedana kukurydza</text:p>
          </table:table-cell>
          <table:table-cell office:value-type="string" calcext:value-type="string">
            <text:p>Dzienny utarg</text:p>
          </table:table-cell>
          <table:table-cell office:value-type="string" calcext:value-type="string">
            <text:p>Suma prefixowa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-group>
          <table:table-row-group>
            <table:table-row table:style-name="ro1">
              <table:table-cell office:value-type="date" office:date-value="2022-06-01" calcext:value-type="date">
                <text:p>2022-06-01</text:p>
              </table:table-cell>
              <table:table-cell office:value-type="float" office:value="24" calcext:value-type="float">
                <text:p>24</text:p>
              </table:table-cell>
              <table:table-cell table:formula="of:=MONTH([.A2])" office:value-type="float" office:value="6" calcext:value-type="float">
                <text:p>6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80" calcext:value-type="float">
                <text:p>80</text:p>
              </table:table-cell>
              <table:table-cell table:formula="of:=[.F2]*6+[.E2]*5+[.D2]*7" office:value-type="float" office:value="1710" calcext:value-type="float">
                <text:p>1710</text:p>
              </table:table-cell>
              <table:table-cell table:formula="of:=[.G2]" office:value-type="float" office:value="1710" calcext:value-type="float">
                <text:p>17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02" calcext:value-type="date">
                <text:p>2022-06-02</text:p>
              </table:table-cell>
              <table:table-cell office:value-type="float" office:value="25" calcext:value-type="float">
                <text:p>25</text:p>
              </table:table-cell>
              <table:table-cell table:formula="of:=MONTH([.A3])" office:value-type="float" office:value="6" calcext:value-type="float">
                <text:p>6</text:p>
              </table:table-cell>
              <table:table-cell table:formula="of:=ROUNDDOWN([.$D$2]*(1+(1/13)*(([.B3]-24)/2)))" office:value-type="float" office:value="93" calcext:value-type="float">
                <text:p>93</text:p>
              </table:table-cell>
              <table:table-cell table:formula="of:=ROUNDDOWN([.$E$2]*(1+(2/29)*(([.B3]-24)/2)))" office:value-type="float" office:value="124" calcext:value-type="float">
                <text:p>124</text:p>
              </table:table-cell>
              <table:table-cell table:formula="of:=ROUNDDOWN([.$F$2]*(1+(1/17)*(([.B3]-24)/2)))" office:value-type="float" office:value="82" calcext:value-type="float">
                <text:p>82</text:p>
              </table:table-cell>
              <table:table-cell table:formula="of:=[.F3]*6+[.E3]*5+[.D3]*7" office:value-type="float" office:value="1763" calcext:value-type="float">
                <text:p>1763</text:p>
              </table:table-cell>
              <table:table-cell table:formula="of:=[.H2]+[.G3]" office:value-type="float" office:value="3473" calcext:value-type="float">
                <text:p>3473</text:p>
              </table:table-cell>
              <table:table-cell table:formula="of:=IF([.B3]&gt;20;[.I2]+1;0)" office:value-type="float" office:value="2" calcext:value-type="float">
                <text:p>2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03" calcext:value-type="date">
                <text:p>2022-06-03</text:p>
              </table:table-cell>
              <table:table-cell office:value-type="float" office:value="27" calcext:value-type="float">
                <text:p>27</text:p>
              </table:table-cell>
              <table:table-cell table:formula="of:=MONTH([.A4])" office:value-type="float" office:value="6" calcext:value-type="float">
                <text:p>6</text:p>
              </table:table-cell>
              <table:table-cell table:formula="of:=ROUNDDOWN([.$D$2]*(1+(1/13)*(([.B4]-24)/2)))" office:value-type="float" office:value="100" calcext:value-type="float">
                <text:p>100</text:p>
              </table:table-cell>
              <table:table-cell table:formula="of:=ROUNDDOWN([.$E$2]*(1+(2/29)*(([.B4]-24)/2)))" office:value-type="float" office:value="132" calcext:value-type="float">
                <text:p>132</text:p>
              </table:table-cell>
              <table:table-cell table:formula="of:=ROUNDDOWN([.$F$2]*(1+(1/17)*(([.B4]-24)/2)))" office:value-type="float" office:value="87" calcext:value-type="float">
                <text:p>87</text:p>
              </table:table-cell>
              <table:table-cell table:formula="of:=[.F4]*6+[.E4]*5+[.D4]*7" office:value-type="float" office:value="1882" calcext:value-type="float">
                <text:p>1882</text:p>
              </table:table-cell>
              <table:table-cell table:formula="of:=[.H3]+[.G4]" office:value-type="float" office:value="5355" calcext:value-type="float">
                <text:p>5355</text:p>
              </table:table-cell>
              <table:table-cell table:formula="of:=IF([.B4]&gt;20;[.I3]+1;0)" office:value-type="float" office:value="3" calcext:value-type="float">
                <text:p>3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04" calcext:value-type="date">
                <text:p>2022-06-04</text:p>
              </table:table-cell>
              <table:table-cell office:value-type="float" office:value="27" calcext:value-type="float">
                <text:p>27</text:p>
              </table:table-cell>
              <table:table-cell table:formula="of:=MONTH([.A5])" office:value-type="float" office:value="6" calcext:value-type="float">
                <text:p>6</text:p>
              </table:table-cell>
              <table:table-cell table:formula="of:=ROUNDDOWN([.$D$2]*(1+(1/13)*(([.B5]-24)/2)))" office:value-type="float" office:value="100" calcext:value-type="float">
                <text:p>100</text:p>
              </table:table-cell>
              <table:table-cell table:formula="of:=ROUNDDOWN([.$E$2]*(1+(2/29)*(([.B5]-24)/2)))" office:value-type="float" office:value="132" calcext:value-type="float">
                <text:p>132</text:p>
              </table:table-cell>
              <table:table-cell table:formula="of:=ROUNDDOWN([.$F$2]*(1+(1/17)*(([.B5]-24)/2)))" office:value-type="float" office:value="87" calcext:value-type="float">
                <text:p>87</text:p>
              </table:table-cell>
              <table:table-cell table:formula="of:=[.F5]*6+[.E5]*5+[.D5]*7" office:value-type="float" office:value="1882" calcext:value-type="float">
                <text:p>1882</text:p>
              </table:table-cell>
              <table:table-cell table:formula="of:=[.H4]+[.G5]" office:value-type="float" office:value="7237" calcext:value-type="float">
                <text:p>7237</text:p>
              </table:table-cell>
              <table:table-cell table:formula="of:=IF([.B5]&gt;20;[.I4]+1;0)" office:value-type="float" office:value="4" calcext:value-type="float">
                <text:p>4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05" calcext:value-type="date">
                <text:p>2022-06-05</text:p>
              </table:table-cell>
              <table:table-cell office:value-type="float" office:value="27" calcext:value-type="float">
                <text:p>27</text:p>
              </table:table-cell>
              <table:table-cell table:formula="of:=MONTH([.A6])" office:value-type="float" office:value="6" calcext:value-type="float">
                <text:p>6</text:p>
              </table:table-cell>
              <table:table-cell table:formula="of:=ROUNDDOWN([.$D$2]*(1+(1/13)*(([.B6]-24)/2)))" office:value-type="float" office:value="100" calcext:value-type="float">
                <text:p>100</text:p>
              </table:table-cell>
              <table:table-cell table:formula="of:=ROUNDDOWN([.$E$2]*(1+(2/29)*(([.B6]-24)/2)))" office:value-type="float" office:value="132" calcext:value-type="float">
                <text:p>132</text:p>
              </table:table-cell>
              <table:table-cell table:formula="of:=ROUNDDOWN([.$F$2]*(1+(1/17)*(([.B6]-24)/2)))" office:value-type="float" office:value="87" calcext:value-type="float">
                <text:p>87</text:p>
              </table:table-cell>
              <table:table-cell table:formula="of:=[.F6]*6+[.E6]*5+[.D6]*7" office:value-type="float" office:value="1882" calcext:value-type="float">
                <text:p>1882</text:p>
              </table:table-cell>
              <table:table-cell table:formula="of:=[.H5]+[.G6]" office:value-type="float" office:value="9119" calcext:value-type="float">
                <text:p>9119</text:p>
              </table:table-cell>
              <table:table-cell table:formula="of:=IF([.B6]&gt;20;[.I5]+1;0)" office:value-type="float" office:value="5" calcext:value-type="float">
                <text:p>5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06" calcext:value-type="date">
                <text:p>2022-06-06</text:p>
              </table:table-cell>
              <table:table-cell office:value-type="float" office:value="22" calcext:value-type="float">
                <text:p>22</text:p>
              </table:table-cell>
              <table:table-cell table:formula="of:=MONTH([.A7])" office:value-type="float" office:value="6" calcext:value-type="float">
                <text:p>6</text:p>
              </table:table-cell>
              <table:table-cell table:formula="of:=ROUNDDOWN([.$D$2]*(1+(1/13)*(([.B7]-24)/2)))" office:value-type="float" office:value="83" calcext:value-type="float">
                <text:p>83</text:p>
              </table:table-cell>
              <table:table-cell table:formula="of:=ROUNDDOWN([.$E$2]*(1+(2/29)*(([.B7]-24)/2)))" office:value-type="float" office:value="111" calcext:value-type="float">
                <text:p>111</text:p>
              </table:table-cell>
              <table:table-cell table:formula="of:=ROUNDDOWN([.$F$2]*(1+(1/17)*(([.B7]-24)/2)))" office:value-type="float" office:value="75" calcext:value-type="float">
                <text:p>75</text:p>
              </table:table-cell>
              <table:table-cell table:formula="of:=[.F7]*6+[.E7]*5+[.D7]*7" office:value-type="float" office:value="1586" calcext:value-type="float">
                <text:p>1586</text:p>
              </table:table-cell>
              <table:table-cell table:formula="of:=[.H6]+[.G7]" office:value-type="float" office:value="10705" calcext:value-type="float">
                <text:p>10705</text:p>
              </table:table-cell>
              <table:table-cell table:formula="of:=IF([.B7]&gt;20;[.I6]+1;0)" office:value-type="float" office:value="6" calcext:value-type="float">
                <text:p>6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07" calcext:value-type="date">
                <text:p>2022-06-07</text:p>
              </table:table-cell>
              <table:table-cell office:value-type="float" office:value="25" calcext:value-type="float">
                <text:p>25</text:p>
              </table:table-cell>
              <table:table-cell table:formula="of:=MONTH([.A8])" office:value-type="float" office:value="6" calcext:value-type="float">
                <text:p>6</text:p>
              </table:table-cell>
              <table:table-cell table:formula="of:=ROUNDDOWN([.$D$2]*(1+(1/13)*(([.B8]-24)/2)))" office:value-type="float" office:value="93" calcext:value-type="float">
                <text:p>93</text:p>
              </table:table-cell>
              <table:table-cell table:formula="of:=ROUNDDOWN([.$E$2]*(1+(2/29)*(([.B8]-24)/2)))" office:value-type="float" office:value="124" calcext:value-type="float">
                <text:p>124</text:p>
              </table:table-cell>
              <table:table-cell table:formula="of:=ROUNDDOWN([.$F$2]*(1+(1/17)*(([.B8]-24)/2)))" office:value-type="float" office:value="82" calcext:value-type="float">
                <text:p>82</text:p>
              </table:table-cell>
              <table:table-cell table:formula="of:=[.F8]*6+[.E8]*5+[.D8]*7" office:value-type="float" office:value="1763" calcext:value-type="float">
                <text:p>1763</text:p>
              </table:table-cell>
              <table:table-cell table:formula="of:=[.H7]+[.G8]" office:value-type="float" office:value="12468" calcext:value-type="float">
                <text:p>12468</text:p>
              </table:table-cell>
              <table:table-cell table:formula="of:=IF([.B8]&gt;20;[.I7]+1;0)" office:value-type="float" office:value="7" calcext:value-type="float">
                <text:p>7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08" calcext:value-type="date">
                <text:p>2022-06-08</text:p>
              </table:table-cell>
              <table:table-cell office:value-type="float" office:value="25" calcext:value-type="float">
                <text:p>25</text:p>
              </table:table-cell>
              <table:table-cell table:formula="of:=MONTH([.A9])" office:value-type="float" office:value="6" calcext:value-type="float">
                <text:p>6</text:p>
              </table:table-cell>
              <table:table-cell table:formula="of:=ROUNDDOWN([.$D$2]*(1+(1/13)*(([.B9]-24)/2)))" office:value-type="float" office:value="93" calcext:value-type="float">
                <text:p>93</text:p>
              </table:table-cell>
              <table:table-cell table:formula="of:=ROUNDDOWN([.$E$2]*(1+(2/29)*(([.B9]-24)/2)))" office:value-type="float" office:value="124" calcext:value-type="float">
                <text:p>124</text:p>
              </table:table-cell>
              <table:table-cell table:formula="of:=ROUNDDOWN([.$F$2]*(1+(1/17)*(([.B9]-24)/2)))" office:value-type="float" office:value="82" calcext:value-type="float">
                <text:p>82</text:p>
              </table:table-cell>
              <table:table-cell table:formula="of:=[.F9]*6+[.E9]*5+[.D9]*7" office:value-type="float" office:value="1763" calcext:value-type="float">
                <text:p>1763</text:p>
              </table:table-cell>
              <table:table-cell table:formula="of:=[.H8]+[.G9]" office:value-type="float" office:value="14231" calcext:value-type="float">
                <text:p>14231</text:p>
              </table:table-cell>
              <table:table-cell table:formula="of:=IF([.B9]&gt;20;[.I8]+1;0)" office:value-type="float" office:value="8" calcext:value-type="float">
                <text:p>8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09" calcext:value-type="date">
                <text:p>2022-06-09</text:p>
              </table:table-cell>
              <table:table-cell office:value-type="float" office:value="21" calcext:value-type="float">
                <text:p>21</text:p>
              </table:table-cell>
              <table:table-cell table:formula="of:=MONTH([.A10])" office:value-type="float" office:value="6" calcext:value-type="float">
                <text:p>6</text:p>
              </table:table-cell>
              <table:table-cell table:formula="of:=ROUNDDOWN([.$D$2]*(1+(1/13)*(([.B10]-24)/2)))" office:value-type="float" office:value="79" calcext:value-type="float">
                <text:p>79</text:p>
              </table:table-cell>
              <table:table-cell table:formula="of:=ROUNDDOWN([.$E$2]*(1+(2/29)*(([.B10]-24)/2)))" office:value-type="float" office:value="107" calcext:value-type="float">
                <text:p>107</text:p>
              </table:table-cell>
              <table:table-cell table:formula="of:=ROUNDDOWN([.$F$2]*(1+(1/17)*(([.B10]-24)/2)))" office:value-type="float" office:value="72" calcext:value-type="float">
                <text:p>72</text:p>
              </table:table-cell>
              <table:table-cell table:formula="of:=[.F10]*6+[.E10]*5+[.D10]*7" office:value-type="float" office:value="1520" calcext:value-type="float">
                <text:p>1520</text:p>
              </table:table-cell>
              <table:table-cell table:formula="of:=[.H9]+[.G10]" office:value-type="float" office:value="15751" calcext:value-type="float">
                <text:p>15751</text:p>
              </table:table-cell>
              <table:table-cell table:formula="of:=IF([.B10]&gt;20;[.I9]+1;0)" office:value-type="float" office:value="9" calcext:value-type="float">
                <text:p>9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10" calcext:value-type="date">
                <text:p>2022-06-10</text:p>
              </table:table-cell>
              <table:table-cell office:value-type="float" office:value="21" calcext:value-type="float">
                <text:p>21</text:p>
              </table:table-cell>
              <table:table-cell table:formula="of:=MONTH([.A11])" office:value-type="float" office:value="6" calcext:value-type="float">
                <text:p>6</text:p>
              </table:table-cell>
              <table:table-cell table:formula="of:=ROUNDDOWN([.$D$2]*(1+(1/13)*(([.B11]-24)/2)))" office:value-type="float" office:value="79" calcext:value-type="float">
                <text:p>79</text:p>
              </table:table-cell>
              <table:table-cell table:formula="of:=ROUNDDOWN([.$E$2]*(1+(2/29)*(([.B11]-24)/2)))" office:value-type="float" office:value="107" calcext:value-type="float">
                <text:p>107</text:p>
              </table:table-cell>
              <table:table-cell table:formula="of:=ROUNDDOWN([.$F$2]*(1+(1/17)*(([.B11]-24)/2)))" office:value-type="float" office:value="72" calcext:value-type="float">
                <text:p>72</text:p>
              </table:table-cell>
              <table:table-cell table:formula="of:=[.F11]*6+[.E11]*5+[.D11]*7" office:value-type="float" office:value="1520" calcext:value-type="float">
                <text:p>1520</text:p>
              </table:table-cell>
              <table:table-cell table:formula="of:=[.H10]+[.G11]" office:value-type="float" office:value="17271" calcext:value-type="float">
                <text:p>17271</text:p>
              </table:table-cell>
              <table:table-cell table:formula="of:=IF([.B11]&gt;20;[.I10]+1;0)" office:value-type="float" office:value="10" calcext:value-type="float">
                <text:p>10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11" calcext:value-type="date">
                <text:p>2022-06-11</text:p>
              </table:table-cell>
              <table:table-cell office:value-type="float" office:value="19" calcext:value-type="float">
                <text:p>19</text:p>
              </table:table-cell>
              <table:table-cell table:formula="of:=MONTH([.A12])" office:value-type="float" office:value="6" calcext:value-type="float">
                <text:p>6</text:p>
              </table:table-cell>
              <table:table-cell table:formula="of:=ROUNDDOWN([.$D$2]*(1+(1/13)*(([.B12]-24)/2)))" office:value-type="float" office:value="72" calcext:value-type="float">
                <text:p>72</text:p>
              </table:table-cell>
              <table:table-cell table:formula="of:=ROUNDDOWN([.$E$2]*(1+(2/29)*(([.B12]-24)/2)))" office:value-type="float" office:value="99" calcext:value-type="float">
                <text:p>99</text:p>
              </table:table-cell>
              <table:table-cell table:formula="of:=ROUNDDOWN([.$F$2]*(1+(1/17)*(([.B12]-24)/2)))" office:value-type="float" office:value="68" calcext:value-type="float">
                <text:p>68</text:p>
              </table:table-cell>
              <table:table-cell table:formula="of:=[.F12]*6+[.E12]*5+[.D12]*7" office:value-type="float" office:value="1407" calcext:value-type="float">
                <text:p>1407</text:p>
              </table:table-cell>
              <table:table-cell table:formula="of:=[.H11]+[.G12]" office:value-type="float" office:value="18678" calcext:value-type="float">
                <text:p>18678</text:p>
              </table:table-cell>
              <table:table-cell table:formula="of:=IF([.B12]&gt;20;[.I11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12" calcext:value-type="date">
                <text:p>2022-06-12</text:p>
              </table:table-cell>
              <table:table-cell office:value-type="float" office:value="19" calcext:value-type="float">
                <text:p>19</text:p>
              </table:table-cell>
              <table:table-cell table:formula="of:=MONTH([.A13])" office:value-type="float" office:value="6" calcext:value-type="float">
                <text:p>6</text:p>
              </table:table-cell>
              <table:table-cell table:formula="of:=ROUNDDOWN([.$D$2]*(1+(1/13)*(([.B13]-24)/2)))" office:value-type="float" office:value="72" calcext:value-type="float">
                <text:p>72</text:p>
              </table:table-cell>
              <table:table-cell table:formula="of:=ROUNDDOWN([.$E$2]*(1+(2/29)*(([.B13]-24)/2)))" office:value-type="float" office:value="99" calcext:value-type="float">
                <text:p>99</text:p>
              </table:table-cell>
              <table:table-cell table:formula="of:=ROUNDDOWN([.$F$2]*(1+(1/17)*(([.B13]-24)/2)))" office:value-type="float" office:value="68" calcext:value-type="float">
                <text:p>68</text:p>
              </table:table-cell>
              <table:table-cell table:formula="of:=[.F13]*6+[.E13]*5+[.D13]*7" office:value-type="float" office:value="1407" calcext:value-type="float">
                <text:p>1407</text:p>
              </table:table-cell>
              <table:table-cell table:formula="of:=[.H12]+[.G13]" office:value-type="float" office:value="20085" calcext:value-type="float">
                <text:p>20085</text:p>
              </table:table-cell>
              <table:table-cell table:formula="of:=IF([.B13]&gt;20;[.I12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13" calcext:value-type="date">
                <text:p>2022-06-13</text:p>
              </table:table-cell>
              <table:table-cell office:value-type="float" office:value="15" calcext:value-type="float">
                <text:p>15</text:p>
              </table:table-cell>
              <table:table-cell table:formula="of:=MONTH([.A14])" office:value-type="float" office:value="6" calcext:value-type="float">
                <text:p>6</text:p>
              </table:table-cell>
              <table:table-cell table:formula="of:=ROUNDDOWN([.$D$2]*(1+(1/13)*(([.B14]-24)/2)))" office:value-type="float" office:value="58" calcext:value-type="float">
                <text:p>58</text:p>
              </table:table-cell>
              <table:table-cell table:formula="of:=ROUNDDOWN([.$E$2]*(1+(2/29)*(([.B14]-24)/2)))" office:value-type="float" office:value="82" calcext:value-type="float">
                <text:p>82</text:p>
              </table:table-cell>
              <table:table-cell table:formula="of:=ROUNDDOWN([.$F$2]*(1+(1/17)*(([.B14]-24)/2)))" office:value-type="float" office:value="58" calcext:value-type="float">
                <text:p>58</text:p>
              </table:table-cell>
              <table:table-cell table:formula="of:=[.F14]*6+[.E14]*5+[.D14]*7" office:value-type="float" office:value="1164" calcext:value-type="float">
                <text:p>1164</text:p>
              </table:table-cell>
              <table:table-cell table:formula="of:=[.H13]+[.G14]" office:value-type="float" office:value="21249" calcext:value-type="float">
                <text:p>21249</text:p>
              </table:table-cell>
              <table:table-cell table:formula="of:=IF([.B14]&gt;20;[.I13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14" calcext:value-type="date">
                <text:p>2022-06-14</text:p>
              </table:table-cell>
              <table:table-cell office:value-type="float" office:value="21" calcext:value-type="float">
                <text:p>21</text:p>
              </table:table-cell>
              <table:table-cell table:formula="of:=MONTH([.A15])" office:value-type="float" office:value="6" calcext:value-type="float">
                <text:p>6</text:p>
              </table:table-cell>
              <table:table-cell table:formula="of:=ROUNDDOWN([.$D$2]*(1+(1/13)*(([.B15]-24)/2)))" office:value-type="float" office:value="79" calcext:value-type="float">
                <text:p>79</text:p>
              </table:table-cell>
              <table:table-cell table:formula="of:=ROUNDDOWN([.$E$2]*(1+(2/29)*(([.B15]-24)/2)))" office:value-type="float" office:value="107" calcext:value-type="float">
                <text:p>107</text:p>
              </table:table-cell>
              <table:table-cell table:formula="of:=ROUNDDOWN([.$F$2]*(1+(1/17)*(([.B15]-24)/2)))" office:value-type="float" office:value="72" calcext:value-type="float">
                <text:p>72</text:p>
              </table:table-cell>
              <table:table-cell table:formula="of:=[.F15]*6+[.E15]*5+[.D15]*7" office:value-type="float" office:value="1520" calcext:value-type="float">
                <text:p>1520</text:p>
              </table:table-cell>
              <table:table-cell table:formula="of:=[.H14]+[.G15]" office:value-type="float" office:value="22769" calcext:value-type="float">
                <text:p>22769</text:p>
              </table:table-cell>
              <table:table-cell table:formula="of:=IF([.B15]&gt;20;[.I14]+1;0)"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15" calcext:value-type="date">
                <text:p>2022-06-15</text:p>
              </table:table-cell>
              <table:table-cell office:value-type="float" office:value="23" calcext:value-type="float">
                <text:p>23</text:p>
              </table:table-cell>
              <table:table-cell table:formula="of:=MONTH([.A16])" office:value-type="float" office:value="6" calcext:value-type="float">
                <text:p>6</text:p>
              </table:table-cell>
              <table:table-cell table:formula="of:=ROUNDDOWN([.$D$2]*(1+(1/13)*(([.B16]-24)/2)))" office:value-type="float" office:value="86" calcext:value-type="float">
                <text:p>86</text:p>
              </table:table-cell>
              <table:table-cell table:formula="of:=ROUNDDOWN([.$E$2]*(1+(2/29)*(([.B16]-24)/2)))" office:value-type="float" office:value="115" calcext:value-type="float">
                <text:p>115</text:p>
              </table:table-cell>
              <table:table-cell table:formula="of:=ROUNDDOWN([.$F$2]*(1+(1/17)*(([.B16]-24)/2)))" office:value-type="float" office:value="77" calcext:value-type="float">
                <text:p>77</text:p>
              </table:table-cell>
              <table:table-cell table:formula="of:=[.F16]*6+[.E16]*5+[.D16]*7" office:value-type="float" office:value="1639" calcext:value-type="float">
                <text:p>1639</text:p>
              </table:table-cell>
              <table:table-cell table:formula="of:=[.H15]+[.G16]" office:value-type="float" office:value="24408" calcext:value-type="float">
                <text:p>24408</text:p>
              </table:table-cell>
              <table:table-cell table:formula="of:=IF([.B16]&gt;20;[.I15]+1;0)" office:value-type="float" office:value="2" calcext:value-type="float">
                <text:p>2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16" calcext:value-type="date">
                <text:p>2022-06-16</text:p>
              </table:table-cell>
              <table:table-cell office:value-type="float" office:value="23" calcext:value-type="float">
                <text:p>23</text:p>
              </table:table-cell>
              <table:table-cell table:formula="of:=MONTH([.A17])" office:value-type="float" office:value="6" calcext:value-type="float">
                <text:p>6</text:p>
              </table:table-cell>
              <table:table-cell table:formula="of:=ROUNDDOWN([.$D$2]*(1+(1/13)*(([.B17]-24)/2)))" office:value-type="float" office:value="86" calcext:value-type="float">
                <text:p>86</text:p>
              </table:table-cell>
              <table:table-cell table:formula="of:=ROUNDDOWN([.$E$2]*(1+(2/29)*(([.B17]-24)/2)))" office:value-type="float" office:value="115" calcext:value-type="float">
                <text:p>115</text:p>
              </table:table-cell>
              <table:table-cell table:formula="of:=ROUNDDOWN([.$F$2]*(1+(1/17)*(([.B17]-24)/2)))" office:value-type="float" office:value="77" calcext:value-type="float">
                <text:p>77</text:p>
              </table:table-cell>
              <table:table-cell table:formula="of:=[.F17]*6+[.E17]*5+[.D17]*7" office:value-type="float" office:value="1639" calcext:value-type="float">
                <text:p>1639</text:p>
              </table:table-cell>
              <table:table-cell table:formula="of:=[.H16]+[.G17]" office:value-type="float" office:value="26047" calcext:value-type="float">
                <text:p>26047</text:p>
              </table:table-cell>
              <table:table-cell table:formula="of:=IF([.B17]&gt;20;[.I16]+1;0)" office:value-type="float" office:value="3" calcext:value-type="float">
                <text:p>3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17" calcext:value-type="date">
                <text:p>2022-06-17</text:p>
              </table:table-cell>
              <table:table-cell office:value-type="float" office:value="16" calcext:value-type="float">
                <text:p>16</text:p>
              </table:table-cell>
              <table:table-cell table:formula="of:=MONTH([.A18])" office:value-type="float" office:value="6" calcext:value-type="float">
                <text:p>6</text:p>
              </table:table-cell>
              <table:table-cell table:formula="of:=ROUNDDOWN([.$D$2]*(1+(1/13)*(([.B18]-24)/2)))" office:value-type="float" office:value="62" calcext:value-type="float">
                <text:p>62</text:p>
              </table:table-cell>
              <table:table-cell table:formula="of:=ROUNDDOWN([.$E$2]*(1+(2/29)*(([.B18]-24)/2)))" office:value-type="float" office:value="86" calcext:value-type="float">
                <text:p>86</text:p>
              </table:table-cell>
              <table:table-cell table:formula="of:=ROUNDDOWN([.$F$2]*(1+(1/17)*(([.B18]-24)/2)))" office:value-type="float" office:value="61" calcext:value-type="float">
                <text:p>61</text:p>
              </table:table-cell>
              <table:table-cell table:formula="of:=[.F18]*6+[.E18]*5+[.D18]*7" office:value-type="float" office:value="1230" calcext:value-type="float">
                <text:p>1230</text:p>
              </table:table-cell>
              <table:table-cell table:formula="of:=[.H17]+[.G18]" office:value-type="float" office:value="27277" calcext:value-type="float">
                <text:p>27277</text:p>
              </table:table-cell>
              <table:table-cell table:formula="of:=IF([.B18]&gt;20;[.I17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18" calcext:value-type="date">
                <text:p>2022-06-18</text:p>
              </table:table-cell>
              <table:table-cell office:value-type="float" office:value="21" calcext:value-type="float">
                <text:p>21</text:p>
              </table:table-cell>
              <table:table-cell table:formula="of:=MONTH([.A19])" office:value-type="float" office:value="6" calcext:value-type="float">
                <text:p>6</text:p>
              </table:table-cell>
              <table:table-cell table:formula="of:=ROUNDDOWN([.$D$2]*(1+(1/13)*(([.B19]-24)/2)))" office:value-type="float" office:value="79" calcext:value-type="float">
                <text:p>79</text:p>
              </table:table-cell>
              <table:table-cell table:formula="of:=ROUNDDOWN([.$E$2]*(1+(2/29)*(([.B19]-24)/2)))" office:value-type="float" office:value="107" calcext:value-type="float">
                <text:p>107</text:p>
              </table:table-cell>
              <table:table-cell table:formula="of:=ROUNDDOWN([.$F$2]*(1+(1/17)*(([.B19]-24)/2)))" office:value-type="float" office:value="72" calcext:value-type="float">
                <text:p>72</text:p>
              </table:table-cell>
              <table:table-cell table:formula="of:=[.F19]*6+[.E19]*5+[.D19]*7" office:value-type="float" office:value="1520" calcext:value-type="float">
                <text:p>1520</text:p>
              </table:table-cell>
              <table:table-cell table:formula="of:=[.H18]+[.G19]" office:value-type="float" office:value="28797" calcext:value-type="float">
                <text:p>28797</text:p>
              </table:table-cell>
              <table:table-cell table:formula="of:=IF([.B19]&gt;20;[.I18]+1;0)"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19" calcext:value-type="date">
                <text:p>2022-06-19</text:p>
              </table:table-cell>
              <table:table-cell office:value-type="float" office:value="22" calcext:value-type="float">
                <text:p>22</text:p>
              </table:table-cell>
              <table:table-cell table:formula="of:=MONTH([.A20])" office:value-type="float" office:value="6" calcext:value-type="float">
                <text:p>6</text:p>
              </table:table-cell>
              <table:table-cell table:formula="of:=ROUNDDOWN([.$D$2]*(1+(1/13)*(([.B20]-24)/2)))" office:value-type="float" office:value="83" calcext:value-type="float">
                <text:p>83</text:p>
              </table:table-cell>
              <table:table-cell table:formula="of:=ROUNDDOWN([.$E$2]*(1+(2/29)*(([.B20]-24)/2)))" office:value-type="float" office:value="111" calcext:value-type="float">
                <text:p>111</text:p>
              </table:table-cell>
              <table:table-cell table:formula="of:=ROUNDDOWN([.$F$2]*(1+(1/17)*(([.B20]-24)/2)))" office:value-type="float" office:value="75" calcext:value-type="float">
                <text:p>75</text:p>
              </table:table-cell>
              <table:table-cell table:formula="of:=[.F20]*6+[.E20]*5+[.D20]*7" office:value-type="float" office:value="1586" calcext:value-type="float">
                <text:p>1586</text:p>
              </table:table-cell>
              <table:table-cell table:formula="of:=[.H19]+[.G20]" office:value-type="float" office:value="30383" calcext:value-type="float">
                <text:p>30383</text:p>
              </table:table-cell>
              <table:table-cell table:formula="of:=IF([.B20]&gt;20;[.I19]+1;0)" office:value-type="float" office:value="2" calcext:value-type="float">
                <text:p>2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20" calcext:value-type="date">
                <text:p>2022-06-20</text:p>
              </table:table-cell>
              <table:table-cell office:value-type="float" office:value="22" calcext:value-type="float">
                <text:p>22</text:p>
              </table:table-cell>
              <table:table-cell table:formula="of:=MONTH([.A21])" office:value-type="float" office:value="6" calcext:value-type="float">
                <text:p>6</text:p>
              </table:table-cell>
              <table:table-cell table:formula="of:=ROUNDDOWN([.$D$2]*(1+(1/13)*(([.B21]-24)/2)))" office:value-type="float" office:value="83" calcext:value-type="float">
                <text:p>83</text:p>
              </table:table-cell>
              <table:table-cell table:formula="of:=ROUNDDOWN([.$E$2]*(1+(2/29)*(([.B21]-24)/2)))" office:value-type="float" office:value="111" calcext:value-type="float">
                <text:p>111</text:p>
              </table:table-cell>
              <table:table-cell table:formula="of:=ROUNDDOWN([.$F$2]*(1+(1/17)*(([.B21]-24)/2)))" office:value-type="float" office:value="75" calcext:value-type="float">
                <text:p>75</text:p>
              </table:table-cell>
              <table:table-cell table:formula="of:=[.F21]*6+[.E21]*5+[.D21]*7" office:value-type="float" office:value="1586" calcext:value-type="float">
                <text:p>1586</text:p>
              </table:table-cell>
              <table:table-cell table:formula="of:=[.H20]+[.G21]" office:value-type="float" office:value="31969" calcext:value-type="float">
                <text:p>31969</text:p>
              </table:table-cell>
              <table:table-cell table:formula="of:=IF([.B21]&gt;20;[.I20]+1;0)" office:value-type="float" office:value="3" calcext:value-type="float">
                <text:p>3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21" calcext:value-type="date">
                <text:p>2022-06-21</text:p>
              </table:table-cell>
              <table:table-cell office:value-type="float" office:value="22" calcext:value-type="float">
                <text:p>22</text:p>
              </table:table-cell>
              <table:table-cell table:formula="of:=MONTH([.A22])" office:value-type="float" office:value="6" calcext:value-type="float">
                <text:p>6</text:p>
              </table:table-cell>
              <table:table-cell table:formula="of:=ROUNDDOWN([.$D$2]*(1+(1/13)*(([.B22]-24)/2)))" office:value-type="float" office:value="83" calcext:value-type="float">
                <text:p>83</text:p>
              </table:table-cell>
              <table:table-cell table:formula="of:=ROUNDDOWN([.$E$2]*(1+(2/29)*(([.B22]-24)/2)))" office:value-type="float" office:value="111" calcext:value-type="float">
                <text:p>111</text:p>
              </table:table-cell>
              <table:table-cell table:formula="of:=ROUNDDOWN([.$F$2]*(1+(1/17)*(([.B22]-24)/2)))" office:value-type="float" office:value="75" calcext:value-type="float">
                <text:p>75</text:p>
              </table:table-cell>
              <table:table-cell table:formula="of:=[.F22]*6+[.E22]*5+[.D22]*7" office:value-type="float" office:value="1586" calcext:value-type="float">
                <text:p>1586</text:p>
              </table:table-cell>
              <table:table-cell table:formula="of:=[.H21]+[.G22]" office:value-type="float" office:value="33555" calcext:value-type="float">
                <text:p>33555</text:p>
              </table:table-cell>
              <table:table-cell table:formula="of:=IF([.B22]&gt;20;[.I21]+1;0)" office:value-type="float" office:value="4" calcext:value-type="float">
                <text:p>4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22" calcext:value-type="date">
                <text:p>2022-06-22</text:p>
              </table:table-cell>
              <table:table-cell office:value-type="float" office:value="28" calcext:value-type="float">
                <text:p>28</text:p>
              </table:table-cell>
              <table:table-cell table:formula="of:=MONTH([.A23])" office:value-type="float" office:value="6" calcext:value-type="float">
                <text:p>6</text:p>
              </table:table-cell>
              <table:table-cell table:formula="of:=ROUNDDOWN([.$D$2]*(1+(1/13)*(([.B23]-24)/2)))" office:value-type="float" office:value="103" calcext:value-type="float">
                <text:p>103</text:p>
              </table:table-cell>
              <table:table-cell table:formula="of:=ROUNDDOWN([.$E$2]*(1+(2/29)*(([.B23]-24)/2)))" office:value-type="float" office:value="136" calcext:value-type="float">
                <text:p>136</text:p>
              </table:table-cell>
              <table:table-cell table:formula="of:=ROUNDDOWN([.$F$2]*(1+(1/17)*(([.B23]-24)/2)))" office:value-type="float" office:value="89" calcext:value-type="float">
                <text:p>89</text:p>
              </table:table-cell>
              <table:table-cell table:formula="of:=[.F23]*6+[.E23]*5+[.D23]*7" office:value-type="float" office:value="1935" calcext:value-type="float">
                <text:p>1935</text:p>
              </table:table-cell>
              <table:table-cell table:formula="of:=[.H22]+[.G23]" office:value-type="float" office:value="35490" calcext:value-type="float">
                <text:p>35490</text:p>
              </table:table-cell>
              <table:table-cell table:formula="of:=IF([.B23]&gt;20;[.I22]+1;0)" office:value-type="float" office:value="5" calcext:value-type="float">
                <text:p>5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23" calcext:value-type="date">
                <text:p>2022-06-23</text:p>
              </table:table-cell>
              <table:table-cell office:value-type="float" office:value="31" calcext:value-type="float">
                <text:p>31</text:p>
              </table:table-cell>
              <table:table-cell table:formula="of:=MONTH([.A24])" office:value-type="float" office:value="6" calcext:value-type="float">
                <text:p>6</text:p>
              </table:table-cell>
              <table:table-cell table:formula="of:=ROUNDDOWN([.$D$2]*(1+(1/13)*(([.B24]-24)/2)))" office:value-type="float" office:value="114" calcext:value-type="float">
                <text:p>114</text:p>
              </table:table-cell>
              <table:table-cell table:formula="of:=ROUNDDOWN([.$E$2]*(1+(2/29)*(([.B24]-24)/2)))" office:value-type="float" office:value="148" calcext:value-type="float">
                <text:p>148</text:p>
              </table:table-cell>
              <table:table-cell table:formula="of:=ROUNDDOWN([.$F$2]*(1+(1/17)*(([.B24]-24)/2)))" office:value-type="float" office:value="96" calcext:value-type="float">
                <text:p>96</text:p>
              </table:table-cell>
              <table:table-cell table:formula="of:=[.F24]*6+[.E24]*5+[.D24]*7" office:value-type="float" office:value="2114" calcext:value-type="float">
                <text:p>2114</text:p>
              </table:table-cell>
              <table:table-cell table:formula="of:=[.H23]+[.G24]" office:value-type="float" office:value="37604" calcext:value-type="float">
                <text:p>37604</text:p>
              </table:table-cell>
              <table:table-cell table:formula="of:=IF([.B24]&gt;20;[.I23]+1;0)" office:value-type="float" office:value="6" calcext:value-type="float">
                <text:p>6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24" calcext:value-type="date">
                <text:p>2022-06-24</text:p>
              </table:table-cell>
              <table:table-cell office:value-type="float" office:value="33" calcext:value-type="float">
                <text:p>33</text:p>
              </table:table-cell>
              <table:table-cell table:formula="of:=MONTH([.A25])" office:value-type="float" office:value="6" calcext:value-type="float">
                <text:p>6</text:p>
              </table:table-cell>
              <table:table-cell table:formula="of:=ROUNDDOWN([.$D$2]*(1+(1/13)*(([.B25]-24)/2)))" office:value-type="float" office:value="121" calcext:value-type="float">
                <text:p>121</text:p>
              </table:table-cell>
              <table:table-cell table:formula="of:=ROUNDDOWN([.$E$2]*(1+(2/29)*(([.B25]-24)/2)))" office:value-type="float" office:value="157" calcext:value-type="float">
                <text:p>157</text:p>
              </table:table-cell>
              <table:table-cell table:formula="of:=ROUNDDOWN([.$F$2]*(1+(1/17)*(([.B25]-24)/2)))" office:value-type="float" office:value="101" calcext:value-type="float">
                <text:p>101</text:p>
              </table:table-cell>
              <table:table-cell table:formula="of:=[.F25]*6+[.E25]*5+[.D25]*7" office:value-type="float" office:value="2238" calcext:value-type="float">
                <text:p>2238</text:p>
              </table:table-cell>
              <table:table-cell table:formula="of:=[.H24]+[.G25]" office:value-type="float" office:value="39842" calcext:value-type="float">
                <text:p>39842</text:p>
              </table:table-cell>
              <table:table-cell table:formula="of:=IF([.B25]&gt;20;[.I24]+1;0)" office:value-type="float" office:value="7" calcext:value-type="float">
                <text:p>7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25" calcext:value-type="date">
                <text:p>2022-06-25</text:p>
              </table:table-cell>
              <table:table-cell office:value-type="float" office:value="33" calcext:value-type="float">
                <text:p>33</text:p>
              </table:table-cell>
              <table:table-cell table:formula="of:=MONTH([.A26])" office:value-type="float" office:value="6" calcext:value-type="float">
                <text:p>6</text:p>
              </table:table-cell>
              <table:table-cell table:formula="of:=ROUNDDOWN([.$D$2]*(1+(1/13)*(([.B26]-24)/2)))" office:value-type="float" office:value="121" calcext:value-type="float">
                <text:p>121</text:p>
              </table:table-cell>
              <table:table-cell table:formula="of:=ROUNDDOWN([.$E$2]*(1+(2/29)*(([.B26]-24)/2)))" office:value-type="float" office:value="157" calcext:value-type="float">
                <text:p>157</text:p>
              </table:table-cell>
              <table:table-cell table:formula="of:=ROUNDDOWN([.$F$2]*(1+(1/17)*(([.B26]-24)/2)))" office:value-type="float" office:value="101" calcext:value-type="float">
                <text:p>101</text:p>
              </table:table-cell>
              <table:table-cell table:formula="of:=[.F26]*6+[.E26]*5+[.D26]*7" office:value-type="float" office:value="2238" calcext:value-type="float">
                <text:p>2238</text:p>
              </table:table-cell>
              <table:table-cell table:formula="of:=[.H25]+[.G26]" office:value-type="float" office:value="42080" calcext:value-type="float">
                <text:p>42080</text:p>
              </table:table-cell>
              <table:table-cell table:formula="of:=IF([.B26]&gt;20;[.I25]+1;0)" office:value-type="float" office:value="8" calcext:value-type="float">
                <text:p>8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26" calcext:value-type="date">
                <text:p>2022-06-26</text:p>
              </table:table-cell>
              <table:table-cell office:value-type="float" office:value="23" calcext:value-type="float">
                <text:p>23</text:p>
              </table:table-cell>
              <table:table-cell table:formula="of:=MONTH([.A27])" office:value-type="float" office:value="6" calcext:value-type="float">
                <text:p>6</text:p>
              </table:table-cell>
              <table:table-cell table:formula="of:=ROUNDDOWN([.$D$2]*(1+(1/13)*(([.B27]-24)/2)))" office:value-type="float" office:value="86" calcext:value-type="float">
                <text:p>86</text:p>
              </table:table-cell>
              <table:table-cell table:formula="of:=ROUNDDOWN([.$E$2]*(1+(2/29)*(([.B27]-24)/2)))" office:value-type="float" office:value="115" calcext:value-type="float">
                <text:p>115</text:p>
              </table:table-cell>
              <table:table-cell table:formula="of:=ROUNDDOWN([.$F$2]*(1+(1/17)*(([.B27]-24)/2)))" office:value-type="float" office:value="77" calcext:value-type="float">
                <text:p>77</text:p>
              </table:table-cell>
              <table:table-cell table:formula="of:=[.F27]*6+[.E27]*5+[.D27]*7" office:value-type="float" office:value="1639" calcext:value-type="float">
                <text:p>1639</text:p>
              </table:table-cell>
              <table:table-cell table:formula="of:=[.H26]+[.G27]" office:value-type="float" office:value="43719" calcext:value-type="float">
                <text:p>43719</text:p>
              </table:table-cell>
              <table:table-cell table:formula="of:=IF([.B27]&gt;20;[.I26]+1;0)" office:value-type="float" office:value="9" calcext:value-type="float">
                <text:p>9</text:p>
              </table:table-cell>
              <table:table-cell table:number-columns-repeated="2"/>
            </table:table-row>
            <table:table-row table:style-name="ro1">
              <table:table-cell table:style-name="ce2" office:value-type="date" office:date-value="2022-06-27" calcext:value-type="date">
                <text:p>2022-06-27</text:p>
              </table:table-cell>
              <table:table-cell table:style-name="ce3" office:value-type="float" office:value="23" calcext:value-type="float">
                <text:p>23</text:p>
              </table:table-cell>
              <table:table-cell table:style-name="ce3" table:formula="of:=MONTH([.A28])" office:value-type="float" office:value="6" calcext:value-type="float">
                <text:p>6</text:p>
              </table:table-cell>
              <table:table-cell table:style-name="ce3" table:formula="of:=ROUNDDOWN([.$D$2]*(1+(1/13)*(([.B28]-24)/2)))" office:value-type="float" office:value="86" calcext:value-type="float">
                <text:p>86</text:p>
              </table:table-cell>
              <table:table-cell table:style-name="ce3" table:formula="of:=ROUNDDOWN([.$E$2]*(1+(2/29)*(([.B28]-24)/2)))" office:value-type="float" office:value="115" calcext:value-type="float">
                <text:p>115</text:p>
              </table:table-cell>
              <table:table-cell table:style-name="ce3" table:formula="of:=ROUNDDOWN([.$F$2]*(1+(1/17)*(([.B28]-24)/2)))" office:value-type="float" office:value="77" calcext:value-type="float">
                <text:p>77</text:p>
              </table:table-cell>
              <table:table-cell table:style-name="ce3" table:formula="of:=[.F28]*6+[.E28]*5+[.D28]*7" office:value-type="float" office:value="1639" calcext:value-type="float">
                <text:p>1639</text:p>
              </table:table-cell>
              <table:table-cell table:style-name="ce3" table:formula="of:=[.H27]+[.G28]" office:value-type="float" office:value="45358" calcext:value-type="float">
                <text:p>45358</text:p>
              </table:table-cell>
              <table:table-cell table:style-name="ce3" table:formula="of:=IF([.B28]&gt;20;[.I27]+1;0)" office:value-type="float" office:value="10" calcext:value-type="float">
                <text:p>10</text:p>
              </table:table-cell>
              <table:table-cell table:style-name="ce3" office:value-type="float" office:value="5.3" calcext:value-type="float">
                <text:p>5.3</text:p>
              </table:table-cell>
              <table:table-cell/>
            </table:table-row>
            <table:table-row table:style-name="ro1">
              <table:table-cell office:value-type="date" office:date-value="2022-06-28" calcext:value-type="date">
                <text:p>2022-06-28</text:p>
              </table:table-cell>
              <table:table-cell office:value-type="float" office:value="19" calcext:value-type="float">
                <text:p>19</text:p>
              </table:table-cell>
              <table:table-cell table:formula="of:=MONTH([.A29])" office:value-type="float" office:value="6" calcext:value-type="float">
                <text:p>6</text:p>
              </table:table-cell>
              <table:table-cell table:formula="of:=ROUNDDOWN([.$D$2]*(1+(1/13)*(([.B29]-24)/2)))" office:value-type="float" office:value="72" calcext:value-type="float">
                <text:p>72</text:p>
              </table:table-cell>
              <table:table-cell table:formula="of:=ROUNDDOWN([.$E$2]*(1+(2/29)*(([.B29]-24)/2)))" office:value-type="float" office:value="99" calcext:value-type="float">
                <text:p>99</text:p>
              </table:table-cell>
              <table:table-cell table:formula="of:=ROUNDDOWN([.$F$2]*(1+(1/17)*(([.B29]-24)/2)))" office:value-type="float" office:value="68" calcext:value-type="float">
                <text:p>68</text:p>
              </table:table-cell>
              <table:table-cell table:formula="of:=[.F29]*6+[.E29]*5+[.D29]*7" office:value-type="float" office:value="1407" calcext:value-type="float">
                <text:p>1407</text:p>
              </table:table-cell>
              <table:table-cell table:formula="of:=[.H28]+[.G29]" office:value-type="float" office:value="46765" calcext:value-type="float">
                <text:p>46765</text:p>
              </table:table-cell>
              <table:table-cell table:formula="of:=IF([.B29]&gt;20;[.I28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29" calcext:value-type="date">
                <text:p>2022-06-29</text:p>
              </table:table-cell>
              <table:table-cell office:value-type="float" office:value="24" calcext:value-type="float">
                <text:p>24</text:p>
              </table:table-cell>
              <table:table-cell table:formula="of:=MONTH([.A30])" office:value-type="float" office:value="6" calcext:value-type="float">
                <text:p>6</text:p>
              </table:table-cell>
              <table:table-cell table:formula="of:=ROUNDDOWN([.$D$2]*(1+(1/13)*(([.B30]-24)/2)))" office:value-type="float" office:value="90" calcext:value-type="float">
                <text:p>90</text:p>
              </table:table-cell>
              <table:table-cell table:formula="of:=ROUNDDOWN([.$E$2]*(1+(2/29)*(([.B30]-24)/2)))" office:value-type="float" office:value="120" calcext:value-type="float">
                <text:p>120</text:p>
              </table:table-cell>
              <table:table-cell table:formula="of:=ROUNDDOWN([.$F$2]*(1+(1/17)*(([.B30]-24)/2)))" office:value-type="float" office:value="80" calcext:value-type="float">
                <text:p>80</text:p>
              </table:table-cell>
              <table:table-cell table:formula="of:=[.F30]*6+[.E30]*5+[.D30]*7" office:value-type="float" office:value="1710" calcext:value-type="float">
                <text:p>1710</text:p>
              </table:table-cell>
              <table:table-cell table:formula="of:=[.H29]+[.G30]" office:value-type="float" office:value="48475" calcext:value-type="float">
                <text:p>48475</text:p>
              </table:table-cell>
              <table:table-cell table:formula="of:=IF([.B30]&gt;20;[.I29]+1;0)"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6-30" calcext:value-type="date">
                <text:p>2022-06-30</text:p>
              </table:table-cell>
              <table:table-cell office:value-type="float" office:value="25" calcext:value-type="float">
                <text:p>25</text:p>
              </table:table-cell>
              <table:table-cell table:formula="of:=MONTH([.A31])" office:value-type="float" office:value="6" calcext:value-type="float">
                <text:p>6</text:p>
              </table:table-cell>
              <table:table-cell table:formula="of:=ROUNDDOWN([.$D$2]*(1+(1/13)*(([.B31]-24)/2)))" office:value-type="float" office:value="93" calcext:value-type="float">
                <text:p>93</text:p>
              </table:table-cell>
              <table:table-cell table:formula="of:=ROUNDDOWN([.$E$2]*(1+(2/29)*(([.B31]-24)/2)))" office:value-type="float" office:value="124" calcext:value-type="float">
                <text:p>124</text:p>
              </table:table-cell>
              <table:table-cell table:formula="of:=ROUNDDOWN([.$F$2]*(1+(1/17)*(([.B31]-24)/2)))" office:value-type="float" office:value="82" calcext:value-type="float">
                <text:p>82</text:p>
              </table:table-cell>
              <table:table-cell table:formula="of:=[.F31]*6+[.E31]*5+[.D31]*7" office:value-type="float" office:value="1763" calcext:value-type="float">
                <text:p>1763</text:p>
              </table:table-cell>
              <table:table-cell table:formula="of:=[.H30]+[.G31]" office:value-type="float" office:value="50238" calcext:value-type="float">
                <text:p>50238</text:p>
              </table:table-cell>
              <table:table-cell table:formula="of:=IF([.B31]&gt;20;[.I30]+1;0)" office:value-type="float" office:value="2" calcext:value-type="float">
                <text:p>2</text:p>
              </table:table-cell>
              <table:table-cell table:number-columns-repeated="2"/>
            </table:table-row>
          </table:table-row-group>
          <table:table-row table:style-name="ro1">
            <table:table-cell table:number-columns-repeated="2"/>
            <table:table-cell table:style-name="Result" office:value-type="string" calcext:value-type="string">
              <text:p>6 Result</text:p>
            </table:table-cell>
            <table:table-cell table:style-name="Result" table:formula="of:=SUBTOTAL(9;[$'5.1-5.3'.$D$2:$'5.1-5.3'.$D$31])" office:value-type="float" office:value="2639" calcext:value-type="float">
              <text:p>2639</text:p>
            </table:table-cell>
            <table:table-cell table:formula="of:=SUBTOTAL(9;[.$E$2:.$E$31])" office:value-type="float" office:value="3527" calcext:value-type="float">
              <text:p>3527</text:p>
            </table:table-cell>
            <table:table-cell table:style-name="Result" table:formula="of:=SUBTOTAL(9;[$'5.1-5.3'.$F$2:$'5.1-5.3'.$F$31])" office:value-type="float" office:value="2355" calcext:value-type="float">
              <text:p>2355</text:p>
            </table:table-cell>
            <table:table-cell/>
            <table:table-cell table:formula="of:=[.H31]+[.G32]" office:value-type="float" office:value="50238" calcext:value-type="float">
              <text:p>50238</text:p>
            </table:table-cell>
            <table:table-cell table:number-columns-repeated="3"/>
          </table:table-row>
          <table:table-row-group>
            <table:table-row table:style-name="ro1">
              <table:table-cell office:value-type="date" office:date-value="2022-07-01" calcext:value-type="date">
                <text:p>2022-07-01</text:p>
              </table:table-cell>
              <table:table-cell office:value-type="float" office:value="27" calcext:value-type="float">
                <text:p>27</text:p>
              </table:table-cell>
              <table:table-cell table:formula="of:=MONTH([.A33])" office:value-type="float" office:value="7" calcext:value-type="float">
                <text:p>7</text:p>
              </table:table-cell>
              <table:table-cell table:formula="of:=ROUNDDOWN([.$D$2]*(1+(1/13)*(([.B33]-24)/2)))" office:value-type="float" office:value="100" calcext:value-type="float">
                <text:p>100</text:p>
              </table:table-cell>
              <table:table-cell table:formula="of:=ROUNDDOWN([.$E$2]*(1+(2/29)*(([.B33]-24)/2)))" office:value-type="float" office:value="132" calcext:value-type="float">
                <text:p>132</text:p>
              </table:table-cell>
              <table:table-cell table:formula="of:=ROUNDDOWN([.$F$2]*(1+(1/17)*(([.B33]-24)/2)))" office:value-type="float" office:value="87" calcext:value-type="float">
                <text:p>87</text:p>
              </table:table-cell>
              <table:table-cell table:formula="of:=[.F33]*6+[.E33]*5+[.D33]*7" office:value-type="float" office:value="1882" calcext:value-type="float">
                <text:p>1882</text:p>
              </table:table-cell>
              <table:table-cell table:formula="of:=[.H32]+[.G33]" office:value-type="float" office:value="52120" calcext:value-type="float">
                <text:p>52120</text:p>
              </table:table-cell>
              <table:table-cell table:formula="of:=IF([.B33]&gt;20;[.I31]+1;0)" office:value-type="float" office:value="3" calcext:value-type="float">
                <text:p>3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02" calcext:value-type="date">
                <text:p>2022-07-02</text:p>
              </table:table-cell>
              <table:table-cell office:value-type="float" office:value="27" calcext:value-type="float">
                <text:p>27</text:p>
              </table:table-cell>
              <table:table-cell table:formula="of:=MONTH([.A34])" office:value-type="float" office:value="7" calcext:value-type="float">
                <text:p>7</text:p>
              </table:table-cell>
              <table:table-cell table:formula="of:=ROUNDDOWN([.$D$2]*(1+(1/13)*(([.B34]-24)/2)))" office:value-type="float" office:value="100" calcext:value-type="float">
                <text:p>100</text:p>
              </table:table-cell>
              <table:table-cell table:formula="of:=ROUNDDOWN([.$E$2]*(1+(2/29)*(([.B34]-24)/2)))" office:value-type="float" office:value="132" calcext:value-type="float">
                <text:p>132</text:p>
              </table:table-cell>
              <table:table-cell table:formula="of:=ROUNDDOWN([.$F$2]*(1+(1/17)*(([.B34]-24)/2)))" office:value-type="float" office:value="87" calcext:value-type="float">
                <text:p>87</text:p>
              </table:table-cell>
              <table:table-cell table:formula="of:=[.F34]*6+[.E34]*5+[.D34]*7" office:value-type="float" office:value="1882" calcext:value-type="float">
                <text:p>1882</text:p>
              </table:table-cell>
              <table:table-cell table:formula="of:=[.H33]+[.G34]" office:value-type="float" office:value="54002" calcext:value-type="float">
                <text:p>54002</text:p>
              </table:table-cell>
              <table:table-cell table:formula="of:=IF([.B34]&gt;20;[.I33]+1;0)" office:value-type="float" office:value="4" calcext:value-type="float">
                <text:p>4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03" calcext:value-type="date">
                <text:p>2022-07-03</text:p>
              </table:table-cell>
              <table:table-cell office:value-type="float" office:value="21" calcext:value-type="float">
                <text:p>21</text:p>
              </table:table-cell>
              <table:table-cell table:formula="of:=MONTH([.A35])" office:value-type="float" office:value="7" calcext:value-type="float">
                <text:p>7</text:p>
              </table:table-cell>
              <table:table-cell table:formula="of:=ROUNDDOWN([.$D$2]*(1+(1/13)*(([.B35]-24)/2)))" office:value-type="float" office:value="79" calcext:value-type="float">
                <text:p>79</text:p>
              </table:table-cell>
              <table:table-cell table:formula="of:=ROUNDDOWN([.$E$2]*(1+(2/29)*(([.B35]-24)/2)))" office:value-type="float" office:value="107" calcext:value-type="float">
                <text:p>107</text:p>
              </table:table-cell>
              <table:table-cell table:formula="of:=ROUNDDOWN([.$F$2]*(1+(1/17)*(([.B35]-24)/2)))" office:value-type="float" office:value="72" calcext:value-type="float">
                <text:p>72</text:p>
              </table:table-cell>
              <table:table-cell table:formula="of:=[.F35]*6+[.E35]*5+[.D35]*7" office:value-type="float" office:value="1520" calcext:value-type="float">
                <text:p>1520</text:p>
              </table:table-cell>
              <table:table-cell table:formula="of:=[.H34]+[.G35]" office:value-type="float" office:value="55522" calcext:value-type="float">
                <text:p>55522</text:p>
              </table:table-cell>
              <table:table-cell table:formula="of:=IF([.B35]&gt;20;[.I34]+1;0)" office:value-type="float" office:value="5" calcext:value-type="float">
                <text:p>5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04" calcext:value-type="date">
                <text:p>2022-07-04</text:p>
              </table:table-cell>
              <table:table-cell office:value-type="float" office:value="21" calcext:value-type="float">
                <text:p>21</text:p>
              </table:table-cell>
              <table:table-cell table:formula="of:=MONTH([.A36])" office:value-type="float" office:value="7" calcext:value-type="float">
                <text:p>7</text:p>
              </table:table-cell>
              <table:table-cell table:formula="of:=ROUNDDOWN([.$D$2]*(1+(1/13)*(([.B36]-24)/2)))" office:value-type="float" office:value="79" calcext:value-type="float">
                <text:p>79</text:p>
              </table:table-cell>
              <table:table-cell table:formula="of:=ROUNDDOWN([.$E$2]*(1+(2/29)*(([.B36]-24)/2)))" office:value-type="float" office:value="107" calcext:value-type="float">
                <text:p>107</text:p>
              </table:table-cell>
              <table:table-cell table:formula="of:=ROUNDDOWN([.$F$2]*(1+(1/17)*(([.B36]-24)/2)))" office:value-type="float" office:value="72" calcext:value-type="float">
                <text:p>72</text:p>
              </table:table-cell>
              <table:table-cell table:formula="of:=[.F36]*6+[.E36]*5+[.D36]*7" office:value-type="float" office:value="1520" calcext:value-type="float">
                <text:p>1520</text:p>
              </table:table-cell>
              <table:table-cell table:formula="of:=[.H35]+[.G36]" office:value-type="float" office:value="57042" calcext:value-type="float">
                <text:p>57042</text:p>
              </table:table-cell>
              <table:table-cell table:formula="of:=IF([.B36]&gt;20;[.I35]+1;0)" office:value-type="float" office:value="6" calcext:value-type="float">
                <text:p>6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05" calcext:value-type="date">
                <text:p>2022-07-05</text:p>
              </table:table-cell>
              <table:table-cell office:value-type="float" office:value="25" calcext:value-type="float">
                <text:p>25</text:p>
              </table:table-cell>
              <table:table-cell table:formula="of:=MONTH([.A37])" office:value-type="float" office:value="7" calcext:value-type="float">
                <text:p>7</text:p>
              </table:table-cell>
              <table:table-cell table:formula="of:=ROUNDDOWN([.$D$2]*(1+(1/13)*(([.B37]-24)/2)))" office:value-type="float" office:value="93" calcext:value-type="float">
                <text:p>93</text:p>
              </table:table-cell>
              <table:table-cell table:formula="of:=ROUNDDOWN([.$E$2]*(1+(2/29)*(([.B37]-24)/2)))" office:value-type="float" office:value="124" calcext:value-type="float">
                <text:p>124</text:p>
              </table:table-cell>
              <table:table-cell table:formula="of:=ROUNDDOWN([.$F$2]*(1+(1/17)*(([.B37]-24)/2)))" office:value-type="float" office:value="82" calcext:value-type="float">
                <text:p>82</text:p>
              </table:table-cell>
              <table:table-cell table:formula="of:=[.F37]*6+[.E37]*5+[.D37]*7" office:value-type="float" office:value="1763" calcext:value-type="float">
                <text:p>1763</text:p>
              </table:table-cell>
              <table:table-cell table:formula="of:=[.H36]+[.G37]" office:value-type="float" office:value="58805" calcext:value-type="float">
                <text:p>58805</text:p>
              </table:table-cell>
              <table:table-cell table:formula="of:=IF([.B37]&gt;20;[.I36]+1;0)" office:value-type="float" office:value="7" calcext:value-type="float">
                <text:p>7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06" calcext:value-type="date">
                <text:p>2022-07-06</text:p>
              </table:table-cell>
              <table:table-cell office:value-type="float" office:value="19" calcext:value-type="float">
                <text:p>19</text:p>
              </table:table-cell>
              <table:table-cell table:formula="of:=MONTH([.A38])" office:value-type="float" office:value="7" calcext:value-type="float">
                <text:p>7</text:p>
              </table:table-cell>
              <table:table-cell table:formula="of:=ROUNDDOWN([.$D$2]*(1+(1/13)*(([.B38]-24)/2)))" office:value-type="float" office:value="72" calcext:value-type="float">
                <text:p>72</text:p>
              </table:table-cell>
              <table:table-cell table:formula="of:=ROUNDDOWN([.$E$2]*(1+(2/29)*(([.B38]-24)/2)))" office:value-type="float" office:value="99" calcext:value-type="float">
                <text:p>99</text:p>
              </table:table-cell>
              <table:table-cell table:formula="of:=ROUNDDOWN([.$F$2]*(1+(1/17)*(([.B38]-24)/2)))" office:value-type="float" office:value="68" calcext:value-type="float">
                <text:p>68</text:p>
              </table:table-cell>
              <table:table-cell table:formula="of:=[.F38]*6+[.E38]*5+[.D38]*7" office:value-type="float" office:value="1407" calcext:value-type="float">
                <text:p>1407</text:p>
              </table:table-cell>
              <table:table-cell table:formula="of:=[.H37]+[.G38]" office:value-type="float" office:value="60212" calcext:value-type="float">
                <text:p>60212</text:p>
              </table:table-cell>
              <table:table-cell table:formula="of:=IF([.B38]&gt;20;[.I37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07" calcext:value-type="date">
                <text:p>2022-07-07</text:p>
              </table:table-cell>
              <table:table-cell office:value-type="float" office:value="21" calcext:value-type="float">
                <text:p>21</text:p>
              </table:table-cell>
              <table:table-cell table:formula="of:=MONTH([.A39])" office:value-type="float" office:value="7" calcext:value-type="float">
                <text:p>7</text:p>
              </table:table-cell>
              <table:table-cell table:formula="of:=ROUNDDOWN([.$D$2]*(1+(1/13)*(([.B39]-24)/2)))" office:value-type="float" office:value="79" calcext:value-type="float">
                <text:p>79</text:p>
              </table:table-cell>
              <table:table-cell table:formula="of:=ROUNDDOWN([.$E$2]*(1+(2/29)*(([.B39]-24)/2)))" office:value-type="float" office:value="107" calcext:value-type="float">
                <text:p>107</text:p>
              </table:table-cell>
              <table:table-cell table:formula="of:=ROUNDDOWN([.$F$2]*(1+(1/17)*(([.B39]-24)/2)))" office:value-type="float" office:value="72" calcext:value-type="float">
                <text:p>72</text:p>
              </table:table-cell>
              <table:table-cell table:formula="of:=[.F39]*6+[.E39]*5+[.D39]*7" office:value-type="float" office:value="1520" calcext:value-type="float">
                <text:p>1520</text:p>
              </table:table-cell>
              <table:table-cell table:formula="of:=[.H38]+[.G39]" office:value-type="float" office:value="61732" calcext:value-type="float">
                <text:p>61732</text:p>
              </table:table-cell>
              <table:table-cell table:formula="of:=IF([.B39]&gt;20;[.I38]+1;0)"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08" calcext:value-type="date">
                <text:p>2022-07-08</text:p>
              </table:table-cell>
              <table:table-cell office:value-type="float" office:value="24" calcext:value-type="float">
                <text:p>24</text:p>
              </table:table-cell>
              <table:table-cell table:formula="of:=MONTH([.A40])" office:value-type="float" office:value="7" calcext:value-type="float">
                <text:p>7</text:p>
              </table:table-cell>
              <table:table-cell table:formula="of:=ROUNDDOWN([.$D$2]*(1+(1/13)*(([.B40]-24)/2)))" office:value-type="float" office:value="90" calcext:value-type="float">
                <text:p>90</text:p>
              </table:table-cell>
              <table:table-cell table:formula="of:=ROUNDDOWN([.$E$2]*(1+(2/29)*(([.B40]-24)/2)))" office:value-type="float" office:value="120" calcext:value-type="float">
                <text:p>120</text:p>
              </table:table-cell>
              <table:table-cell table:formula="of:=ROUNDDOWN([.$F$2]*(1+(1/17)*(([.B40]-24)/2)))" office:value-type="float" office:value="80" calcext:value-type="float">
                <text:p>80</text:p>
              </table:table-cell>
              <table:table-cell table:formula="of:=[.F40]*6+[.E40]*5+[.D40]*7" office:value-type="float" office:value="1710" calcext:value-type="float">
                <text:p>1710</text:p>
              </table:table-cell>
              <table:table-cell table:formula="of:=[.H39]+[.G40]" office:value-type="float" office:value="63442" calcext:value-type="float">
                <text:p>63442</text:p>
              </table:table-cell>
              <table:table-cell table:formula="of:=IF([.B40]&gt;20;[.I39]+1;0)" office:value-type="float" office:value="2" calcext:value-type="float">
                <text:p>2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09" calcext:value-type="date">
                <text:p>2022-07-09</text:p>
              </table:table-cell>
              <table:table-cell office:value-type="float" office:value="19" calcext:value-type="float">
                <text:p>19</text:p>
              </table:table-cell>
              <table:table-cell table:formula="of:=MONTH([.A41])" office:value-type="float" office:value="7" calcext:value-type="float">
                <text:p>7</text:p>
              </table:table-cell>
              <table:table-cell table:formula="of:=ROUNDDOWN([.$D$2]*(1+(1/13)*(([.B41]-24)/2)))" office:value-type="float" office:value="72" calcext:value-type="float">
                <text:p>72</text:p>
              </table:table-cell>
              <table:table-cell table:formula="of:=ROUNDDOWN([.$E$2]*(1+(2/29)*(([.B41]-24)/2)))" office:value-type="float" office:value="99" calcext:value-type="float">
                <text:p>99</text:p>
              </table:table-cell>
              <table:table-cell table:formula="of:=ROUNDDOWN([.$F$2]*(1+(1/17)*(([.B41]-24)/2)))" office:value-type="float" office:value="68" calcext:value-type="float">
                <text:p>68</text:p>
              </table:table-cell>
              <table:table-cell table:formula="of:=[.F41]*6+[.E41]*5+[.D41]*7" office:value-type="float" office:value="1407" calcext:value-type="float">
                <text:p>1407</text:p>
              </table:table-cell>
              <table:table-cell table:formula="of:=[.H40]+[.G41]" office:value-type="float" office:value="64849" calcext:value-type="float">
                <text:p>64849</text:p>
              </table:table-cell>
              <table:table-cell table:formula="of:=IF([.B41]&gt;20;[.I40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10" calcext:value-type="date">
                <text:p>2022-07-10</text:p>
              </table:table-cell>
              <table:table-cell office:value-type="float" office:value="28" calcext:value-type="float">
                <text:p>28</text:p>
              </table:table-cell>
              <table:table-cell table:formula="of:=MONTH([.A42])" office:value-type="float" office:value="7" calcext:value-type="float">
                <text:p>7</text:p>
              </table:table-cell>
              <table:table-cell table:formula="of:=ROUNDDOWN([.$D$2]*(1+(1/13)*(([.B42]-24)/2)))" office:value-type="float" office:value="103" calcext:value-type="float">
                <text:p>103</text:p>
              </table:table-cell>
              <table:table-cell table:formula="of:=ROUNDDOWN([.$E$2]*(1+(2/29)*(([.B42]-24)/2)))" office:value-type="float" office:value="136" calcext:value-type="float">
                <text:p>136</text:p>
              </table:table-cell>
              <table:table-cell table:formula="of:=ROUNDDOWN([.$F$2]*(1+(1/17)*(([.B42]-24)/2)))" office:value-type="float" office:value="89" calcext:value-type="float">
                <text:p>89</text:p>
              </table:table-cell>
              <table:table-cell table:formula="of:=[.F42]*6+[.E42]*5+[.D42]*7" office:value-type="float" office:value="1935" calcext:value-type="float">
                <text:p>1935</text:p>
              </table:table-cell>
              <table:table-cell table:formula="of:=[.H41]+[.G42]" office:value-type="float" office:value="66784" calcext:value-type="float">
                <text:p>66784</text:p>
              </table:table-cell>
              <table:table-cell table:formula="of:=IF([.B42]&gt;20;[.I41]+1;0)"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11" calcext:value-type="date">
                <text:p>2022-07-11</text:p>
              </table:table-cell>
              <table:table-cell office:value-type="float" office:value="27" calcext:value-type="float">
                <text:p>27</text:p>
              </table:table-cell>
              <table:table-cell table:formula="of:=MONTH([.A43])" office:value-type="float" office:value="7" calcext:value-type="float">
                <text:p>7</text:p>
              </table:table-cell>
              <table:table-cell table:formula="of:=ROUNDDOWN([.$D$2]*(1+(1/13)*(([.B43]-24)/2)))" office:value-type="float" office:value="100" calcext:value-type="float">
                <text:p>100</text:p>
              </table:table-cell>
              <table:table-cell table:formula="of:=ROUNDDOWN([.$E$2]*(1+(2/29)*(([.B43]-24)/2)))" office:value-type="float" office:value="132" calcext:value-type="float">
                <text:p>132</text:p>
              </table:table-cell>
              <table:table-cell table:formula="of:=ROUNDDOWN([.$F$2]*(1+(1/17)*(([.B43]-24)/2)))" office:value-type="float" office:value="87" calcext:value-type="float">
                <text:p>87</text:p>
              </table:table-cell>
              <table:table-cell table:formula="of:=[.F43]*6+[.E43]*5+[.D43]*7" office:value-type="float" office:value="1882" calcext:value-type="float">
                <text:p>1882</text:p>
              </table:table-cell>
              <table:table-cell table:formula="of:=[.H42]+[.G43]" office:value-type="float" office:value="68666" calcext:value-type="float">
                <text:p>68666</text:p>
              </table:table-cell>
              <table:table-cell table:formula="of:=IF([.B43]&gt;20;[.I42]+1;0)" office:value-type="float" office:value="2" calcext:value-type="float">
                <text:p>2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12" calcext:value-type="date">
                <text:p>2022-07-12</text:p>
              </table:table-cell>
              <table:table-cell office:value-type="float" office:value="24" calcext:value-type="float">
                <text:p>24</text:p>
              </table:table-cell>
              <table:table-cell table:formula="of:=MONTH([.A44])" office:value-type="float" office:value="7" calcext:value-type="float">
                <text:p>7</text:p>
              </table:table-cell>
              <table:table-cell table:formula="of:=ROUNDDOWN([.$D$2]*(1+(1/13)*(([.B44]-24)/2)))" office:value-type="float" office:value="90" calcext:value-type="float">
                <text:p>90</text:p>
              </table:table-cell>
              <table:table-cell table:formula="of:=ROUNDDOWN([.$E$2]*(1+(2/29)*(([.B44]-24)/2)))" office:value-type="float" office:value="120" calcext:value-type="float">
                <text:p>120</text:p>
              </table:table-cell>
              <table:table-cell table:formula="of:=ROUNDDOWN([.$F$2]*(1+(1/17)*(([.B44]-24)/2)))" office:value-type="float" office:value="80" calcext:value-type="float">
                <text:p>80</text:p>
              </table:table-cell>
              <table:table-cell table:formula="of:=[.F44]*6+[.E44]*5+[.D44]*7" office:value-type="float" office:value="1710" calcext:value-type="float">
                <text:p>1710</text:p>
              </table:table-cell>
              <table:table-cell table:formula="of:=[.H43]+[.G44]" office:value-type="float" office:value="70376" calcext:value-type="float">
                <text:p>70376</text:p>
              </table:table-cell>
              <table:table-cell table:formula="of:=IF([.B44]&gt;20;[.I43]+1;0)" office:value-type="float" office:value="3" calcext:value-type="float">
                <text:p>3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13" calcext:value-type="date">
                <text:p>2022-07-13</text:p>
              </table:table-cell>
              <table:table-cell office:value-type="float" office:value="22" calcext:value-type="float">
                <text:p>22</text:p>
              </table:table-cell>
              <table:table-cell table:formula="of:=MONTH([.A45])" office:value-type="float" office:value="7" calcext:value-type="float">
                <text:p>7</text:p>
              </table:table-cell>
              <table:table-cell table:formula="of:=ROUNDDOWN([.$D$2]*(1+(1/13)*(([.B45]-24)/2)))" office:value-type="float" office:value="83" calcext:value-type="float">
                <text:p>83</text:p>
              </table:table-cell>
              <table:table-cell table:formula="of:=ROUNDDOWN([.$E$2]*(1+(2/29)*(([.B45]-24)/2)))" office:value-type="float" office:value="111" calcext:value-type="float">
                <text:p>111</text:p>
              </table:table-cell>
              <table:table-cell table:formula="of:=ROUNDDOWN([.$F$2]*(1+(1/17)*(([.B45]-24)/2)))" office:value-type="float" office:value="75" calcext:value-type="float">
                <text:p>75</text:p>
              </table:table-cell>
              <table:table-cell table:formula="of:=[.F45]*6+[.E45]*5+[.D45]*7" office:value-type="float" office:value="1586" calcext:value-type="float">
                <text:p>1586</text:p>
              </table:table-cell>
              <table:table-cell table:formula="of:=[.H44]+[.G45]" office:value-type="float" office:value="71962" calcext:value-type="float">
                <text:p>71962</text:p>
              </table:table-cell>
              <table:table-cell table:formula="of:=IF([.B45]&gt;20;[.I44]+1;0)" office:value-type="float" office:value="4" calcext:value-type="float">
                <text:p>4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14" calcext:value-type="date">
                <text:p>2022-07-14</text:p>
              </table:table-cell>
              <table:table-cell office:value-type="float" office:value="17" calcext:value-type="float">
                <text:p>17</text:p>
              </table:table-cell>
              <table:table-cell table:formula="of:=MONTH([.A46])" office:value-type="float" office:value="7" calcext:value-type="float">
                <text:p>7</text:p>
              </table:table-cell>
              <table:table-cell table:formula="of:=ROUNDDOWN([.$D$2]*(1+(1/13)*(([.B46]-24)/2)))" office:value-type="float" office:value="65" calcext:value-type="float">
                <text:p>65</text:p>
              </table:table-cell>
              <table:table-cell table:formula="of:=ROUNDDOWN([.$E$2]*(1+(2/29)*(([.B46]-24)/2)))" office:value-type="float" office:value="91" calcext:value-type="float">
                <text:p>91</text:p>
              </table:table-cell>
              <table:table-cell table:formula="of:=ROUNDDOWN([.$F$2]*(1+(1/17)*(([.B46]-24)/2)))" office:value-type="float" office:value="63" calcext:value-type="float">
                <text:p>63</text:p>
              </table:table-cell>
              <table:table-cell table:formula="of:=[.F46]*6+[.E46]*5+[.D46]*7" office:value-type="float" office:value="1288" calcext:value-type="float">
                <text:p>1288</text:p>
              </table:table-cell>
              <table:table-cell table:formula="of:=[.H45]+[.G46]" office:value-type="float" office:value="73250" calcext:value-type="float">
                <text:p>73250</text:p>
              </table:table-cell>
              <table:table-cell table:formula="of:=IF([.B46]&gt;20;[.I45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15" calcext:value-type="date">
                <text:p>2022-07-15</text:p>
              </table:table-cell>
              <table:table-cell office:value-type="float" office:value="18" calcext:value-type="float">
                <text:p>18</text:p>
              </table:table-cell>
              <table:table-cell table:formula="of:=MONTH([.A47])" office:value-type="float" office:value="7" calcext:value-type="float">
                <text:p>7</text:p>
              </table:table-cell>
              <table:table-cell table:formula="of:=ROUNDDOWN([.$D$2]*(1+(1/13)*(([.B47]-24)/2)))" office:value-type="float" office:value="69" calcext:value-type="float">
                <text:p>69</text:p>
              </table:table-cell>
              <table:table-cell table:formula="of:=ROUNDDOWN([.$E$2]*(1+(2/29)*(([.B47]-24)/2)))" office:value-type="float" office:value="95" calcext:value-type="float">
                <text:p>95</text:p>
              </table:table-cell>
              <table:table-cell table:formula="of:=ROUNDDOWN([.$F$2]*(1+(1/17)*(([.B47]-24)/2)))" office:value-type="float" office:value="65" calcext:value-type="float">
                <text:p>65</text:p>
              </table:table-cell>
              <table:table-cell table:formula="of:=[.F47]*6+[.E47]*5+[.D47]*7" office:value-type="float" office:value="1348" calcext:value-type="float">
                <text:p>1348</text:p>
              </table:table-cell>
              <table:table-cell table:formula="of:=[.H46]+[.G47]" office:value-type="float" office:value="74598" calcext:value-type="float">
                <text:p>74598</text:p>
              </table:table-cell>
              <table:table-cell table:formula="of:=IF([.B47]&gt;20;[.I46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16" calcext:value-type="date">
                <text:p>2022-07-16</text:p>
              </table:table-cell>
              <table:table-cell office:value-type="float" office:value="23" calcext:value-type="float">
                <text:p>23</text:p>
              </table:table-cell>
              <table:table-cell table:formula="of:=MONTH([.A48])" office:value-type="float" office:value="7" calcext:value-type="float">
                <text:p>7</text:p>
              </table:table-cell>
              <table:table-cell table:formula="of:=ROUNDDOWN([.$D$2]*(1+(1/13)*(([.B48]-24)/2)))" office:value-type="float" office:value="86" calcext:value-type="float">
                <text:p>86</text:p>
              </table:table-cell>
              <table:table-cell table:formula="of:=ROUNDDOWN([.$E$2]*(1+(2/29)*(([.B48]-24)/2)))" office:value-type="float" office:value="115" calcext:value-type="float">
                <text:p>115</text:p>
              </table:table-cell>
              <table:table-cell table:formula="of:=ROUNDDOWN([.$F$2]*(1+(1/17)*(([.B48]-24)/2)))" office:value-type="float" office:value="77" calcext:value-type="float">
                <text:p>77</text:p>
              </table:table-cell>
              <table:table-cell table:formula="of:=[.F48]*6+[.E48]*5+[.D48]*7" office:value-type="float" office:value="1639" calcext:value-type="float">
                <text:p>1639</text:p>
              </table:table-cell>
              <table:table-cell table:formula="of:=[.H47]+[.G48]" office:value-type="float" office:value="76237" calcext:value-type="float">
                <text:p>76237</text:p>
              </table:table-cell>
              <table:table-cell table:formula="of:=IF([.B48]&gt;20;[.I47]+1;0)"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17" calcext:value-type="date">
                <text:p>2022-07-17</text:p>
              </table:table-cell>
              <table:table-cell office:value-type="float" office:value="23" calcext:value-type="float">
                <text:p>23</text:p>
              </table:table-cell>
              <table:table-cell table:formula="of:=MONTH([.A49])" office:value-type="float" office:value="7" calcext:value-type="float">
                <text:p>7</text:p>
              </table:table-cell>
              <table:table-cell table:formula="of:=ROUNDDOWN([.$D$2]*(1+(1/13)*(([.B49]-24)/2)))" office:value-type="float" office:value="86" calcext:value-type="float">
                <text:p>86</text:p>
              </table:table-cell>
              <table:table-cell table:formula="of:=ROUNDDOWN([.$E$2]*(1+(2/29)*(([.B49]-24)/2)))" office:value-type="float" office:value="115" calcext:value-type="float">
                <text:p>115</text:p>
              </table:table-cell>
              <table:table-cell table:formula="of:=ROUNDDOWN([.$F$2]*(1+(1/17)*(([.B49]-24)/2)))" office:value-type="float" office:value="77" calcext:value-type="float">
                <text:p>77</text:p>
              </table:table-cell>
              <table:table-cell table:formula="of:=[.F49]*6+[.E49]*5+[.D49]*7" office:value-type="float" office:value="1639" calcext:value-type="float">
                <text:p>1639</text:p>
              </table:table-cell>
              <table:table-cell table:formula="of:=[.H48]+[.G49]" office:value-type="float" office:value="77876" calcext:value-type="float">
                <text:p>77876</text:p>
              </table:table-cell>
              <table:table-cell table:formula="of:=IF([.B49]&gt;20;[.I48]+1;0)" office:value-type="float" office:value="2" calcext:value-type="float">
                <text:p>2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18" calcext:value-type="date">
                <text:p>2022-07-18</text:p>
              </table:table-cell>
              <table:table-cell office:value-type="float" office:value="19" calcext:value-type="float">
                <text:p>19</text:p>
              </table:table-cell>
              <table:table-cell table:formula="of:=MONTH([.A50])" office:value-type="float" office:value="7" calcext:value-type="float">
                <text:p>7</text:p>
              </table:table-cell>
              <table:table-cell table:formula="of:=ROUNDDOWN([.$D$2]*(1+(1/13)*(([.B50]-24)/2)))" office:value-type="float" office:value="72" calcext:value-type="float">
                <text:p>72</text:p>
              </table:table-cell>
              <table:table-cell table:formula="of:=ROUNDDOWN([.$E$2]*(1+(2/29)*(([.B50]-24)/2)))" office:value-type="float" office:value="99" calcext:value-type="float">
                <text:p>99</text:p>
              </table:table-cell>
              <table:table-cell table:formula="of:=ROUNDDOWN([.$F$2]*(1+(1/17)*(([.B50]-24)/2)))" office:value-type="float" office:value="68" calcext:value-type="float">
                <text:p>68</text:p>
              </table:table-cell>
              <table:table-cell table:formula="of:=[.F50]*6+[.E50]*5+[.D50]*7" office:value-type="float" office:value="1407" calcext:value-type="float">
                <text:p>1407</text:p>
              </table:table-cell>
              <table:table-cell table:formula="of:=[.H49]+[.G50]" office:value-type="float" office:value="79283" calcext:value-type="float">
                <text:p>79283</text:p>
              </table:table-cell>
              <table:table-cell table:formula="of:=IF([.B50]&gt;20;[.I49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19" calcext:value-type="date">
                <text:p>2022-07-19</text:p>
              </table:table-cell>
              <table:table-cell office:value-type="float" office:value="21" calcext:value-type="float">
                <text:p>21</text:p>
              </table:table-cell>
              <table:table-cell table:formula="of:=MONTH([.A51])" office:value-type="float" office:value="7" calcext:value-type="float">
                <text:p>7</text:p>
              </table:table-cell>
              <table:table-cell table:formula="of:=ROUNDDOWN([.$D$2]*(1+(1/13)*(([.B51]-24)/2)))" office:value-type="float" office:value="79" calcext:value-type="float">
                <text:p>79</text:p>
              </table:table-cell>
              <table:table-cell table:formula="of:=ROUNDDOWN([.$E$2]*(1+(2/29)*(([.B51]-24)/2)))" office:value-type="float" office:value="107" calcext:value-type="float">
                <text:p>107</text:p>
              </table:table-cell>
              <table:table-cell table:formula="of:=ROUNDDOWN([.$F$2]*(1+(1/17)*(([.B51]-24)/2)))" office:value-type="float" office:value="72" calcext:value-type="float">
                <text:p>72</text:p>
              </table:table-cell>
              <table:table-cell table:formula="of:=[.F51]*6+[.E51]*5+[.D51]*7" office:value-type="float" office:value="1520" calcext:value-type="float">
                <text:p>1520</text:p>
              </table:table-cell>
              <table:table-cell table:formula="of:=[.H50]+[.G51]" office:value-type="float" office:value="80803" calcext:value-type="float">
                <text:p>80803</text:p>
              </table:table-cell>
              <table:table-cell table:formula="of:=IF([.B51]&gt;20;[.I50]+1;0)"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20" calcext:value-type="date">
                <text:p>2022-07-20</text:p>
              </table:table-cell>
              <table:table-cell office:value-type="float" office:value="25" calcext:value-type="float">
                <text:p>25</text:p>
              </table:table-cell>
              <table:table-cell table:formula="of:=MONTH([.A52])" office:value-type="float" office:value="7" calcext:value-type="float">
                <text:p>7</text:p>
              </table:table-cell>
              <table:table-cell table:formula="of:=ROUNDDOWN([.$D$2]*(1+(1/13)*(([.B52]-24)/2)))" office:value-type="float" office:value="93" calcext:value-type="float">
                <text:p>93</text:p>
              </table:table-cell>
              <table:table-cell table:formula="of:=ROUNDDOWN([.$E$2]*(1+(2/29)*(([.B52]-24)/2)))" office:value-type="float" office:value="124" calcext:value-type="float">
                <text:p>124</text:p>
              </table:table-cell>
              <table:table-cell table:formula="of:=ROUNDDOWN([.$F$2]*(1+(1/17)*(([.B52]-24)/2)))" office:value-type="float" office:value="82" calcext:value-type="float">
                <text:p>82</text:p>
              </table:table-cell>
              <table:table-cell table:formula="of:=[.F52]*6+[.E52]*5+[.D52]*7" office:value-type="float" office:value="1763" calcext:value-type="float">
                <text:p>1763</text:p>
              </table:table-cell>
              <table:table-cell table:formula="of:=[.H51]+[.G52]" office:value-type="float" office:value="82566" calcext:value-type="float">
                <text:p>82566</text:p>
              </table:table-cell>
              <table:table-cell table:formula="of:=IF([.B52]&gt;20;[.I51]+1;0)" office:value-type="float" office:value="2" calcext:value-type="float">
                <text:p>2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21" calcext:value-type="date">
                <text:p>2022-07-21</text:p>
              </table:table-cell>
              <table:table-cell office:value-type="float" office:value="28" calcext:value-type="float">
                <text:p>28</text:p>
              </table:table-cell>
              <table:table-cell table:formula="of:=MONTH([.A53])" office:value-type="float" office:value="7" calcext:value-type="float">
                <text:p>7</text:p>
              </table:table-cell>
              <table:table-cell table:formula="of:=ROUNDDOWN([.$D$2]*(1+(1/13)*(([.B53]-24)/2)))" office:value-type="float" office:value="103" calcext:value-type="float">
                <text:p>103</text:p>
              </table:table-cell>
              <table:table-cell table:formula="of:=ROUNDDOWN([.$E$2]*(1+(2/29)*(([.B53]-24)/2)))" office:value-type="float" office:value="136" calcext:value-type="float">
                <text:p>136</text:p>
              </table:table-cell>
              <table:table-cell table:formula="of:=ROUNDDOWN([.$F$2]*(1+(1/17)*(([.B53]-24)/2)))" office:value-type="float" office:value="89" calcext:value-type="float">
                <text:p>89</text:p>
              </table:table-cell>
              <table:table-cell table:formula="of:=[.F53]*6+[.E53]*5+[.D53]*7" office:value-type="float" office:value="1935" calcext:value-type="float">
                <text:p>1935</text:p>
              </table:table-cell>
              <table:table-cell table:formula="of:=[.H52]+[.G53]" office:value-type="float" office:value="84501" calcext:value-type="float">
                <text:p>84501</text:p>
              </table:table-cell>
              <table:table-cell table:formula="of:=IF([.B53]&gt;20;[.I52]+1;0)" office:value-type="float" office:value="3" calcext:value-type="float">
                <text:p>3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22" calcext:value-type="date">
                <text:p>2022-07-22</text:p>
              </table:table-cell>
              <table:table-cell office:value-type="float" office:value="27" calcext:value-type="float">
                <text:p>27</text:p>
              </table:table-cell>
              <table:table-cell table:formula="of:=MONTH([.A54])" office:value-type="float" office:value="7" calcext:value-type="float">
                <text:p>7</text:p>
              </table:table-cell>
              <table:table-cell table:formula="of:=ROUNDDOWN([.$D$2]*(1+(1/13)*(([.B54]-24)/2)))" office:value-type="float" office:value="100" calcext:value-type="float">
                <text:p>100</text:p>
              </table:table-cell>
              <table:table-cell table:formula="of:=ROUNDDOWN([.$E$2]*(1+(2/29)*(([.B54]-24)/2)))" office:value-type="float" office:value="132" calcext:value-type="float">
                <text:p>132</text:p>
              </table:table-cell>
              <table:table-cell table:formula="of:=ROUNDDOWN([.$F$2]*(1+(1/17)*(([.B54]-24)/2)))" office:value-type="float" office:value="87" calcext:value-type="float">
                <text:p>87</text:p>
              </table:table-cell>
              <table:table-cell table:formula="of:=[.F54]*6+[.E54]*5+[.D54]*7" office:value-type="float" office:value="1882" calcext:value-type="float">
                <text:p>1882</text:p>
              </table:table-cell>
              <table:table-cell table:formula="of:=[.H53]+[.G54]" office:value-type="float" office:value="86383" calcext:value-type="float">
                <text:p>86383</text:p>
              </table:table-cell>
              <table:table-cell table:formula="of:=IF([.B54]&gt;20;[.I53]+1;0)" office:value-type="float" office:value="4" calcext:value-type="float">
                <text:p>4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23" calcext:value-type="date">
                <text:p>2022-07-23</text:p>
              </table:table-cell>
              <table:table-cell office:value-type="float" office:value="23" calcext:value-type="float">
                <text:p>23</text:p>
              </table:table-cell>
              <table:table-cell table:formula="of:=MONTH([.A55])" office:value-type="float" office:value="7" calcext:value-type="float">
                <text:p>7</text:p>
              </table:table-cell>
              <table:table-cell table:formula="of:=ROUNDDOWN([.$D$2]*(1+(1/13)*(([.B55]-24)/2)))" office:value-type="float" office:value="86" calcext:value-type="float">
                <text:p>86</text:p>
              </table:table-cell>
              <table:table-cell table:formula="of:=ROUNDDOWN([.$E$2]*(1+(2/29)*(([.B55]-24)/2)))" office:value-type="float" office:value="115" calcext:value-type="float">
                <text:p>115</text:p>
              </table:table-cell>
              <table:table-cell table:formula="of:=ROUNDDOWN([.$F$2]*(1+(1/17)*(([.B55]-24)/2)))" office:value-type="float" office:value="77" calcext:value-type="float">
                <text:p>77</text:p>
              </table:table-cell>
              <table:table-cell table:formula="of:=[.F55]*6+[.E55]*5+[.D55]*7" office:value-type="float" office:value="1639" calcext:value-type="float">
                <text:p>1639</text:p>
              </table:table-cell>
              <table:table-cell table:formula="of:=[.H54]+[.G55]" office:value-type="float" office:value="88022" calcext:value-type="float">
                <text:p>88022</text:p>
              </table:table-cell>
              <table:table-cell table:formula="of:=IF([.B55]&gt;20;[.I54]+1;0)" office:value-type="float" office:value="5" calcext:value-type="float">
                <text:p>5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24" calcext:value-type="date">
                <text:p>2022-07-24</text:p>
              </table:table-cell>
              <table:table-cell office:value-type="float" office:value="26" calcext:value-type="float">
                <text:p>26</text:p>
              </table:table-cell>
              <table:table-cell table:formula="of:=MONTH([.A56])" office:value-type="float" office:value="7" calcext:value-type="float">
                <text:p>7</text:p>
              </table:table-cell>
              <table:table-cell table:formula="of:=ROUNDDOWN([.$D$2]*(1+(1/13)*(([.B56]-24)/2)))" office:value-type="float" office:value="96" calcext:value-type="float">
                <text:p>96</text:p>
              </table:table-cell>
              <table:table-cell table:formula="of:=ROUNDDOWN([.$E$2]*(1+(2/29)*(([.B56]-24)/2)))" office:value-type="float" office:value="128" calcext:value-type="float">
                <text:p>128</text:p>
              </table:table-cell>
              <table:table-cell table:formula="of:=ROUNDDOWN([.$F$2]*(1+(1/17)*(([.B56]-24)/2)))" office:value-type="float" office:value="84" calcext:value-type="float">
                <text:p>84</text:p>
              </table:table-cell>
              <table:table-cell table:formula="of:=[.F56]*6+[.E56]*5+[.D56]*7" office:value-type="float" office:value="1816" calcext:value-type="float">
                <text:p>1816</text:p>
              </table:table-cell>
              <table:table-cell table:formula="of:=[.H55]+[.G56]" office:value-type="float" office:value="89838" calcext:value-type="float">
                <text:p>89838</text:p>
              </table:table-cell>
              <table:table-cell table:formula="of:=IF([.B56]&gt;20;[.I55]+1;0)" office:value-type="float" office:value="6" calcext:value-type="float">
                <text:p>6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25" calcext:value-type="date">
                <text:p>2022-07-25</text:p>
              </table:table-cell>
              <table:table-cell office:value-type="float" office:value="29" calcext:value-type="float">
                <text:p>29</text:p>
              </table:table-cell>
              <table:table-cell table:formula="of:=MONTH([.A57])" office:value-type="float" office:value="7" calcext:value-type="float">
                <text:p>7</text:p>
              </table:table-cell>
              <table:table-cell table:formula="of:=ROUNDDOWN([.$D$2]*(1+(1/13)*(([.B57]-24)/2)))" office:value-type="float" office:value="107" calcext:value-type="float">
                <text:p>107</text:p>
              </table:table-cell>
              <table:table-cell table:formula="of:=ROUNDDOWN([.$E$2]*(1+(2/29)*(([.B57]-24)/2)))" office:value-type="float" office:value="140" calcext:value-type="float">
                <text:p>140</text:p>
              </table:table-cell>
              <table:table-cell table:formula="of:=ROUNDDOWN([.$F$2]*(1+(1/17)*(([.B57]-24)/2)))" office:value-type="float" office:value="91" calcext:value-type="float">
                <text:p>91</text:p>
              </table:table-cell>
              <table:table-cell table:formula="of:=[.F57]*6+[.E57]*5+[.D57]*7" office:value-type="float" office:value="1995" calcext:value-type="float">
                <text:p>1995</text:p>
              </table:table-cell>
              <table:table-cell table:formula="of:=[.H56]+[.G57]" office:value-type="float" office:value="91833" calcext:value-type="float">
                <text:p>91833</text:p>
              </table:table-cell>
              <table:table-cell table:formula="of:=IF([.B57]&gt;20;[.I56]+1;0)" office:value-type="float" office:value="7" calcext:value-type="float">
                <text:p>7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26" calcext:value-type="date">
                <text:p>2022-07-26</text:p>
              </table:table-cell>
              <table:table-cell office:value-type="float" office:value="26" calcext:value-type="float">
                <text:p>26</text:p>
              </table:table-cell>
              <table:table-cell table:formula="of:=MONTH([.A58])" office:value-type="float" office:value="7" calcext:value-type="float">
                <text:p>7</text:p>
              </table:table-cell>
              <table:table-cell table:formula="of:=ROUNDDOWN([.$D$2]*(1+(1/13)*(([.B58]-24)/2)))" office:value-type="float" office:value="96" calcext:value-type="float">
                <text:p>96</text:p>
              </table:table-cell>
              <table:table-cell table:formula="of:=ROUNDDOWN([.$E$2]*(1+(2/29)*(([.B58]-24)/2)))" office:value-type="float" office:value="128" calcext:value-type="float">
                <text:p>128</text:p>
              </table:table-cell>
              <table:table-cell table:formula="of:=ROUNDDOWN([.$F$2]*(1+(1/17)*(([.B58]-24)/2)))" office:value-type="float" office:value="84" calcext:value-type="float">
                <text:p>84</text:p>
              </table:table-cell>
              <table:table-cell table:formula="of:=[.F58]*6+[.E58]*5+[.D58]*7" office:value-type="float" office:value="1816" calcext:value-type="float">
                <text:p>1816</text:p>
              </table:table-cell>
              <table:table-cell table:formula="of:=[.H57]+[.G58]" office:value-type="float" office:value="93649" calcext:value-type="float">
                <text:p>93649</text:p>
              </table:table-cell>
              <table:table-cell table:formula="of:=IF([.B58]&gt;20;[.I57]+1;0)" office:value-type="float" office:value="8" calcext:value-type="float">
                <text:p>8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27" calcext:value-type="date">
                <text:p>2022-07-27</text:p>
              </table:table-cell>
              <table:table-cell office:value-type="float" office:value="27" calcext:value-type="float">
                <text:p>27</text:p>
              </table:table-cell>
              <table:table-cell table:formula="of:=MONTH([.A59])" office:value-type="float" office:value="7" calcext:value-type="float">
                <text:p>7</text:p>
              </table:table-cell>
              <table:table-cell table:formula="of:=ROUNDDOWN([.$D$2]*(1+(1/13)*(([.B59]-24)/2)))" office:value-type="float" office:value="100" calcext:value-type="float">
                <text:p>100</text:p>
              </table:table-cell>
              <table:table-cell table:formula="of:=ROUNDDOWN([.$E$2]*(1+(2/29)*(([.B59]-24)/2)))" office:value-type="float" office:value="132" calcext:value-type="float">
                <text:p>132</text:p>
              </table:table-cell>
              <table:table-cell table:formula="of:=ROUNDDOWN([.$F$2]*(1+(1/17)*(([.B59]-24)/2)))" office:value-type="float" office:value="87" calcext:value-type="float">
                <text:p>87</text:p>
              </table:table-cell>
              <table:table-cell table:formula="of:=[.F59]*6+[.E59]*5+[.D59]*7" office:value-type="float" office:value="1882" calcext:value-type="float">
                <text:p>1882</text:p>
              </table:table-cell>
              <table:table-cell table:formula="of:=[.H58]+[.G59]" office:value-type="float" office:value="95531" calcext:value-type="float">
                <text:p>95531</text:p>
              </table:table-cell>
              <table:table-cell table:formula="of:=IF([.B59]&gt;20;[.I58]+1;0)" office:value-type="float" office:value="9" calcext:value-type="float">
                <text:p>9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28" calcext:value-type="date">
                <text:p>2022-07-28</text:p>
              </table:table-cell>
              <table:table-cell office:value-type="float" office:value="24" calcext:value-type="float">
                <text:p>24</text:p>
              </table:table-cell>
              <table:table-cell table:formula="of:=MONTH([.A60])" office:value-type="float" office:value="7" calcext:value-type="float">
                <text:p>7</text:p>
              </table:table-cell>
              <table:table-cell table:formula="of:=ROUNDDOWN([.$D$2]*(1+(1/13)*(([.B60]-24)/2)))" office:value-type="float" office:value="90" calcext:value-type="float">
                <text:p>90</text:p>
              </table:table-cell>
              <table:table-cell table:formula="of:=ROUNDDOWN([.$E$2]*(1+(2/29)*(([.B60]-24)/2)))" office:value-type="float" office:value="120" calcext:value-type="float">
                <text:p>120</text:p>
              </table:table-cell>
              <table:table-cell table:formula="of:=ROUNDDOWN([.$F$2]*(1+(1/17)*(([.B60]-24)/2)))" office:value-type="float" office:value="80" calcext:value-type="float">
                <text:p>80</text:p>
              </table:table-cell>
              <table:table-cell table:formula="of:=[.F60]*6+[.E60]*5+[.D60]*7" office:value-type="float" office:value="1710" calcext:value-type="float">
                <text:p>1710</text:p>
              </table:table-cell>
              <table:table-cell table:formula="of:=[.H59]+[.G60]" office:value-type="float" office:value="97241" calcext:value-type="float">
                <text:p>97241</text:p>
              </table:table-cell>
              <table:table-cell table:formula="of:=IF([.B60]&gt;20;[.I59]+1;0)" office:value-type="float" office:value="10" calcext:value-type="float">
                <text:p>10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29" calcext:value-type="date">
                <text:p>2022-07-29</text:p>
              </table:table-cell>
              <table:table-cell office:value-type="float" office:value="26" calcext:value-type="float">
                <text:p>26</text:p>
              </table:table-cell>
              <table:table-cell table:formula="of:=MONTH([.A61])" office:value-type="float" office:value="7" calcext:value-type="float">
                <text:p>7</text:p>
              </table:table-cell>
              <table:table-cell table:formula="of:=ROUNDDOWN([.$D$2]*(1+(1/13)*(([.B61]-24)/2)))" office:value-type="float" office:value="96" calcext:value-type="float">
                <text:p>96</text:p>
              </table:table-cell>
              <table:table-cell table:formula="of:=ROUNDDOWN([.$E$2]*(1+(2/29)*(([.B61]-24)/2)))" office:value-type="float" office:value="128" calcext:value-type="float">
                <text:p>128</text:p>
              </table:table-cell>
              <table:table-cell table:formula="of:=ROUNDDOWN([.$F$2]*(1+(1/17)*(([.B61]-24)/2)))" office:value-type="float" office:value="84" calcext:value-type="float">
                <text:p>84</text:p>
              </table:table-cell>
              <table:table-cell table:formula="of:=[.F61]*6+[.E61]*5+[.D61]*7" office:value-type="float" office:value="1816" calcext:value-type="float">
                <text:p>1816</text:p>
              </table:table-cell>
              <table:table-cell table:formula="of:=[.H60]+[.G61]" office:value-type="float" office:value="99057" calcext:value-type="float">
                <text:p>99057</text:p>
              </table:table-cell>
              <table:table-cell table:formula="of:=IF([.B61]&gt;20;[.I60]+1;0)" office:value-type="float" office:value="11" calcext:value-type="float">
                <text:p>11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30" calcext:value-type="date">
                <text:p>2022-07-30</text:p>
              </table:table-cell>
              <table:table-cell office:value-type="float" office:value="25" calcext:value-type="float">
                <text:p>25</text:p>
              </table:table-cell>
              <table:table-cell table:formula="of:=MONTH([.A62])" office:value-type="float" office:value="7" calcext:value-type="float">
                <text:p>7</text:p>
              </table:table-cell>
              <table:table-cell table:formula="of:=ROUNDDOWN([.$D$2]*(1+(1/13)*(([.B62]-24)/2)))" office:value-type="float" office:value="93" calcext:value-type="float">
                <text:p>93</text:p>
              </table:table-cell>
              <table:table-cell table:formula="of:=ROUNDDOWN([.$E$2]*(1+(2/29)*(([.B62]-24)/2)))" office:value-type="float" office:value="124" calcext:value-type="float">
                <text:p>124</text:p>
              </table:table-cell>
              <table:table-cell table:formula="of:=ROUNDDOWN([.$F$2]*(1+(1/17)*(([.B62]-24)/2)))" office:value-type="float" office:value="82" calcext:value-type="float">
                <text:p>82</text:p>
              </table:table-cell>
              <table:table-cell table:formula="of:=[.F62]*6+[.E62]*5+[.D62]*7" office:value-type="float" office:value="1763" calcext:value-type="float">
                <text:p>1763</text:p>
              </table:table-cell>
              <table:table-cell table:formula="of:=[.H61]+[.G62]" office:value-type="float" office:value="100820" calcext:value-type="float">
                <text:p>100820</text:p>
              </table:table-cell>
              <table:table-cell table:formula="of:=IF([.B62]&gt;20;[.I61]+1;0)" office:value-type="float" office:value="12" calcext:value-type="float">
                <text:p>12</text:p>
              </table:table-cell>
              <table:table-cell table:number-columns-repeated="2"/>
            </table:table-row>
            <table:table-row table:style-name="ro1">
              <table:table-cell office:value-type="date" office:date-value="2022-07-31" calcext:value-type="date">
                <text:p>2022-07-31</text:p>
              </table:table-cell>
              <table:table-cell office:value-type="float" office:value="24" calcext:value-type="float">
                <text:p>24</text:p>
              </table:table-cell>
              <table:table-cell table:formula="of:=MONTH([.A63])" office:value-type="float" office:value="7" calcext:value-type="float">
                <text:p>7</text:p>
              </table:table-cell>
              <table:table-cell table:formula="of:=ROUNDDOWN([.$D$2]*(1+(1/13)*(([.B63]-24)/2)))" office:value-type="float" office:value="90" calcext:value-type="float">
                <text:p>90</text:p>
              </table:table-cell>
              <table:table-cell table:formula="of:=ROUNDDOWN([.$E$2]*(1+(2/29)*(([.B63]-24)/2)))" office:value-type="float" office:value="120" calcext:value-type="float">
                <text:p>120</text:p>
              </table:table-cell>
              <table:table-cell table:formula="of:=ROUNDDOWN([.$F$2]*(1+(1/17)*(([.B63]-24)/2)))" office:value-type="float" office:value="80" calcext:value-type="float">
                <text:p>80</text:p>
              </table:table-cell>
              <table:table-cell table:formula="of:=[.F63]*6+[.E63]*5+[.D63]*7" office:value-type="float" office:value="1710" calcext:value-type="float">
                <text:p>1710</text:p>
              </table:table-cell>
              <table:table-cell table:formula="of:=[.H62]+[.G63]" office:value-type="float" office:value="102530" calcext:value-type="float">
                <text:p>102530</text:p>
              </table:table-cell>
              <table:table-cell table:formula="of:=IF([.B63]&gt;20;[.I62]+1;0)" office:value-type="float" office:value="13" calcext:value-type="float">
                <text:p>13</text:p>
              </table:table-cell>
              <table:table-cell table:number-columns-repeated="2"/>
            </table:table-row>
          </table:table-row-group>
          <table:table-row table:style-name="ro1">
            <table:table-cell table:number-columns-repeated="2"/>
            <table:table-cell table:style-name="Result" office:value-type="string" calcext:value-type="string">
              <text:p>7 Result</text:p>
            </table:table-cell>
            <table:table-cell table:style-name="Result" table:formula="of:=SUBTOTAL(9;[$'5.1-5.3'.$D$33:$'5.1-5.3'.$D$63])" office:value-type="float" office:value="2747" calcext:value-type="float">
              <text:p>2747</text:p>
            </table:table-cell>
            <table:table-cell table:formula="of:=SUBTOTAL(9;[.$E$33:.$E$63])" office:value-type="float" office:value="3675" calcext:value-type="float">
              <text:p>3675</text:p>
            </table:table-cell>
            <table:table-cell table:style-name="Result" table:formula="of:=SUBTOTAL(9;[$'5.1-5.3'.$F$33:$'5.1-5.3'.$F$63])" office:value-type="float" office:value="2448" calcext:value-type="float">
              <text:p>2448</text:p>
            </table:table-cell>
            <table:table-cell/>
            <table:table-cell table:formula="of:=[.H63]+[.G64]" office:value-type="float" office:value="102530" calcext:value-type="float">
              <text:p>102530</text:p>
            </table:table-cell>
            <table:table-cell table:number-columns-repeated="3"/>
          </table:table-row>
          <table:table-row-group>
            <table:table-row table:style-name="ro1">
              <table:table-cell office:value-type="date" office:date-value="2022-08-01" calcext:value-type="date">
                <text:p>2022-08-01</text:p>
              </table:table-cell>
              <table:table-cell office:value-type="float" office:value="22" calcext:value-type="float">
                <text:p>22</text:p>
              </table:table-cell>
              <table:table-cell table:formula="of:=MONTH([.A65])" office:value-type="float" office:value="8" calcext:value-type="float">
                <text:p>8</text:p>
              </table:table-cell>
              <table:table-cell table:formula="of:=ROUNDDOWN([.$D$2]*(1+(1/13)*(([.B65]-24)/2)))" office:value-type="float" office:value="83" calcext:value-type="float">
                <text:p>83</text:p>
              </table:table-cell>
              <table:table-cell table:formula="of:=ROUNDDOWN([.$E$2]*(1+(2/29)*(([.B65]-24)/2)))" office:value-type="float" office:value="111" calcext:value-type="float">
                <text:p>111</text:p>
              </table:table-cell>
              <table:table-cell table:formula="of:=ROUNDDOWN([.$F$2]*(1+(1/17)*(([.B65]-24)/2)))" office:value-type="float" office:value="75" calcext:value-type="float">
                <text:p>75</text:p>
              </table:table-cell>
              <table:table-cell table:formula="of:=[.F65]*6+[.E65]*5+[.D65]*7" office:value-type="float" office:value="1586" calcext:value-type="float">
                <text:p>1586</text:p>
              </table:table-cell>
              <table:table-cell table:formula="of:=[.H64]+[.G65]" office:value-type="float" office:value="104116" calcext:value-type="float">
                <text:p>104116</text:p>
              </table:table-cell>
              <table:table-cell table:formula="of:=IF([.B65]&gt;20;[.I63]+1;0)" office:value-type="float" office:value="14" calcext:value-type="float">
                <text:p>14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02" calcext:value-type="date">
                <text:p>2022-08-02</text:p>
              </table:table-cell>
              <table:table-cell office:value-type="float" office:value="19" calcext:value-type="float">
                <text:p>19</text:p>
              </table:table-cell>
              <table:table-cell table:formula="of:=MONTH([.A66])" office:value-type="float" office:value="8" calcext:value-type="float">
                <text:p>8</text:p>
              </table:table-cell>
              <table:table-cell table:formula="of:=ROUNDDOWN([.$D$2]*(1+(1/13)*(([.B66]-24)/2)))" office:value-type="float" office:value="72" calcext:value-type="float">
                <text:p>72</text:p>
              </table:table-cell>
              <table:table-cell table:formula="of:=ROUNDDOWN([.$E$2]*(1+(2/29)*(([.B66]-24)/2)))" office:value-type="float" office:value="99" calcext:value-type="float">
                <text:p>99</text:p>
              </table:table-cell>
              <table:table-cell table:formula="of:=ROUNDDOWN([.$F$2]*(1+(1/17)*(([.B66]-24)/2)))" office:value-type="float" office:value="68" calcext:value-type="float">
                <text:p>68</text:p>
              </table:table-cell>
              <table:table-cell table:formula="of:=[.F66]*6+[.E66]*5+[.D66]*7" office:value-type="float" office:value="1407" calcext:value-type="float">
                <text:p>1407</text:p>
              </table:table-cell>
              <table:table-cell table:formula="of:=[.H65]+[.G66]" office:value-type="float" office:value="105523" calcext:value-type="float">
                <text:p>105523</text:p>
              </table:table-cell>
              <table:table-cell table:formula="of:=IF([.B66]&gt;20;[.I65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03" calcext:value-type="date">
                <text:p>2022-08-03</text:p>
              </table:table-cell>
              <table:table-cell office:value-type="float" office:value="21" calcext:value-type="float">
                <text:p>21</text:p>
              </table:table-cell>
              <table:table-cell table:formula="of:=MONTH([.A67])" office:value-type="float" office:value="8" calcext:value-type="float">
                <text:p>8</text:p>
              </table:table-cell>
              <table:table-cell table:formula="of:=ROUNDDOWN([.$D$2]*(1+(1/13)*(([.B67]-24)/2)))" office:value-type="float" office:value="79" calcext:value-type="float">
                <text:p>79</text:p>
              </table:table-cell>
              <table:table-cell table:formula="of:=ROUNDDOWN([.$E$2]*(1+(2/29)*(([.B67]-24)/2)))" office:value-type="float" office:value="107" calcext:value-type="float">
                <text:p>107</text:p>
              </table:table-cell>
              <table:table-cell table:formula="of:=ROUNDDOWN([.$F$2]*(1+(1/17)*(([.B67]-24)/2)))" office:value-type="float" office:value="72" calcext:value-type="float">
                <text:p>72</text:p>
              </table:table-cell>
              <table:table-cell table:formula="of:=[.F67]*6+[.E67]*5+[.D67]*7" office:value-type="float" office:value="1520" calcext:value-type="float">
                <text:p>1520</text:p>
              </table:table-cell>
              <table:table-cell table:formula="of:=[.H66]+[.G67]" office:value-type="float" office:value="107043" calcext:value-type="float">
                <text:p>107043</text:p>
              </table:table-cell>
              <table:table-cell table:formula="of:=IF([.B67]&gt;20;[.I66]+1;0)"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04" calcext:value-type="date">
                <text:p>2022-08-04</text:p>
              </table:table-cell>
              <table:table-cell office:value-type="float" office:value="26" calcext:value-type="float">
                <text:p>26</text:p>
              </table:table-cell>
              <table:table-cell table:formula="of:=MONTH([.A68])" office:value-type="float" office:value="8" calcext:value-type="float">
                <text:p>8</text:p>
              </table:table-cell>
              <table:table-cell table:formula="of:=ROUNDDOWN([.$D$2]*(1+(1/13)*(([.B68]-24)/2)))" office:value-type="float" office:value="96" calcext:value-type="float">
                <text:p>96</text:p>
              </table:table-cell>
              <table:table-cell table:formula="of:=ROUNDDOWN([.$E$2]*(1+(2/29)*(([.B68]-24)/2)))" office:value-type="float" office:value="128" calcext:value-type="float">
                <text:p>128</text:p>
              </table:table-cell>
              <table:table-cell table:formula="of:=ROUNDDOWN([.$F$2]*(1+(1/17)*(([.B68]-24)/2)))" office:value-type="float" office:value="84" calcext:value-type="float">
                <text:p>84</text:p>
              </table:table-cell>
              <table:table-cell table:formula="of:=[.F68]*6+[.E68]*5+[.D68]*7" office:value-type="float" office:value="1816" calcext:value-type="float">
                <text:p>1816</text:p>
              </table:table-cell>
              <table:table-cell table:formula="of:=[.H67]+[.G68]" office:value-type="float" office:value="108859" calcext:value-type="float">
                <text:p>108859</text:p>
              </table:table-cell>
              <table:table-cell table:formula="of:=IF([.B68]&gt;20;[.I67]+1;0)" office:value-type="float" office:value="2" calcext:value-type="float">
                <text:p>2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05" calcext:value-type="date">
                <text:p>2022-08-05</text:p>
              </table:table-cell>
              <table:table-cell office:value-type="float" office:value="19" calcext:value-type="float">
                <text:p>19</text:p>
              </table:table-cell>
              <table:table-cell table:formula="of:=MONTH([.A69])" office:value-type="float" office:value="8" calcext:value-type="float">
                <text:p>8</text:p>
              </table:table-cell>
              <table:table-cell table:formula="of:=ROUNDDOWN([.$D$2]*(1+(1/13)*(([.B69]-24)/2)))" office:value-type="float" office:value="72" calcext:value-type="float">
                <text:p>72</text:p>
              </table:table-cell>
              <table:table-cell table:formula="of:=ROUNDDOWN([.$E$2]*(1+(2/29)*(([.B69]-24)/2)))" office:value-type="float" office:value="99" calcext:value-type="float">
                <text:p>99</text:p>
              </table:table-cell>
              <table:table-cell table:formula="of:=ROUNDDOWN([.$F$2]*(1+(1/17)*(([.B69]-24)/2)))" office:value-type="float" office:value="68" calcext:value-type="float">
                <text:p>68</text:p>
              </table:table-cell>
              <table:table-cell table:formula="of:=[.F69]*6+[.E69]*5+[.D69]*7" office:value-type="float" office:value="1407" calcext:value-type="float">
                <text:p>1407</text:p>
              </table:table-cell>
              <table:table-cell table:formula="of:=[.H68]+[.G69]" office:value-type="float" office:value="110266" calcext:value-type="float">
                <text:p>110266</text:p>
              </table:table-cell>
              <table:table-cell table:formula="of:=IF([.B69]&gt;20;[.I68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06" calcext:value-type="date">
                <text:p>2022-08-06</text:p>
              </table:table-cell>
              <table:table-cell office:value-type="float" office:value="21" calcext:value-type="float">
                <text:p>21</text:p>
              </table:table-cell>
              <table:table-cell table:formula="of:=MONTH([.A70])" office:value-type="float" office:value="8" calcext:value-type="float">
                <text:p>8</text:p>
              </table:table-cell>
              <table:table-cell table:formula="of:=ROUNDDOWN([.$D$2]*(1+(1/13)*(([.B70]-24)/2)))" office:value-type="float" office:value="79" calcext:value-type="float">
                <text:p>79</text:p>
              </table:table-cell>
              <table:table-cell table:formula="of:=ROUNDDOWN([.$E$2]*(1+(2/29)*(([.B70]-24)/2)))" office:value-type="float" office:value="107" calcext:value-type="float">
                <text:p>107</text:p>
              </table:table-cell>
              <table:table-cell table:formula="of:=ROUNDDOWN([.$F$2]*(1+(1/17)*(([.B70]-24)/2)))" office:value-type="float" office:value="72" calcext:value-type="float">
                <text:p>72</text:p>
              </table:table-cell>
              <table:table-cell table:formula="of:=[.F70]*6+[.E70]*5+[.D70]*7" office:value-type="float" office:value="1520" calcext:value-type="float">
                <text:p>1520</text:p>
              </table:table-cell>
              <table:table-cell table:formula="of:=[.H69]+[.G70]" office:value-type="float" office:value="111786" calcext:value-type="float">
                <text:p>111786</text:p>
              </table:table-cell>
              <table:table-cell table:formula="of:=IF([.B70]&gt;20;[.I69]+1;0)"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07" calcext:value-type="date">
                <text:p>2022-08-07</text:p>
              </table:table-cell>
              <table:table-cell office:value-type="float" office:value="23" calcext:value-type="float">
                <text:p>23</text:p>
              </table:table-cell>
              <table:table-cell table:formula="of:=MONTH([.A71])" office:value-type="float" office:value="8" calcext:value-type="float">
                <text:p>8</text:p>
              </table:table-cell>
              <table:table-cell table:formula="of:=ROUNDDOWN([.$D$2]*(1+(1/13)*(([.B71]-24)/2)))" office:value-type="float" office:value="86" calcext:value-type="float">
                <text:p>86</text:p>
              </table:table-cell>
              <table:table-cell table:formula="of:=ROUNDDOWN([.$E$2]*(1+(2/29)*(([.B71]-24)/2)))" office:value-type="float" office:value="115" calcext:value-type="float">
                <text:p>115</text:p>
              </table:table-cell>
              <table:table-cell table:formula="of:=ROUNDDOWN([.$F$2]*(1+(1/17)*(([.B71]-24)/2)))" office:value-type="float" office:value="77" calcext:value-type="float">
                <text:p>77</text:p>
              </table:table-cell>
              <table:table-cell table:formula="of:=[.F71]*6+[.E71]*5+[.D71]*7" office:value-type="float" office:value="1639" calcext:value-type="float">
                <text:p>1639</text:p>
              </table:table-cell>
              <table:table-cell table:formula="of:=[.H70]+[.G71]" office:value-type="float" office:value="113425" calcext:value-type="float">
                <text:p>113425</text:p>
              </table:table-cell>
              <table:table-cell table:formula="of:=IF([.B71]&gt;20;[.I70]+1;0)" office:value-type="float" office:value="2" calcext:value-type="float">
                <text:p>2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08" calcext:value-type="date">
                <text:p>2022-08-08</text:p>
              </table:table-cell>
              <table:table-cell office:value-type="float" office:value="27" calcext:value-type="float">
                <text:p>27</text:p>
              </table:table-cell>
              <table:table-cell table:formula="of:=MONTH([.A72])" office:value-type="float" office:value="8" calcext:value-type="float">
                <text:p>8</text:p>
              </table:table-cell>
              <table:table-cell table:formula="of:=ROUNDDOWN([.$D$2]*(1+(1/13)*(([.B72]-24)/2)))" office:value-type="float" office:value="100" calcext:value-type="float">
                <text:p>100</text:p>
              </table:table-cell>
              <table:table-cell table:formula="of:=ROUNDDOWN([.$E$2]*(1+(2/29)*(([.B72]-24)/2)))" office:value-type="float" office:value="132" calcext:value-type="float">
                <text:p>132</text:p>
              </table:table-cell>
              <table:table-cell table:formula="of:=ROUNDDOWN([.$F$2]*(1+(1/17)*(([.B72]-24)/2)))" office:value-type="float" office:value="87" calcext:value-type="float">
                <text:p>87</text:p>
              </table:table-cell>
              <table:table-cell table:formula="of:=[.F72]*6+[.E72]*5+[.D72]*7" office:value-type="float" office:value="1882" calcext:value-type="float">
                <text:p>1882</text:p>
              </table:table-cell>
              <table:table-cell table:formula="of:=[.H71]+[.G72]" office:value-type="float" office:value="115307" calcext:value-type="float">
                <text:p>115307</text:p>
              </table:table-cell>
              <table:table-cell table:formula="of:=IF([.B72]&gt;20;[.I71]+1;0)" office:value-type="float" office:value="3" calcext:value-type="float">
                <text:p>3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09" calcext:value-type="date">
                <text:p>2022-08-09</text:p>
              </table:table-cell>
              <table:table-cell office:value-type="float" office:value="20" calcext:value-type="float">
                <text:p>20</text:p>
              </table:table-cell>
              <table:table-cell table:formula="of:=MONTH([.A73])" office:value-type="float" office:value="8" calcext:value-type="float">
                <text:p>8</text:p>
              </table:table-cell>
              <table:table-cell table:formula="of:=ROUNDDOWN([.$D$2]*(1+(1/13)*(([.B73]-24)/2)))" office:value-type="float" office:value="76" calcext:value-type="float">
                <text:p>76</text:p>
              </table:table-cell>
              <table:table-cell table:formula="of:=ROUNDDOWN([.$E$2]*(1+(2/29)*(([.B73]-24)/2)))" office:value-type="float" office:value="103" calcext:value-type="float">
                <text:p>103</text:p>
              </table:table-cell>
              <table:table-cell table:formula="of:=ROUNDDOWN([.$F$2]*(1+(1/17)*(([.B73]-24)/2)))" office:value-type="float" office:value="70" calcext:value-type="float">
                <text:p>70</text:p>
              </table:table-cell>
              <table:table-cell table:formula="of:=[.F73]*6+[.E73]*5+[.D73]*7" office:value-type="float" office:value="1467" calcext:value-type="float">
                <text:p>1467</text:p>
              </table:table-cell>
              <table:table-cell table:formula="of:=[.H72]+[.G73]" office:value-type="float" office:value="116774" calcext:value-type="float">
                <text:p>116774</text:p>
              </table:table-cell>
              <table:table-cell table:formula="of:=IF([.B73]&gt;20;[.I72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10" calcext:value-type="date">
                <text:p>2022-08-10</text:p>
              </table:table-cell>
              <table:table-cell office:value-type="float" office:value="18" calcext:value-type="float">
                <text:p>18</text:p>
              </table:table-cell>
              <table:table-cell table:formula="of:=MONTH([.A74])" office:value-type="float" office:value="8" calcext:value-type="float">
                <text:p>8</text:p>
              </table:table-cell>
              <table:table-cell table:formula="of:=ROUNDDOWN([.$D$2]*(1+(1/13)*(([.B74]-24)/2)))" office:value-type="float" office:value="69" calcext:value-type="float">
                <text:p>69</text:p>
              </table:table-cell>
              <table:table-cell table:formula="of:=ROUNDDOWN([.$E$2]*(1+(2/29)*(([.B74]-24)/2)))" office:value-type="float" office:value="95" calcext:value-type="float">
                <text:p>95</text:p>
              </table:table-cell>
              <table:table-cell table:formula="of:=ROUNDDOWN([.$F$2]*(1+(1/17)*(([.B74]-24)/2)))" office:value-type="float" office:value="65" calcext:value-type="float">
                <text:p>65</text:p>
              </table:table-cell>
              <table:table-cell table:formula="of:=[.F74]*6+[.E74]*5+[.D74]*7" office:value-type="float" office:value="1348" calcext:value-type="float">
                <text:p>1348</text:p>
              </table:table-cell>
              <table:table-cell table:formula="of:=[.H73]+[.G74]" office:value-type="float" office:value="118122" calcext:value-type="float">
                <text:p>118122</text:p>
              </table:table-cell>
              <table:table-cell table:formula="of:=IF([.B74]&gt;20;[.I73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11" calcext:value-type="date">
                <text:p>2022-08-11</text:p>
              </table:table-cell>
              <table:table-cell office:value-type="float" office:value="17" calcext:value-type="float">
                <text:p>17</text:p>
              </table:table-cell>
              <table:table-cell table:formula="of:=MONTH([.A75])" office:value-type="float" office:value="8" calcext:value-type="float">
                <text:p>8</text:p>
              </table:table-cell>
              <table:table-cell table:formula="of:=ROUNDDOWN([.$D$2]*(1+(1/13)*(([.B75]-24)/2)))" office:value-type="float" office:value="65" calcext:value-type="float">
                <text:p>65</text:p>
              </table:table-cell>
              <table:table-cell table:formula="of:=ROUNDDOWN([.$E$2]*(1+(2/29)*(([.B75]-24)/2)))" office:value-type="float" office:value="91" calcext:value-type="float">
                <text:p>91</text:p>
              </table:table-cell>
              <table:table-cell table:formula="of:=ROUNDDOWN([.$F$2]*(1+(1/17)*(([.B75]-24)/2)))" office:value-type="float" office:value="63" calcext:value-type="float">
                <text:p>63</text:p>
              </table:table-cell>
              <table:table-cell table:formula="of:=[.F75]*6+[.E75]*5+[.D75]*7" office:value-type="float" office:value="1288" calcext:value-type="float">
                <text:p>1288</text:p>
              </table:table-cell>
              <table:table-cell table:formula="of:=[.H74]+[.G75]" office:value-type="float" office:value="119410" calcext:value-type="float">
                <text:p>119410</text:p>
              </table:table-cell>
              <table:table-cell table:formula="of:=IF([.B75]&gt;20;[.I74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12" calcext:value-type="date">
                <text:p>2022-08-12</text:p>
              </table:table-cell>
              <table:table-cell office:value-type="float" office:value="19" calcext:value-type="float">
                <text:p>19</text:p>
              </table:table-cell>
              <table:table-cell table:formula="of:=MONTH([.A76])" office:value-type="float" office:value="8" calcext:value-type="float">
                <text:p>8</text:p>
              </table:table-cell>
              <table:table-cell table:formula="of:=ROUNDDOWN([.$D$2]*(1+(1/13)*(([.B76]-24)/2)))" office:value-type="float" office:value="72" calcext:value-type="float">
                <text:p>72</text:p>
              </table:table-cell>
              <table:table-cell table:formula="of:=ROUNDDOWN([.$E$2]*(1+(2/29)*(([.B76]-24)/2)))" office:value-type="float" office:value="99" calcext:value-type="float">
                <text:p>99</text:p>
              </table:table-cell>
              <table:table-cell table:formula="of:=ROUNDDOWN([.$F$2]*(1+(1/17)*(([.B76]-24)/2)))" office:value-type="float" office:value="68" calcext:value-type="float">
                <text:p>68</text:p>
              </table:table-cell>
              <table:table-cell table:formula="of:=[.F76]*6+[.E76]*5+[.D76]*7" office:value-type="float" office:value="1407" calcext:value-type="float">
                <text:p>1407</text:p>
              </table:table-cell>
              <table:table-cell table:formula="of:=[.H75]+[.G76]" office:value-type="float" office:value="120817" calcext:value-type="float">
                <text:p>120817</text:p>
              </table:table-cell>
              <table:table-cell table:formula="of:=IF([.B76]&gt;20;[.I75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13" calcext:value-type="date">
                <text:p>2022-08-13</text:p>
              </table:table-cell>
              <table:table-cell office:value-type="float" office:value="26" calcext:value-type="float">
                <text:p>26</text:p>
              </table:table-cell>
              <table:table-cell table:formula="of:=MONTH([.A77])" office:value-type="float" office:value="8" calcext:value-type="float">
                <text:p>8</text:p>
              </table:table-cell>
              <table:table-cell table:formula="of:=ROUNDDOWN([.$D$2]*(1+(1/13)*(([.B77]-24)/2)))" office:value-type="float" office:value="96" calcext:value-type="float">
                <text:p>96</text:p>
              </table:table-cell>
              <table:table-cell table:formula="of:=ROUNDDOWN([.$E$2]*(1+(2/29)*(([.B77]-24)/2)))" office:value-type="float" office:value="128" calcext:value-type="float">
                <text:p>128</text:p>
              </table:table-cell>
              <table:table-cell table:formula="of:=ROUNDDOWN([.$F$2]*(1+(1/17)*(([.B77]-24)/2)))" office:value-type="float" office:value="84" calcext:value-type="float">
                <text:p>84</text:p>
              </table:table-cell>
              <table:table-cell table:formula="of:=[.F77]*6+[.E77]*5+[.D77]*7" office:value-type="float" office:value="1816" calcext:value-type="float">
                <text:p>1816</text:p>
              </table:table-cell>
              <table:table-cell table:formula="of:=[.H76]+[.G77]" office:value-type="float" office:value="122633" calcext:value-type="float">
                <text:p>122633</text:p>
              </table:table-cell>
              <table:table-cell table:formula="of:=IF([.B77]&gt;20;[.I76]+1;0)"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14" calcext:value-type="date">
                <text:p>2022-08-14</text:p>
              </table:table-cell>
              <table:table-cell office:value-type="float" office:value="21" calcext:value-type="float">
                <text:p>21</text:p>
              </table:table-cell>
              <table:table-cell table:formula="of:=MONTH([.A78])" office:value-type="float" office:value="8" calcext:value-type="float">
                <text:p>8</text:p>
              </table:table-cell>
              <table:table-cell table:formula="of:=ROUNDDOWN([.$D$2]*(1+(1/13)*(([.B78]-24)/2)))" office:value-type="float" office:value="79" calcext:value-type="float">
                <text:p>79</text:p>
              </table:table-cell>
              <table:table-cell table:formula="of:=ROUNDDOWN([.$E$2]*(1+(2/29)*(([.B78]-24)/2)))" office:value-type="float" office:value="107" calcext:value-type="float">
                <text:p>107</text:p>
              </table:table-cell>
              <table:table-cell table:formula="of:=ROUNDDOWN([.$F$2]*(1+(1/17)*(([.B78]-24)/2)))" office:value-type="float" office:value="72" calcext:value-type="float">
                <text:p>72</text:p>
              </table:table-cell>
              <table:table-cell table:formula="of:=[.F78]*6+[.E78]*5+[.D78]*7" office:value-type="float" office:value="1520" calcext:value-type="float">
                <text:p>1520</text:p>
              </table:table-cell>
              <table:table-cell table:formula="of:=[.H77]+[.G78]" office:value-type="float" office:value="124153" calcext:value-type="float">
                <text:p>124153</text:p>
              </table:table-cell>
              <table:table-cell table:formula="of:=IF([.B78]&gt;20;[.I77]+1;0)" office:value-type="float" office:value="2" calcext:value-type="float">
                <text:p>2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15" calcext:value-type="date">
                <text:p>2022-08-15</text:p>
              </table:table-cell>
              <table:table-cell office:value-type="float" office:value="19" calcext:value-type="float">
                <text:p>19</text:p>
              </table:table-cell>
              <table:table-cell table:formula="of:=MONTH([.A79])" office:value-type="float" office:value="8" calcext:value-type="float">
                <text:p>8</text:p>
              </table:table-cell>
              <table:table-cell table:formula="of:=ROUNDDOWN([.$D$2]*(1+(1/13)*(([.B79]-24)/2)))" office:value-type="float" office:value="72" calcext:value-type="float">
                <text:p>72</text:p>
              </table:table-cell>
              <table:table-cell table:formula="of:=ROUNDDOWN([.$E$2]*(1+(2/29)*(([.B79]-24)/2)))" office:value-type="float" office:value="99" calcext:value-type="float">
                <text:p>99</text:p>
              </table:table-cell>
              <table:table-cell table:formula="of:=ROUNDDOWN([.$F$2]*(1+(1/17)*(([.B79]-24)/2)))" office:value-type="float" office:value="68" calcext:value-type="float">
                <text:p>68</text:p>
              </table:table-cell>
              <table:table-cell table:formula="of:=[.F79]*6+[.E79]*5+[.D79]*7" office:value-type="float" office:value="1407" calcext:value-type="float">
                <text:p>1407</text:p>
              </table:table-cell>
              <table:table-cell table:formula="of:=[.H78]+[.G79]" office:value-type="float" office:value="125560" calcext:value-type="float">
                <text:p>125560</text:p>
              </table:table-cell>
              <table:table-cell table:formula="of:=IF([.B79]&gt;20;[.I78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16" calcext:value-type="date">
                <text:p>2022-08-16</text:p>
              </table:table-cell>
              <table:table-cell office:value-type="float" office:value="19" calcext:value-type="float">
                <text:p>19</text:p>
              </table:table-cell>
              <table:table-cell table:formula="of:=MONTH([.A80])" office:value-type="float" office:value="8" calcext:value-type="float">
                <text:p>8</text:p>
              </table:table-cell>
              <table:table-cell table:formula="of:=ROUNDDOWN([.$D$2]*(1+(1/13)*(([.B80]-24)/2)))" office:value-type="float" office:value="72" calcext:value-type="float">
                <text:p>72</text:p>
              </table:table-cell>
              <table:table-cell table:formula="of:=ROUNDDOWN([.$E$2]*(1+(2/29)*(([.B80]-24)/2)))" office:value-type="float" office:value="99" calcext:value-type="float">
                <text:p>99</text:p>
              </table:table-cell>
              <table:table-cell table:formula="of:=ROUNDDOWN([.$F$2]*(1+(1/17)*(([.B80]-24)/2)))" office:value-type="float" office:value="68" calcext:value-type="float">
                <text:p>68</text:p>
              </table:table-cell>
              <table:table-cell table:formula="of:=[.F80]*6+[.E80]*5+[.D80]*7" office:value-type="float" office:value="1407" calcext:value-type="float">
                <text:p>1407</text:p>
              </table:table-cell>
              <table:table-cell table:formula="of:=[.H79]+[.G80]" office:value-type="float" office:value="126967" calcext:value-type="float">
                <text:p>126967</text:p>
              </table:table-cell>
              <table:table-cell table:formula="of:=IF([.B80]&gt;20;[.I79]+1;0)" office:value-type="float" office:value="0" calcext:value-type="float">
                <text:p>0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17" calcext:value-type="date">
                <text:p>2022-08-17</text:p>
              </table:table-cell>
              <table:table-cell office:value-type="float" office:value="21" calcext:value-type="float">
                <text:p>21</text:p>
              </table:table-cell>
              <table:table-cell table:formula="of:=MONTH([.A81])" office:value-type="float" office:value="8" calcext:value-type="float">
                <text:p>8</text:p>
              </table:table-cell>
              <table:table-cell table:formula="of:=ROUNDDOWN([.$D$2]*(1+(1/13)*(([.B81]-24)/2)))" office:value-type="float" office:value="79" calcext:value-type="float">
                <text:p>79</text:p>
              </table:table-cell>
              <table:table-cell table:formula="of:=ROUNDDOWN([.$E$2]*(1+(2/29)*(([.B81]-24)/2)))" office:value-type="float" office:value="107" calcext:value-type="float">
                <text:p>107</text:p>
              </table:table-cell>
              <table:table-cell table:formula="of:=ROUNDDOWN([.$F$2]*(1+(1/17)*(([.B81]-24)/2)))" office:value-type="float" office:value="72" calcext:value-type="float">
                <text:p>72</text:p>
              </table:table-cell>
              <table:table-cell table:formula="of:=[.F81]*6+[.E81]*5+[.D81]*7" office:value-type="float" office:value="1520" calcext:value-type="float">
                <text:p>1520</text:p>
              </table:table-cell>
              <table:table-cell table:formula="of:=[.H80]+[.G81]" office:value-type="float" office:value="128487" calcext:value-type="float">
                <text:p>128487</text:p>
              </table:table-cell>
              <table:table-cell table:formula="of:=IF([.B81]&gt;20;[.I80]+1;0)" office:value-type="float" office:value="1" calcext:value-type="float">
                <text:p>1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18" calcext:value-type="date">
                <text:p>2022-08-18</text:p>
              </table:table-cell>
              <table:table-cell office:value-type="float" office:value="21" calcext:value-type="float">
                <text:p>21</text:p>
              </table:table-cell>
              <table:table-cell table:formula="of:=MONTH([.A82])" office:value-type="float" office:value="8" calcext:value-type="float">
                <text:p>8</text:p>
              </table:table-cell>
              <table:table-cell table:formula="of:=ROUNDDOWN([.$D$2]*(1+(1/13)*(([.B82]-24)/2)))" office:value-type="float" office:value="79" calcext:value-type="float">
                <text:p>79</text:p>
              </table:table-cell>
              <table:table-cell table:formula="of:=ROUNDDOWN([.$E$2]*(1+(2/29)*(([.B82]-24)/2)))" office:value-type="float" office:value="107" calcext:value-type="float">
                <text:p>107</text:p>
              </table:table-cell>
              <table:table-cell table:formula="of:=ROUNDDOWN([.$F$2]*(1+(1/17)*(([.B82]-24)/2)))" office:value-type="float" office:value="72" calcext:value-type="float">
                <text:p>72</text:p>
              </table:table-cell>
              <table:table-cell table:formula="of:=[.F82]*6+[.E82]*5+[.D82]*7" office:value-type="float" office:value="1520" calcext:value-type="float">
                <text:p>1520</text:p>
              </table:table-cell>
              <table:table-cell table:formula="of:=[.H81]+[.G82]" office:value-type="float" office:value="130007" calcext:value-type="float">
                <text:p>130007</text:p>
              </table:table-cell>
              <table:table-cell table:formula="of:=IF([.B82]&gt;20;[.I81]+1;0)" office:value-type="float" office:value="2" calcext:value-type="float">
                <text:p>2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19" calcext:value-type="date">
                <text:p>2022-08-19</text:p>
              </table:table-cell>
              <table:table-cell office:value-type="float" office:value="24" calcext:value-type="float">
                <text:p>24</text:p>
              </table:table-cell>
              <table:table-cell table:formula="of:=MONTH([.A83])" office:value-type="float" office:value="8" calcext:value-type="float">
                <text:p>8</text:p>
              </table:table-cell>
              <table:table-cell table:formula="of:=ROUNDDOWN([.$D$2]*(1+(1/13)*(([.B83]-24)/2)))" office:value-type="float" office:value="90" calcext:value-type="float">
                <text:p>90</text:p>
              </table:table-cell>
              <table:table-cell table:formula="of:=ROUNDDOWN([.$E$2]*(1+(2/29)*(([.B83]-24)/2)))" office:value-type="float" office:value="120" calcext:value-type="float">
                <text:p>120</text:p>
              </table:table-cell>
              <table:table-cell table:formula="of:=ROUNDDOWN([.$F$2]*(1+(1/17)*(([.B83]-24)/2)))" office:value-type="float" office:value="80" calcext:value-type="float">
                <text:p>80</text:p>
              </table:table-cell>
              <table:table-cell table:formula="of:=[.F83]*6+[.E83]*5+[.D83]*7" office:value-type="float" office:value="1710" calcext:value-type="float">
                <text:p>1710</text:p>
              </table:table-cell>
              <table:table-cell table:formula="of:=[.H82]+[.G83]" office:value-type="float" office:value="131717" calcext:value-type="float">
                <text:p>131717</text:p>
              </table:table-cell>
              <table:table-cell table:formula="of:=IF([.B83]&gt;20;[.I82]+1;0)" office:value-type="float" office:value="3" calcext:value-type="float">
                <text:p>3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20" calcext:value-type="date">
                <text:p>2022-08-20</text:p>
              </table:table-cell>
              <table:table-cell office:value-type="float" office:value="26" calcext:value-type="float">
                <text:p>26</text:p>
              </table:table-cell>
              <table:table-cell table:formula="of:=MONTH([.A84])" office:value-type="float" office:value="8" calcext:value-type="float">
                <text:p>8</text:p>
              </table:table-cell>
              <table:table-cell table:formula="of:=ROUNDDOWN([.$D$2]*(1+(1/13)*(([.B84]-24)/2)))" office:value-type="float" office:value="96" calcext:value-type="float">
                <text:p>96</text:p>
              </table:table-cell>
              <table:table-cell table:formula="of:=ROUNDDOWN([.$E$2]*(1+(2/29)*(([.B84]-24)/2)))" office:value-type="float" office:value="128" calcext:value-type="float">
                <text:p>128</text:p>
              </table:table-cell>
              <table:table-cell table:formula="of:=ROUNDDOWN([.$F$2]*(1+(1/17)*(([.B84]-24)/2)))" office:value-type="float" office:value="84" calcext:value-type="float">
                <text:p>84</text:p>
              </table:table-cell>
              <table:table-cell table:formula="of:=[.F84]*6+[.E84]*5+[.D84]*7" office:value-type="float" office:value="1816" calcext:value-type="float">
                <text:p>1816</text:p>
              </table:table-cell>
              <table:table-cell table:formula="of:=[.H83]+[.G84]" office:value-type="float" office:value="133533" calcext:value-type="float">
                <text:p>133533</text:p>
              </table:table-cell>
              <table:table-cell table:formula="of:=IF([.B84]&gt;20;[.I83]+1;0)" office:value-type="float" office:value="4" calcext:value-type="float">
                <text:p>4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21" calcext:value-type="date">
                <text:p>2022-08-21</text:p>
              </table:table-cell>
              <table:table-cell office:value-type="float" office:value="23" calcext:value-type="float">
                <text:p>23</text:p>
              </table:table-cell>
              <table:table-cell table:formula="of:=MONTH([.A85])" office:value-type="float" office:value="8" calcext:value-type="float">
                <text:p>8</text:p>
              </table:table-cell>
              <table:table-cell table:formula="of:=ROUNDDOWN([.$D$2]*(1+(1/13)*(([.B85]-24)/2)))" office:value-type="float" office:value="86" calcext:value-type="float">
                <text:p>86</text:p>
              </table:table-cell>
              <table:table-cell table:formula="of:=ROUNDDOWN([.$E$2]*(1+(2/29)*(([.B85]-24)/2)))" office:value-type="float" office:value="115" calcext:value-type="float">
                <text:p>115</text:p>
              </table:table-cell>
              <table:table-cell table:formula="of:=ROUNDDOWN([.$F$2]*(1+(1/17)*(([.B85]-24)/2)))" office:value-type="float" office:value="77" calcext:value-type="float">
                <text:p>77</text:p>
              </table:table-cell>
              <table:table-cell table:formula="of:=[.F85]*6+[.E85]*5+[.D85]*7" office:value-type="float" office:value="1639" calcext:value-type="float">
                <text:p>1639</text:p>
              </table:table-cell>
              <table:table-cell table:formula="of:=[.H84]+[.G85]" office:value-type="float" office:value="135172" calcext:value-type="float">
                <text:p>135172</text:p>
              </table:table-cell>
              <table:table-cell table:formula="of:=IF([.B85]&gt;20;[.I84]+1;0)" office:value-type="float" office:value="5" calcext:value-type="float">
                <text:p>5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22" calcext:value-type="date">
                <text:p>2022-08-22</text:p>
              </table:table-cell>
              <table:table-cell office:value-type="float" office:value="23" calcext:value-type="float">
                <text:p>23</text:p>
              </table:table-cell>
              <table:table-cell table:formula="of:=MONTH([.A86])" office:value-type="float" office:value="8" calcext:value-type="float">
                <text:p>8</text:p>
              </table:table-cell>
              <table:table-cell table:formula="of:=ROUNDDOWN([.$D$2]*(1+(1/13)*(([.B86]-24)/2)))" office:value-type="float" office:value="86" calcext:value-type="float">
                <text:p>86</text:p>
              </table:table-cell>
              <table:table-cell table:formula="of:=ROUNDDOWN([.$E$2]*(1+(2/29)*(([.B86]-24)/2)))" office:value-type="float" office:value="115" calcext:value-type="float">
                <text:p>115</text:p>
              </table:table-cell>
              <table:table-cell table:formula="of:=ROUNDDOWN([.$F$2]*(1+(1/17)*(([.B86]-24)/2)))" office:value-type="float" office:value="77" calcext:value-type="float">
                <text:p>77</text:p>
              </table:table-cell>
              <table:table-cell table:formula="of:=[.F86]*6+[.E86]*5+[.D86]*7" office:value-type="float" office:value="1639" calcext:value-type="float">
                <text:p>1639</text:p>
              </table:table-cell>
              <table:table-cell table:formula="of:=[.H85]+[.G86]" office:value-type="float" office:value="136811" calcext:value-type="float">
                <text:p>136811</text:p>
              </table:table-cell>
              <table:table-cell table:formula="of:=IF([.B86]&gt;20;[.I85]+1;0)" office:value-type="float" office:value="6" calcext:value-type="float">
                <text:p>6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23" calcext:value-type="date">
                <text:p>2022-08-23</text:p>
              </table:table-cell>
              <table:table-cell office:value-type="float" office:value="24" calcext:value-type="float">
                <text:p>24</text:p>
              </table:table-cell>
              <table:table-cell table:formula="of:=MONTH([.A87])" office:value-type="float" office:value="8" calcext:value-type="float">
                <text:p>8</text:p>
              </table:table-cell>
              <table:table-cell table:formula="of:=ROUNDDOWN([.$D$2]*(1+(1/13)*(([.B87]-24)/2)))" office:value-type="float" office:value="90" calcext:value-type="float">
                <text:p>90</text:p>
              </table:table-cell>
              <table:table-cell table:formula="of:=ROUNDDOWN([.$E$2]*(1+(2/29)*(([.B87]-24)/2)))" office:value-type="float" office:value="120" calcext:value-type="float">
                <text:p>120</text:p>
              </table:table-cell>
              <table:table-cell table:formula="of:=ROUNDDOWN([.$F$2]*(1+(1/17)*(([.B87]-24)/2)))" office:value-type="float" office:value="80" calcext:value-type="float">
                <text:p>80</text:p>
              </table:table-cell>
              <table:table-cell table:formula="of:=[.F87]*6+[.E87]*5+[.D87]*7" office:value-type="float" office:value="1710" calcext:value-type="float">
                <text:p>1710</text:p>
              </table:table-cell>
              <table:table-cell table:formula="of:=[.H86]+[.G87]" office:value-type="float" office:value="138521" calcext:value-type="float">
                <text:p>138521</text:p>
              </table:table-cell>
              <table:table-cell table:formula="of:=IF([.B87]&gt;20;[.I86]+1;0)" office:value-type="float" office:value="7" calcext:value-type="float">
                <text:p>7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24" calcext:value-type="date">
                <text:p>2022-08-24</text:p>
              </table:table-cell>
              <table:table-cell office:value-type="float" office:value="26" calcext:value-type="float">
                <text:p>26</text:p>
              </table:table-cell>
              <table:table-cell table:formula="of:=MONTH([.A88])" office:value-type="float" office:value="8" calcext:value-type="float">
                <text:p>8</text:p>
              </table:table-cell>
              <table:table-cell table:formula="of:=ROUNDDOWN([.$D$2]*(1+(1/13)*(([.B88]-24)/2)))" office:value-type="float" office:value="96" calcext:value-type="float">
                <text:p>96</text:p>
              </table:table-cell>
              <table:table-cell table:formula="of:=ROUNDDOWN([.$E$2]*(1+(2/29)*(([.B88]-24)/2)))" office:value-type="float" office:value="128" calcext:value-type="float">
                <text:p>128</text:p>
              </table:table-cell>
              <table:table-cell table:formula="of:=ROUNDDOWN([.$F$2]*(1+(1/17)*(([.B88]-24)/2)))" office:value-type="float" office:value="84" calcext:value-type="float">
                <text:p>84</text:p>
              </table:table-cell>
              <table:table-cell table:formula="of:=[.F88]*6+[.E88]*5+[.D88]*7" office:value-type="float" office:value="1816" calcext:value-type="float">
                <text:p>1816</text:p>
              </table:table-cell>
              <table:table-cell table:formula="of:=[.H87]+[.G88]" office:value-type="float" office:value="140337" calcext:value-type="float">
                <text:p>140337</text:p>
              </table:table-cell>
              <table:table-cell table:formula="of:=IF([.B88]&gt;20;[.I87]+1;0)" office:value-type="float" office:value="8" calcext:value-type="float">
                <text:p>8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25" calcext:value-type="date">
                <text:p>2022-08-25</text:p>
              </table:table-cell>
              <table:table-cell office:value-type="float" office:value="28" calcext:value-type="float">
                <text:p>28</text:p>
              </table:table-cell>
              <table:table-cell table:formula="of:=MONTH([.A89])" office:value-type="float" office:value="8" calcext:value-type="float">
                <text:p>8</text:p>
              </table:table-cell>
              <table:table-cell table:formula="of:=ROUNDDOWN([.$D$2]*(1+(1/13)*(([.B89]-24)/2)))" office:value-type="float" office:value="103" calcext:value-type="float">
                <text:p>103</text:p>
              </table:table-cell>
              <table:table-cell table:formula="of:=ROUNDDOWN([.$E$2]*(1+(2/29)*(([.B89]-24)/2)))" office:value-type="float" office:value="136" calcext:value-type="float">
                <text:p>136</text:p>
              </table:table-cell>
              <table:table-cell table:formula="of:=ROUNDDOWN([.$F$2]*(1+(1/17)*(([.B89]-24)/2)))" office:value-type="float" office:value="89" calcext:value-type="float">
                <text:p>89</text:p>
              </table:table-cell>
              <table:table-cell table:formula="of:=[.F89]*6+[.E89]*5+[.D89]*7" office:value-type="float" office:value="1935" calcext:value-type="float">
                <text:p>1935</text:p>
              </table:table-cell>
              <table:table-cell table:formula="of:=[.H88]+[.G89]" office:value-type="float" office:value="142272" calcext:value-type="float">
                <text:p>142272</text:p>
              </table:table-cell>
              <table:table-cell table:formula="of:=IF([.B89]&gt;20;[.I88]+1;0)" office:value-type="float" office:value="9" calcext:value-type="float">
                <text:p>9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26" calcext:value-type="date">
                <text:p>2022-08-26</text:p>
              </table:table-cell>
              <table:table-cell office:value-type="float" office:value="32" calcext:value-type="float">
                <text:p>32</text:p>
              </table:table-cell>
              <table:table-cell table:formula="of:=MONTH([.A90])" office:value-type="float" office:value="8" calcext:value-type="float">
                <text:p>8</text:p>
              </table:table-cell>
              <table:table-cell table:formula="of:=ROUNDDOWN([.$D$2]*(1+(1/13)*(([.B90]-24)/2)))" office:value-type="float" office:value="117" calcext:value-type="float">
                <text:p>117</text:p>
              </table:table-cell>
              <table:table-cell table:formula="of:=ROUNDDOWN([.$E$2]*(1+(2/29)*(([.B90]-24)/2)))" office:value-type="float" office:value="153" calcext:value-type="float">
                <text:p>153</text:p>
              </table:table-cell>
              <table:table-cell table:formula="of:=ROUNDDOWN([.$F$2]*(1+(1/17)*(([.B90]-24)/2)))" office:value-type="float" office:value="98" calcext:value-type="float">
                <text:p>98</text:p>
              </table:table-cell>
              <table:table-cell table:formula="of:=[.F90]*6+[.E90]*5+[.D90]*7" office:value-type="float" office:value="2172" calcext:value-type="float">
                <text:p>2172</text:p>
              </table:table-cell>
              <table:table-cell table:formula="of:=[.H89]+[.G90]" office:value-type="float" office:value="144444" calcext:value-type="float">
                <text:p>144444</text:p>
              </table:table-cell>
              <table:table-cell table:formula="of:=IF([.B90]&gt;20;[.I89]+1;0)" office:value-type="float" office:value="10" calcext:value-type="float">
                <text:p>10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27" calcext:value-type="date">
                <text:p>2022-08-27</text:p>
              </table:table-cell>
              <table:table-cell office:value-type="float" office:value="26" calcext:value-type="float">
                <text:p>26</text:p>
              </table:table-cell>
              <table:table-cell table:formula="of:=MONTH([.A91])" office:value-type="float" office:value="8" calcext:value-type="float">
                <text:p>8</text:p>
              </table:table-cell>
              <table:table-cell table:formula="of:=ROUNDDOWN([.$D$2]*(1+(1/13)*(([.B91]-24)/2)))" office:value-type="float" office:value="96" calcext:value-type="float">
                <text:p>96</text:p>
              </table:table-cell>
              <table:table-cell table:formula="of:=ROUNDDOWN([.$E$2]*(1+(2/29)*(([.B91]-24)/2)))" office:value-type="float" office:value="128" calcext:value-type="float">
                <text:p>128</text:p>
              </table:table-cell>
              <table:table-cell table:formula="of:=ROUNDDOWN([.$F$2]*(1+(1/17)*(([.B91]-24)/2)))" office:value-type="float" office:value="84" calcext:value-type="float">
                <text:p>84</text:p>
              </table:table-cell>
              <table:table-cell table:formula="of:=[.F91]*6+[.E91]*5+[.D91]*7" office:value-type="float" office:value="1816" calcext:value-type="float">
                <text:p>1816</text:p>
              </table:table-cell>
              <table:table-cell table:formula="of:=[.H90]+[.G91]" office:value-type="float" office:value="146260" calcext:value-type="float">
                <text:p>146260</text:p>
              </table:table-cell>
              <table:table-cell table:formula="of:=IF([.B91]&gt;20;[.I90]+1;0)" office:value-type="float" office:value="11" calcext:value-type="float">
                <text:p>11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28" calcext:value-type="date">
                <text:p>2022-08-28</text:p>
              </table:table-cell>
              <table:table-cell office:value-type="float" office:value="32" calcext:value-type="float">
                <text:p>32</text:p>
              </table:table-cell>
              <table:table-cell table:formula="of:=MONTH([.A92])" office:value-type="float" office:value="8" calcext:value-type="float">
                <text:p>8</text:p>
              </table:table-cell>
              <table:table-cell table:formula="of:=ROUNDDOWN([.$D$2]*(1+(1/13)*(([.B92]-24)/2)))" office:value-type="float" office:value="117" calcext:value-type="float">
                <text:p>117</text:p>
              </table:table-cell>
              <table:table-cell table:formula="of:=ROUNDDOWN([.$E$2]*(1+(2/29)*(([.B92]-24)/2)))" office:value-type="float" office:value="153" calcext:value-type="float">
                <text:p>153</text:p>
              </table:table-cell>
              <table:table-cell table:formula="of:=ROUNDDOWN([.$F$2]*(1+(1/17)*(([.B92]-24)/2)))" office:value-type="float" office:value="98" calcext:value-type="float">
                <text:p>98</text:p>
              </table:table-cell>
              <table:table-cell table:formula="of:=[.F92]*6+[.E92]*5+[.D92]*7" office:value-type="float" office:value="2172" calcext:value-type="float">
                <text:p>2172</text:p>
              </table:table-cell>
              <table:table-cell table:formula="of:=[.H91]+[.G92]" office:value-type="float" office:value="148432" calcext:value-type="float">
                <text:p>148432</text:p>
              </table:table-cell>
              <table:table-cell table:formula="of:=IF([.B92]&gt;20;[.I91]+1;0)" office:value-type="float" office:value="12" calcext:value-type="float">
                <text:p>12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29" calcext:value-type="date">
                <text:p>2022-08-29</text:p>
              </table:table-cell>
              <table:table-cell office:value-type="float" office:value="23" calcext:value-type="float">
                <text:p>23</text:p>
              </table:table-cell>
              <table:table-cell table:formula="of:=MONTH([.A93])" office:value-type="float" office:value="8" calcext:value-type="float">
                <text:p>8</text:p>
              </table:table-cell>
              <table:table-cell table:formula="of:=ROUNDDOWN([.$D$2]*(1+(1/13)*(([.B93]-24)/2)))" office:value-type="float" office:value="86" calcext:value-type="float">
                <text:p>86</text:p>
              </table:table-cell>
              <table:table-cell table:formula="of:=ROUNDDOWN([.$E$2]*(1+(2/29)*(([.B93]-24)/2)))" office:value-type="float" office:value="115" calcext:value-type="float">
                <text:p>115</text:p>
              </table:table-cell>
              <table:table-cell table:formula="of:=ROUNDDOWN([.$F$2]*(1+(1/17)*(([.B93]-24)/2)))" office:value-type="float" office:value="77" calcext:value-type="float">
                <text:p>77</text:p>
              </table:table-cell>
              <table:table-cell table:formula="of:=[.F93]*6+[.E93]*5+[.D93]*7" office:value-type="float" office:value="1639" calcext:value-type="float">
                <text:p>1639</text:p>
              </table:table-cell>
              <table:table-cell table:formula="of:=[.H92]+[.G93]" office:value-type="float" office:value="150071" calcext:value-type="float">
                <text:p>150071</text:p>
              </table:table-cell>
              <table:table-cell table:formula="of:=IF([.B93]&gt;20;[.I92]+1;0)" office:value-type="float" office:value="13" calcext:value-type="float">
                <text:p>13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30" calcext:value-type="date">
                <text:p>2022-08-30</text:p>
              </table:table-cell>
              <table:table-cell office:value-type="float" office:value="22" calcext:value-type="float">
                <text:p>22</text:p>
              </table:table-cell>
              <table:table-cell table:formula="of:=MONTH([.A94])" office:value-type="float" office:value="8" calcext:value-type="float">
                <text:p>8</text:p>
              </table:table-cell>
              <table:table-cell table:formula="of:=ROUNDDOWN([.$D$2]*(1+(1/13)*(([.B94]-24)/2)))" office:value-type="float" office:value="83" calcext:value-type="float">
                <text:p>83</text:p>
              </table:table-cell>
              <table:table-cell table:formula="of:=ROUNDDOWN([.$E$2]*(1+(2/29)*(([.B94]-24)/2)))" office:value-type="float" office:value="111" calcext:value-type="float">
                <text:p>111</text:p>
              </table:table-cell>
              <table:table-cell table:formula="of:=ROUNDDOWN([.$F$2]*(1+(1/17)*(([.B94]-24)/2)))" office:value-type="float" office:value="75" calcext:value-type="float">
                <text:p>75</text:p>
              </table:table-cell>
              <table:table-cell table:formula="of:=[.F94]*6+[.E94]*5+[.D94]*7" office:value-type="float" office:value="1586" calcext:value-type="float">
                <text:p>1586</text:p>
              </table:table-cell>
              <table:table-cell table:formula="of:=[.H93]+[.G94]" office:value-type="float" office:value="151657" calcext:value-type="float">
                <text:p>151657</text:p>
              </table:table-cell>
              <table:table-cell table:formula="of:=IF([.B94]&gt;20;[.I93]+1;0)" office:value-type="float" office:value="14" calcext:value-type="float">
                <text:p>14</text:p>
              </table:table-cell>
              <table:table-cell table:number-columns-repeated="2"/>
            </table:table-row>
            <table:table-row table:style-name="ro1">
              <table:table-cell office:value-type="date" office:date-value="2022-08-31" calcext:value-type="date">
                <text:p>2022-08-31</text:p>
              </table:table-cell>
              <table:table-cell office:value-type="float" office:value="25" calcext:value-type="float">
                <text:p>25</text:p>
              </table:table-cell>
              <table:table-cell table:formula="of:=MONTH([.A95])" office:value-type="float" office:value="8" calcext:value-type="float">
                <text:p>8</text:p>
              </table:table-cell>
              <table:table-cell table:formula="of:=ROUNDDOWN([.$D$2]*(1+(1/13)*(([.B95]-24)/2)))" office:value-type="float" office:value="93" calcext:value-type="float">
                <text:p>93</text:p>
              </table:table-cell>
              <table:table-cell table:formula="of:=ROUNDDOWN([.$E$2]*(1+(2/29)*(([.B95]-24)/2)))" office:value-type="float" office:value="124" calcext:value-type="float">
                <text:p>124</text:p>
              </table:table-cell>
              <table:table-cell table:formula="of:=ROUNDDOWN([.$F$2]*(1+(1/17)*(([.B95]-24)/2)))" office:value-type="float" office:value="82" calcext:value-type="float">
                <text:p>82</text:p>
              </table:table-cell>
              <table:table-cell table:formula="of:=[.F95]*6+[.E95]*5+[.D95]*7" office:value-type="float" office:value="1763" calcext:value-type="float">
                <text:p>1763</text:p>
              </table:table-cell>
              <table:table-cell table:formula="of:=[.H94]+[.G95]" office:value-type="float" office:value="153420" calcext:value-type="float">
                <text:p>153420</text:p>
              </table:table-cell>
              <table:table-cell table:formula="of:=IF([.B95]&gt;20;[.I94]+1;0)" office:value-type="float" office:value="15" calcext:value-type="float">
                <text:p>15</text:p>
              </table:table-cell>
              <table:table-cell table:number-columns-repeated="2"/>
            </table:table-row>
          </table:table-row-group>
        </table:table-row-group>
        <table:table-row table:style-name="ro1">
          <table:table-cell table:number-columns-repeated="2"/>
          <table:table-cell table:style-name="Result" office:value-type="string" calcext:value-type="string">
            <text:p>8 Result</text:p>
          </table:table-cell>
          <table:table-cell table:style-name="Result" table:formula="of:=SUBTOTAL(9;[$'5.1-5.3'.$D$65:$'5.1-5.3'.$D$95])" office:value-type="float" office:value="2665" calcext:value-type="float">
            <text:p>2665</text:p>
          </table:table-cell>
          <table:table-cell table:style-name="Result" table:formula="of:=SUBTOTAL(9;[$'5.1-5.3'.$E$65:$'5.1-5.3'.$E$95])" office:value-type="float" office:value="3579" calcext:value-type="float">
            <text:p>3579</text:p>
          </table:table-cell>
          <table:table-cell table:style-name="Result" table:formula="of:=SUBTOTAL(9;[$'5.1-5.3'.$F$65:$'5.1-5.3'.$F$95])" office:value-type="float" office:value="2390" calcext:value-type="float">
            <text:p>239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Result" office:value-type="string" calcext:value-type="string">
            <text:p>Grand Sum</text:p>
          </table:table-cell>
          <table:table-cell table:style-name="Result" table:formula="of:=SUBTOTAL(9;[$'5.1-5.3'.$D$2:$'5.1-5.3'.$D$95])" office:value-type="float" office:value="8051" calcext:value-type="float">
            <text:p>8051</text:p>
          </table:table-cell>
          <table:table-cell table:style-name="Result" table:formula="of:=SUBTOTAL(9;[$'5.1-5.3'.$E$2:$'5.1-5.3'.$E$95])" office:value-type="float" office:value="10781" calcext:value-type="float">
            <text:p>10781</text:p>
          </table:table-cell>
          <table:table-cell table:style-name="Result" table:formula="of:=SUBTOTAL(9;[$'5.1-5.3'.$F$2:$'5.1-5.3'.$F$95])" office:value-type="float" office:value="7193" calcext:value-type="float">
            <text:p>719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6"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Max długość:</text:p>
          </table:table-cell>
          <table:table-cell table:style-name="ce3" office:value-type="string" calcext:value-type="string">
            <text:p>Koniec:</text:p>
          </table:table-cell>
          <table:table-cell table:style-name="ce3" office:value-type="string" calcext:value-type="string">
            <text:p>Początek: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3"/>
          <table:table-cell table:style-name="ce3" table:formula="of:=MAX([.I2:.I95])" office:value-type="float" office:value="15" calcext:value-type="float">
            <text:p>15</text:p>
          </table:table-cell>
          <table:table-cell table:style-name="ce2" office:value-type="date" office:date-value="2022-08-31" calcext:value-type="date">
            <text:p>2022-08-31</text:p>
          </table:table-cell>
          <table:table-cell table:style-name="ce2" office:value-type="date" office:date-value="2022-08-17" calcext:value-type="date">
            <text:p>2022-08-17</text:p>
          </table:table-cell>
        </table:table-row>
        <table:table-row table:style-name="ro1" table:number-rows-repeated="5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office:value-type="float" office:value="5.2" calcext:value-type="float">
            <text:p>5.2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Hot-dogi</text:p>
          </table:table-cell>
          <table:table-cell office:value-type="string" calcext:value-type="string">
            <text:p>Lody</text:p>
          </table:table-cell>
          <table:table-cell office:value-type="string" calcext:value-type="string">
            <text:p>Kukurydza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Result" table:formula="of:=SUBTOTAL(9;[$'5.1-5.3'.$D$2:$'5.1-5.3'.$D$31])" office:value-type="float" office:value="2639" calcext:value-type="float">
            <text:p>2639</text:p>
          </table:table-cell>
          <table:table-cell table:style-name="Result" table:formula="of:=SUBTOTAL(9;[$'5.1-5.3'.$E$2:$'5.1-5.3'.$E$31])" office:value-type="float" office:value="3527" calcext:value-type="float">
            <text:p>3527</text:p>
          </table:table-cell>
          <table:table-cell table:style-name="Result" table:formula="of:=SUBTOTAL(9;[$'5.1-5.3'.$F$2:$'5.1-5.3'.$F$31])" office:value-type="float" office:value="2355" calcext:value-type="float">
            <text:p>2355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style-name="Result" table:formula="of:=SUBTOTAL(9;[$'5.1-5.3'.$D$33:$'5.1-5.3'.$D$63])" office:value-type="float" office:value="2747" calcext:value-type="float">
            <text:p>2747</text:p>
          </table:table-cell>
          <table:table-cell table:style-name="Result" table:formula="of:=SUBTOTAL(9;[$'5.1-5.3'.$E$33:$'5.1-5.3'.$E$63])" office:value-type="float" office:value="3675" calcext:value-type="float">
            <text:p>3675</text:p>
          </table:table-cell>
          <table:table-cell table:style-name="Result" table:formula="of:=SUBTOTAL(9;[$'5.1-5.3'.$F$33:$'5.1-5.3'.$F$63])" office:value-type="float" office:value="2448" calcext:value-type="float">
            <text:p>2448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style-name="Result" table:formula="of:=SUBTOTAL(9;[$'5.1-5.3'.$D$65:$'5.1-5.3'.$D$95])" office:value-type="float" office:value="2665" calcext:value-type="float">
            <text:p>2665</text:p>
          </table:table-cell>
          <table:table-cell table:style-name="Result" table:formula="of:=SUBTOTAL(9;[$'5.1-5.3'.$E$65:$'5.1-5.3'.$E$95])" office:value-type="float" office:value="3579" calcext:value-type="float">
            <text:p>3579</text:p>
          </table:table-cell>
          <table:table-cell table:style-name="Result" table:formula="of:=SUBTOTAL(9;[$'5.1-5.3'.$F$65:$'5.1-5.3'.$F$95])" office:value-type="float" office:value="2390" calcext:value-type="float">
            <text:p>2390</text:p>
          </table:table-cell>
          <table:table-cell table:number-columns-repeated="5"/>
        </table:table-row>
      </table:table>
      <table:table table:name="5.4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Sprzedane hot-dogi</text:p>
          </table:table-cell>
          <table:table-cell office:value-type="string" calcext:value-type="string">
            <text:p>Sprzedane lody</text:p>
          </table:table-cell>
          <table:table-cell office:value-type="string" calcext:value-type="string">
            <text:p>Sprzedana kukurydza</text:p>
          </table:table-cell>
          <table:table-cell office:value-type="string" calcext:value-type="string">
            <text:p>Dzienny utarg</text:p>
          </table:table-cell>
          <table:table-cell office:value-type="string" calcext:value-type="string">
            <text:p>Suma prefixowa</text:p>
          </table:table-cell>
          <table:table-cell/>
          <table:table-cell office:value-type="string" calcext:value-type="string">
            <text:p>Wzrost ceny:</text:p>
          </table:table-cell>
          <table:table-cell table:style-name="ce7" office:value-type="string" calcext:value-type="string">
            <text:p>5.4 b)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24" calcext:value-type="float">
            <text:p>24</text:p>
          </table:table-cell>
          <table:table-cell table:formula="of:=MONTH([.A2])"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F2]*(6+[.$J$2])+[.E2]*(5+[.$J$2])+[.D2]*(7+[.$J$2])" office:value-type="float" office:value="1710" calcext:value-type="float">
            <text:p>1710</text:p>
          </table:table-cell>
          <table:table-cell table:formula="of:=[.G2]" office:value-type="float" office:value="1710" calcext:value-type="float">
            <text:p>17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float" office:value="1.34" calcext:value-type="float">
            <text:p>1.34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25" calcext:value-type="float">
            <text:p>25</text:p>
          </table:table-cell>
          <table:table-cell table:formula="of:=MONTH([.A3])" office:value-type="float" office:value="6" calcext:value-type="float">
            <text:p>6</text:p>
          </table:table-cell>
          <table:table-cell table:formula="of:=ROUNDDOWN([.$D$2]*(1+(1/13)*(([.B3]-24)/2)))" office:value-type="float" office:value="93" calcext:value-type="float">
            <text:p>93</text:p>
          </table:table-cell>
          <table:table-cell table:formula="of:=ROUNDDOWN([.$E$2]*(1+(2/29)*(([.B3]-24)/2)))" office:value-type="float" office:value="124" calcext:value-type="float">
            <text:p>124</text:p>
          </table:table-cell>
          <table:table-cell table:formula="of:=ROUNDDOWN([.$F$2]*(1+(1/17)*(([.B3]-24)/2)))" office:value-type="float" office:value="82" calcext:value-type="float">
            <text:p>82</text:p>
          </table:table-cell>
          <table:table-cell table:formula="of:=[.F3]*(6+[.$J$2])+[.E3]*(5+[.$J$2])+[.D3]*(7+[.$J$2])" office:value-type="float" office:value="1763" calcext:value-type="float">
            <text:p>1763</text:p>
          </table:table-cell>
          <table:table-cell table:formula="of:=[.H2]+[.G3]" office:value-type="float" office:value="3473" calcext:value-type="float">
            <text:p>3473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27" calcext:value-type="float">
            <text:p>27</text:p>
          </table:table-cell>
          <table:table-cell table:formula="of:=MONTH([.A4])" office:value-type="float" office:value="6" calcext:value-type="float">
            <text:p>6</text:p>
          </table:table-cell>
          <table:table-cell table:formula="of:=ROUNDDOWN([.$D$2]*(1+(1/13)*(([.B4]-24)/2)))" office:value-type="float" office:value="100" calcext:value-type="float">
            <text:p>100</text:p>
          </table:table-cell>
          <table:table-cell table:formula="of:=ROUNDDOWN([.$E$2]*(1+(2/29)*(([.B4]-24)/2)))" office:value-type="float" office:value="132" calcext:value-type="float">
            <text:p>132</text:p>
          </table:table-cell>
          <table:table-cell table:formula="of:=ROUNDDOWN([.$F$2]*(1+(1/17)*(([.B4]-24)/2)))" office:value-type="float" office:value="87" calcext:value-type="float">
            <text:p>87</text:p>
          </table:table-cell>
          <table:table-cell table:formula="of:=[.F4]*(6+[.$J$2])+[.E4]*(5+[.$J$2])+[.D4]*(7+[.$J$2])" office:value-type="float" office:value="1882" calcext:value-type="float">
            <text:p>1882</text:p>
          </table:table-cell>
          <table:table-cell table:formula="of:=[.H3]+[.G4]" office:value-type="float" office:value="5355" calcext:value-type="float">
            <text:p>5355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27" calcext:value-type="float">
            <text:p>27</text:p>
          </table:table-cell>
          <table:table-cell table:formula="of:=MONTH([.A5])" office:value-type="float" office:value="6" calcext:value-type="float">
            <text:p>6</text:p>
          </table:table-cell>
          <table:table-cell table:formula="of:=ROUNDDOWN([.$D$2]*(1+(1/13)*(([.B5]-24)/2)))" office:value-type="float" office:value="100" calcext:value-type="float">
            <text:p>100</text:p>
          </table:table-cell>
          <table:table-cell table:formula="of:=ROUNDDOWN([.$E$2]*(1+(2/29)*(([.B5]-24)/2)))" office:value-type="float" office:value="132" calcext:value-type="float">
            <text:p>132</text:p>
          </table:table-cell>
          <table:table-cell table:formula="of:=ROUNDDOWN([.$F$2]*(1+(1/17)*(([.B5]-24)/2)))" office:value-type="float" office:value="87" calcext:value-type="float">
            <text:p>87</text:p>
          </table:table-cell>
          <table:table-cell table:formula="of:=[.F5]*(6+[.$J$2])+[.E5]*(5+[.$J$2])+[.D5]*(7+[.$J$2])" office:value-type="float" office:value="1882" calcext:value-type="float">
            <text:p>1882</text:p>
          </table:table-cell>
          <table:table-cell table:formula="of:=[.H4]+[.G5]" office:value-type="float" office:value="7237" calcext:value-type="float">
            <text:p>7237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float" office:value="27" calcext:value-type="float">
            <text:p>27</text:p>
          </table:table-cell>
          <table:table-cell table:formula="of:=MONTH([.A6])" office:value-type="float" office:value="6" calcext:value-type="float">
            <text:p>6</text:p>
          </table:table-cell>
          <table:table-cell table:formula="of:=ROUNDDOWN([.$D$2]*(1+(1/13)*(([.B6]-24)/2)))" office:value-type="float" office:value="100" calcext:value-type="float">
            <text:p>100</text:p>
          </table:table-cell>
          <table:table-cell table:formula="of:=ROUNDDOWN([.$E$2]*(1+(2/29)*(([.B6]-24)/2)))" office:value-type="float" office:value="132" calcext:value-type="float">
            <text:p>132</text:p>
          </table:table-cell>
          <table:table-cell table:formula="of:=ROUNDDOWN([.$F$2]*(1+(1/17)*(([.B6]-24)/2)))" office:value-type="float" office:value="87" calcext:value-type="float">
            <text:p>87</text:p>
          </table:table-cell>
          <table:table-cell table:formula="of:=[.F6]*(6+[.$J$2])+[.E6]*(5+[.$J$2])+[.D6]*(7+[.$J$2])" office:value-type="float" office:value="1882" calcext:value-type="float">
            <text:p>1882</text:p>
          </table:table-cell>
          <table:table-cell table:formula="of:=[.H5]+[.G6]" office:value-type="float" office:value="9119" calcext:value-type="float">
            <text:p>9119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22" calcext:value-type="float">
            <text:p>22</text:p>
          </table:table-cell>
          <table:table-cell table:formula="of:=MONTH([.A7])" office:value-type="float" office:value="6" calcext:value-type="float">
            <text:p>6</text:p>
          </table:table-cell>
          <table:table-cell table:formula="of:=ROUNDDOWN([.$D$2]*(1+(1/13)*(([.B7]-24)/2)))" office:value-type="float" office:value="83" calcext:value-type="float">
            <text:p>83</text:p>
          </table:table-cell>
          <table:table-cell table:formula="of:=ROUNDDOWN([.$E$2]*(1+(2/29)*(([.B7]-24)/2)))" office:value-type="float" office:value="111" calcext:value-type="float">
            <text:p>111</text:p>
          </table:table-cell>
          <table:table-cell table:formula="of:=ROUNDDOWN([.$F$2]*(1+(1/17)*(([.B7]-24)/2)))" office:value-type="float" office:value="75" calcext:value-type="float">
            <text:p>75</text:p>
          </table:table-cell>
          <table:table-cell table:formula="of:=[.F7]*(6+[.$J$2])+[.E7]*(5+[.$J$2])+[.D7]*(7+[.$J$2])" office:value-type="float" office:value="1586" calcext:value-type="float">
            <text:p>1586</text:p>
          </table:table-cell>
          <table:table-cell table:formula="of:=[.H6]+[.G7]" office:value-type="float" office:value="10705" calcext:value-type="float">
            <text:p>10705</text:p>
          </table:table-cell>
          <table:table-cell table:number-columns-repeated="3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25" calcext:value-type="float">
            <text:p>25</text:p>
          </table:table-cell>
          <table:table-cell table:formula="of:=MONTH([.A8])" office:value-type="float" office:value="6" calcext:value-type="float">
            <text:p>6</text:p>
          </table:table-cell>
          <table:table-cell table:formula="of:=ROUNDDOWN([.$D$2]*(1+(1/13)*(([.B8]-24)/2)))" office:value-type="float" office:value="93" calcext:value-type="float">
            <text:p>93</text:p>
          </table:table-cell>
          <table:table-cell table:formula="of:=ROUNDDOWN([.$E$2]*(1+(2/29)*(([.B8]-24)/2)))" office:value-type="float" office:value="124" calcext:value-type="float">
            <text:p>124</text:p>
          </table:table-cell>
          <table:table-cell table:formula="of:=ROUNDDOWN([.$F$2]*(1+(1/17)*(([.B8]-24)/2)))" office:value-type="float" office:value="82" calcext:value-type="float">
            <text:p>82</text:p>
          </table:table-cell>
          <table:table-cell table:formula="of:=[.F8]*(6+[.$J$2])+[.E8]*(5+[.$J$2])+[.D8]*(7+[.$J$2])" office:value-type="float" office:value="1763" calcext:value-type="float">
            <text:p>1763</text:p>
          </table:table-cell>
          <table:table-cell table:formula="of:=[.H7]+[.G8]" office:value-type="float" office:value="12468" calcext:value-type="float">
            <text:p>12468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25" calcext:value-type="float">
            <text:p>25</text:p>
          </table:table-cell>
          <table:table-cell table:formula="of:=MONTH([.A9])" office:value-type="float" office:value="6" calcext:value-type="float">
            <text:p>6</text:p>
          </table:table-cell>
          <table:table-cell table:formula="of:=ROUNDDOWN([.$D$2]*(1+(1/13)*(([.B9]-24)/2)))" office:value-type="float" office:value="93" calcext:value-type="float">
            <text:p>93</text:p>
          </table:table-cell>
          <table:table-cell table:formula="of:=ROUNDDOWN([.$E$2]*(1+(2/29)*(([.B9]-24)/2)))" office:value-type="float" office:value="124" calcext:value-type="float">
            <text:p>124</text:p>
          </table:table-cell>
          <table:table-cell table:formula="of:=ROUNDDOWN([.$F$2]*(1+(1/17)*(([.B9]-24)/2)))" office:value-type="float" office:value="82" calcext:value-type="float">
            <text:p>82</text:p>
          </table:table-cell>
          <table:table-cell table:formula="of:=[.F9]*(6+[.$J$2])+[.E9]*(5+[.$J$2])+[.D9]*(7+[.$J$2])" office:value-type="float" office:value="1763" calcext:value-type="float">
            <text:p>1763</text:p>
          </table:table-cell>
          <table:table-cell table:formula="of:=[.H8]+[.G9]" office:value-type="float" office:value="14231" calcext:value-type="float">
            <text:p>14231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21" calcext:value-type="float">
            <text:p>21</text:p>
          </table:table-cell>
          <table:table-cell table:formula="of:=MONTH([.A10])" office:value-type="float" office:value="6" calcext:value-type="float">
            <text:p>6</text:p>
          </table:table-cell>
          <table:table-cell table:formula="of:=ROUNDDOWN([.$D$2]*(1+(1/13)*(([.B10]-24)/2)))" office:value-type="float" office:value="79" calcext:value-type="float">
            <text:p>79</text:p>
          </table:table-cell>
          <table:table-cell table:formula="of:=ROUNDDOWN([.$E$2]*(1+(2/29)*(([.B10]-24)/2)))" office:value-type="float" office:value="107" calcext:value-type="float">
            <text:p>107</text:p>
          </table:table-cell>
          <table:table-cell table:formula="of:=ROUNDDOWN([.$F$2]*(1+(1/17)*(([.B10]-24)/2)))" office:value-type="float" office:value="72" calcext:value-type="float">
            <text:p>72</text:p>
          </table:table-cell>
          <table:table-cell table:formula="of:=[.F10]*(6+[.$J$2])+[.E10]*(5+[.$J$2])+[.D10]*(7+[.$J$2])" office:value-type="float" office:value="1520" calcext:value-type="float">
            <text:p>1520</text:p>
          </table:table-cell>
          <table:table-cell table:formula="of:=[.H9]+[.G10]" office:value-type="float" office:value="15751" calcext:value-type="float">
            <text:p>15751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21" calcext:value-type="float">
            <text:p>21</text:p>
          </table:table-cell>
          <table:table-cell table:formula="of:=MONTH([.A11])" office:value-type="float" office:value="6" calcext:value-type="float">
            <text:p>6</text:p>
          </table:table-cell>
          <table:table-cell table:formula="of:=ROUNDDOWN([.$D$2]*(1+(1/13)*(([.B11]-24)/2)))" office:value-type="float" office:value="79" calcext:value-type="float">
            <text:p>79</text:p>
          </table:table-cell>
          <table:table-cell table:formula="of:=ROUNDDOWN([.$E$2]*(1+(2/29)*(([.B11]-24)/2)))" office:value-type="float" office:value="107" calcext:value-type="float">
            <text:p>107</text:p>
          </table:table-cell>
          <table:table-cell table:formula="of:=ROUNDDOWN([.$F$2]*(1+(1/17)*(([.B11]-24)/2)))" office:value-type="float" office:value="72" calcext:value-type="float">
            <text:p>72</text:p>
          </table:table-cell>
          <table:table-cell table:formula="of:=[.F11]*(6+[.$J$2])+[.E11]*(5+[.$J$2])+[.D11]*(7+[.$J$2])" office:value-type="float" office:value="1520" calcext:value-type="float">
            <text:p>1520</text:p>
          </table:table-cell>
          <table:table-cell table:formula="of:=[.H10]+[.G11]" office:value-type="float" office:value="17271" calcext:value-type="float">
            <text:p>17271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float" office:value="19" calcext:value-type="float">
            <text:p>19</text:p>
          </table:table-cell>
          <table:table-cell table:formula="of:=MONTH([.A12])" office:value-type="float" office:value="6" calcext:value-type="float">
            <text:p>6</text:p>
          </table:table-cell>
          <table:table-cell table:formula="of:=ROUNDDOWN([.$D$2]*(1+(1/13)*(([.B12]-24)/2)))" office:value-type="float" office:value="72" calcext:value-type="float">
            <text:p>72</text:p>
          </table:table-cell>
          <table:table-cell table:formula="of:=ROUNDDOWN([.$E$2]*(1+(2/29)*(([.B12]-24)/2)))" office:value-type="float" office:value="99" calcext:value-type="float">
            <text:p>99</text:p>
          </table:table-cell>
          <table:table-cell table:formula="of:=ROUNDDOWN([.$F$2]*(1+(1/17)*(([.B12]-24)/2)))" office:value-type="float" office:value="68" calcext:value-type="float">
            <text:p>68</text:p>
          </table:table-cell>
          <table:table-cell table:formula="of:=[.F12]*(6+[.$J$2])+[.E12]*(5+[.$J$2])+[.D12]*(7+[.$J$2])" office:value-type="float" office:value="1407" calcext:value-type="float">
            <text:p>1407</text:p>
          </table:table-cell>
          <table:table-cell table:formula="of:=[.H11]+[.G12]" office:value-type="float" office:value="18678" calcext:value-type="float">
            <text:p>18678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9" calcext:value-type="float">
            <text:p>19</text:p>
          </table:table-cell>
          <table:table-cell table:formula="of:=MONTH([.A13])" office:value-type="float" office:value="6" calcext:value-type="float">
            <text:p>6</text:p>
          </table:table-cell>
          <table:table-cell table:formula="of:=ROUNDDOWN([.$D$2]*(1+(1/13)*(([.B13]-24)/2)))" office:value-type="float" office:value="72" calcext:value-type="float">
            <text:p>72</text:p>
          </table:table-cell>
          <table:table-cell table:formula="of:=ROUNDDOWN([.$E$2]*(1+(2/29)*(([.B13]-24)/2)))" office:value-type="float" office:value="99" calcext:value-type="float">
            <text:p>99</text:p>
          </table:table-cell>
          <table:table-cell table:formula="of:=ROUNDDOWN([.$F$2]*(1+(1/17)*(([.B13]-24)/2)))" office:value-type="float" office:value="68" calcext:value-type="float">
            <text:p>68</text:p>
          </table:table-cell>
          <table:table-cell table:formula="of:=[.F13]*(6+[.$J$2])+[.E13]*(5+[.$J$2])+[.D13]*(7+[.$J$2])" office:value-type="float" office:value="1407" calcext:value-type="float">
            <text:p>1407</text:p>
          </table:table-cell>
          <table:table-cell table:formula="of:=[.H12]+[.G13]" office:value-type="float" office:value="20085" calcext:value-type="float">
            <text:p>20085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5" calcext:value-type="float">
            <text:p>15</text:p>
          </table:table-cell>
          <table:table-cell table:formula="of:=MONTH([.A14])" office:value-type="float" office:value="6" calcext:value-type="float">
            <text:p>6</text:p>
          </table:table-cell>
          <table:table-cell table:formula="of:=ROUNDDOWN([.$D$2]*(1+(1/13)*(([.B14]-24)/2)))" office:value-type="float" office:value="58" calcext:value-type="float">
            <text:p>58</text:p>
          </table:table-cell>
          <table:table-cell table:formula="of:=ROUNDDOWN([.$E$2]*(1+(2/29)*(([.B14]-24)/2)))" office:value-type="float" office:value="82" calcext:value-type="float">
            <text:p>82</text:p>
          </table:table-cell>
          <table:table-cell table:formula="of:=ROUNDDOWN([.$F$2]*(1+(1/17)*(([.B14]-24)/2)))" office:value-type="float" office:value="58" calcext:value-type="float">
            <text:p>58</text:p>
          </table:table-cell>
          <table:table-cell table:formula="of:=[.F14]*(6+[.$J$2])+[.E14]*(5+[.$J$2])+[.D14]*(7+[.$J$2])" office:value-type="float" office:value="1164" calcext:value-type="float">
            <text:p>1164</text:p>
          </table:table-cell>
          <table:table-cell table:formula="of:=[.H13]+[.G14]" office:value-type="float" office:value="21249" calcext:value-type="float">
            <text:p>21249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21" calcext:value-type="float">
            <text:p>21</text:p>
          </table:table-cell>
          <table:table-cell table:formula="of:=MONTH([.A15])" office:value-type="float" office:value="6" calcext:value-type="float">
            <text:p>6</text:p>
          </table:table-cell>
          <table:table-cell table:formula="of:=ROUNDDOWN([.$D$2]*(1+(1/13)*(([.B15]-24)/2)))" office:value-type="float" office:value="79" calcext:value-type="float">
            <text:p>79</text:p>
          </table:table-cell>
          <table:table-cell table:formula="of:=ROUNDDOWN([.$E$2]*(1+(2/29)*(([.B15]-24)/2)))" office:value-type="float" office:value="107" calcext:value-type="float">
            <text:p>107</text:p>
          </table:table-cell>
          <table:table-cell table:formula="of:=ROUNDDOWN([.$F$2]*(1+(1/17)*(([.B15]-24)/2)))" office:value-type="float" office:value="72" calcext:value-type="float">
            <text:p>72</text:p>
          </table:table-cell>
          <table:table-cell table:formula="of:=[.F15]*(6+[.$J$2])+[.E15]*(5+[.$J$2])+[.D15]*(7+[.$J$2])" office:value-type="float" office:value="1520" calcext:value-type="float">
            <text:p>1520</text:p>
          </table:table-cell>
          <table:table-cell table:formula="of:=[.H14]+[.G15]" office:value-type="float" office:value="22769" calcext:value-type="float">
            <text:p>22769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23" calcext:value-type="float">
            <text:p>23</text:p>
          </table:table-cell>
          <table:table-cell table:formula="of:=MONTH([.A16])" office:value-type="float" office:value="6" calcext:value-type="float">
            <text:p>6</text:p>
          </table:table-cell>
          <table:table-cell table:formula="of:=ROUNDDOWN([.$D$2]*(1+(1/13)*(([.B16]-24)/2)))" office:value-type="float" office:value="86" calcext:value-type="float">
            <text:p>86</text:p>
          </table:table-cell>
          <table:table-cell table:formula="of:=ROUNDDOWN([.$E$2]*(1+(2/29)*(([.B16]-24)/2)))" office:value-type="float" office:value="115" calcext:value-type="float">
            <text:p>115</text:p>
          </table:table-cell>
          <table:table-cell table:formula="of:=ROUNDDOWN([.$F$2]*(1+(1/17)*(([.B16]-24)/2)))" office:value-type="float" office:value="77" calcext:value-type="float">
            <text:p>77</text:p>
          </table:table-cell>
          <table:table-cell table:formula="of:=[.F16]*(6+[.$J$2])+[.E16]*(5+[.$J$2])+[.D16]*(7+[.$J$2])" office:value-type="float" office:value="1639" calcext:value-type="float">
            <text:p>1639</text:p>
          </table:table-cell>
          <table:table-cell table:formula="of:=[.H15]+[.G16]" office:value-type="float" office:value="24408" calcext:value-type="float">
            <text:p>24408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23" calcext:value-type="float">
            <text:p>23</text:p>
          </table:table-cell>
          <table:table-cell table:formula="of:=MONTH([.A17])" office:value-type="float" office:value="6" calcext:value-type="float">
            <text:p>6</text:p>
          </table:table-cell>
          <table:table-cell table:formula="of:=ROUNDDOWN([.$D$2]*(1+(1/13)*(([.B17]-24)/2)))" office:value-type="float" office:value="86" calcext:value-type="float">
            <text:p>86</text:p>
          </table:table-cell>
          <table:table-cell table:formula="of:=ROUNDDOWN([.$E$2]*(1+(2/29)*(([.B17]-24)/2)))" office:value-type="float" office:value="115" calcext:value-type="float">
            <text:p>115</text:p>
          </table:table-cell>
          <table:table-cell table:formula="of:=ROUNDDOWN([.$F$2]*(1+(1/17)*(([.B17]-24)/2)))" office:value-type="float" office:value="77" calcext:value-type="float">
            <text:p>77</text:p>
          </table:table-cell>
          <table:table-cell table:formula="of:=[.F17]*(6+[.$J$2])+[.E17]*(5+[.$J$2])+[.D17]*(7+[.$J$2])" office:value-type="float" office:value="1639" calcext:value-type="float">
            <text:p>1639</text:p>
          </table:table-cell>
          <table:table-cell table:formula="of:=[.H16]+[.G17]" office:value-type="float" office:value="26047" calcext:value-type="float">
            <text:p>26047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16" calcext:value-type="float">
            <text:p>16</text:p>
          </table:table-cell>
          <table:table-cell table:formula="of:=MONTH([.A18])" office:value-type="float" office:value="6" calcext:value-type="float">
            <text:p>6</text:p>
          </table:table-cell>
          <table:table-cell table:formula="of:=ROUNDDOWN([.$D$2]*(1+(1/13)*(([.B18]-24)/2)))" office:value-type="float" office:value="62" calcext:value-type="float">
            <text:p>62</text:p>
          </table:table-cell>
          <table:table-cell table:formula="of:=ROUNDDOWN([.$E$2]*(1+(2/29)*(([.B18]-24)/2)))" office:value-type="float" office:value="86" calcext:value-type="float">
            <text:p>86</text:p>
          </table:table-cell>
          <table:table-cell table:formula="of:=ROUNDDOWN([.$F$2]*(1+(1/17)*(([.B18]-24)/2)))" office:value-type="float" office:value="61" calcext:value-type="float">
            <text:p>61</text:p>
          </table:table-cell>
          <table:table-cell table:formula="of:=[.F18]*(6+[.$J$2])+[.E18]*(5+[.$J$2])+[.D18]*(7+[.$J$2])" office:value-type="float" office:value="1230" calcext:value-type="float">
            <text:p>1230</text:p>
          </table:table-cell>
          <table:table-cell table:formula="of:=[.H17]+[.G18]" office:value-type="float" office:value="27277" calcext:value-type="float">
            <text:p>27277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21" calcext:value-type="float">
            <text:p>21</text:p>
          </table:table-cell>
          <table:table-cell table:formula="of:=MONTH([.A19])" office:value-type="float" office:value="6" calcext:value-type="float">
            <text:p>6</text:p>
          </table:table-cell>
          <table:table-cell table:formula="of:=ROUNDDOWN([.$D$2]*(1+(1/13)*(([.B19]-24)/2)))" office:value-type="float" office:value="79" calcext:value-type="float">
            <text:p>79</text:p>
          </table:table-cell>
          <table:table-cell table:formula="of:=ROUNDDOWN([.$E$2]*(1+(2/29)*(([.B19]-24)/2)))" office:value-type="float" office:value="107" calcext:value-type="float">
            <text:p>107</text:p>
          </table:table-cell>
          <table:table-cell table:formula="of:=ROUNDDOWN([.$F$2]*(1+(1/17)*(([.B19]-24)/2)))" office:value-type="float" office:value="72" calcext:value-type="float">
            <text:p>72</text:p>
          </table:table-cell>
          <table:table-cell table:formula="of:=[.F19]*(6+[.$J$2])+[.E19]*(5+[.$J$2])+[.D19]*(7+[.$J$2])" office:value-type="float" office:value="1520" calcext:value-type="float">
            <text:p>1520</text:p>
          </table:table-cell>
          <table:table-cell table:formula="of:=[.H18]+[.G19]" office:value-type="float" office:value="28797" calcext:value-type="float">
            <text:p>28797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float" office:value="22" calcext:value-type="float">
            <text:p>22</text:p>
          </table:table-cell>
          <table:table-cell table:formula="of:=MONTH([.A20])" office:value-type="float" office:value="6" calcext:value-type="float">
            <text:p>6</text:p>
          </table:table-cell>
          <table:table-cell table:formula="of:=ROUNDDOWN([.$D$2]*(1+(1/13)*(([.B20]-24)/2)))" office:value-type="float" office:value="83" calcext:value-type="float">
            <text:p>83</text:p>
          </table:table-cell>
          <table:table-cell table:formula="of:=ROUNDDOWN([.$E$2]*(1+(2/29)*(([.B20]-24)/2)))" office:value-type="float" office:value="111" calcext:value-type="float">
            <text:p>111</text:p>
          </table:table-cell>
          <table:table-cell table:formula="of:=ROUNDDOWN([.$F$2]*(1+(1/17)*(([.B20]-24)/2)))" office:value-type="float" office:value="75" calcext:value-type="float">
            <text:p>75</text:p>
          </table:table-cell>
          <table:table-cell table:formula="of:=[.F20]*(6+[.$J$2])+[.E20]*(5+[.$J$2])+[.D20]*(7+[.$J$2])" office:value-type="float" office:value="1586" calcext:value-type="float">
            <text:p>1586</text:p>
          </table:table-cell>
          <table:table-cell table:formula="of:=[.H19]+[.G20]" office:value-type="float" office:value="30383" calcext:value-type="float">
            <text:p>30383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22" calcext:value-type="float">
            <text:p>22</text:p>
          </table:table-cell>
          <table:table-cell table:formula="of:=MONTH([.A21])" office:value-type="float" office:value="6" calcext:value-type="float">
            <text:p>6</text:p>
          </table:table-cell>
          <table:table-cell table:formula="of:=ROUNDDOWN([.$D$2]*(1+(1/13)*(([.B21]-24)/2)))" office:value-type="float" office:value="83" calcext:value-type="float">
            <text:p>83</text:p>
          </table:table-cell>
          <table:table-cell table:formula="of:=ROUNDDOWN([.$E$2]*(1+(2/29)*(([.B21]-24)/2)))" office:value-type="float" office:value="111" calcext:value-type="float">
            <text:p>111</text:p>
          </table:table-cell>
          <table:table-cell table:formula="of:=ROUNDDOWN([.$F$2]*(1+(1/17)*(([.B21]-24)/2)))" office:value-type="float" office:value="75" calcext:value-type="float">
            <text:p>75</text:p>
          </table:table-cell>
          <table:table-cell table:formula="of:=[.F21]*(6+[.$J$2])+[.E21]*(5+[.$J$2])+[.D21]*(7+[.$J$2])" office:value-type="float" office:value="1586" calcext:value-type="float">
            <text:p>1586</text:p>
          </table:table-cell>
          <table:table-cell table:formula="of:=[.H20]+[.G21]" office:value-type="float" office:value="31969" calcext:value-type="float">
            <text:p>31969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22" calcext:value-type="float">
            <text:p>22</text:p>
          </table:table-cell>
          <table:table-cell table:formula="of:=MONTH([.A22])" office:value-type="float" office:value="6" calcext:value-type="float">
            <text:p>6</text:p>
          </table:table-cell>
          <table:table-cell table:formula="of:=ROUNDDOWN([.$D$2]*(1+(1/13)*(([.B22]-24)/2)))" office:value-type="float" office:value="83" calcext:value-type="float">
            <text:p>83</text:p>
          </table:table-cell>
          <table:table-cell table:formula="of:=ROUNDDOWN([.$E$2]*(1+(2/29)*(([.B22]-24)/2)))" office:value-type="float" office:value="111" calcext:value-type="float">
            <text:p>111</text:p>
          </table:table-cell>
          <table:table-cell table:formula="of:=ROUNDDOWN([.$F$2]*(1+(1/17)*(([.B22]-24)/2)))" office:value-type="float" office:value="75" calcext:value-type="float">
            <text:p>75</text:p>
          </table:table-cell>
          <table:table-cell table:formula="of:=[.F22]*(6+[.$J$2])+[.E22]*(5+[.$J$2])+[.D22]*(7+[.$J$2])" office:value-type="float" office:value="1586" calcext:value-type="float">
            <text:p>1586</text:p>
          </table:table-cell>
          <table:table-cell table:formula="of:=[.H21]+[.G22]" office:value-type="float" office:value="33555" calcext:value-type="float">
            <text:p>33555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28" calcext:value-type="float">
            <text:p>28</text:p>
          </table:table-cell>
          <table:table-cell table:formula="of:=MONTH([.A23])" office:value-type="float" office:value="6" calcext:value-type="float">
            <text:p>6</text:p>
          </table:table-cell>
          <table:table-cell table:formula="of:=ROUNDDOWN([.$D$2]*(1+(1/13)*(([.B23]-24)/2)))" office:value-type="float" office:value="103" calcext:value-type="float">
            <text:p>103</text:p>
          </table:table-cell>
          <table:table-cell table:formula="of:=ROUNDDOWN([.$E$2]*(1+(2/29)*(([.B23]-24)/2)))" office:value-type="float" office:value="136" calcext:value-type="float">
            <text:p>136</text:p>
          </table:table-cell>
          <table:table-cell table:formula="of:=ROUNDDOWN([.$F$2]*(1+(1/17)*(([.B23]-24)/2)))" office:value-type="float" office:value="89" calcext:value-type="float">
            <text:p>89</text:p>
          </table:table-cell>
          <table:table-cell table:formula="of:=[.F23]*(6+[.$J$2])+[.E23]*(5+[.$J$2])+[.D23]*(7+[.$J$2])" office:value-type="float" office:value="1935" calcext:value-type="float">
            <text:p>1935</text:p>
          </table:table-cell>
          <table:table-cell table:formula="of:=[.H22]+[.G23]" office:value-type="float" office:value="35490" calcext:value-type="float">
            <text:p>35490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31" calcext:value-type="float">
            <text:p>31</text:p>
          </table:table-cell>
          <table:table-cell table:formula="of:=MONTH([.A24])" office:value-type="float" office:value="6" calcext:value-type="float">
            <text:p>6</text:p>
          </table:table-cell>
          <table:table-cell table:formula="of:=ROUNDDOWN([.$D$2]*(1+(1/13)*(([.B24]-24)/2)))" office:value-type="float" office:value="114" calcext:value-type="float">
            <text:p>114</text:p>
          </table:table-cell>
          <table:table-cell table:formula="of:=ROUNDDOWN([.$E$2]*(1+(2/29)*(([.B24]-24)/2)))" office:value-type="float" office:value="148" calcext:value-type="float">
            <text:p>148</text:p>
          </table:table-cell>
          <table:table-cell table:formula="of:=ROUNDDOWN([.$F$2]*(1+(1/17)*(([.B24]-24)/2)))" office:value-type="float" office:value="96" calcext:value-type="float">
            <text:p>96</text:p>
          </table:table-cell>
          <table:table-cell table:formula="of:=[.F24]*(6+[.$J$2])+[.E24]*(5+[.$J$2])+[.D24]*(7+[.$J$2])" office:value-type="float" office:value="2114" calcext:value-type="float">
            <text:p>2114</text:p>
          </table:table-cell>
          <table:table-cell table:formula="of:=[.H23]+[.G24]" office:value-type="float" office:value="37604" calcext:value-type="float">
            <text:p>37604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33" calcext:value-type="float">
            <text:p>33</text:p>
          </table:table-cell>
          <table:table-cell table:formula="of:=MONTH([.A25])" office:value-type="float" office:value="6" calcext:value-type="float">
            <text:p>6</text:p>
          </table:table-cell>
          <table:table-cell table:formula="of:=ROUNDDOWN([.$D$2]*(1+(1/13)*(([.B25]-24)/2)))" office:value-type="float" office:value="121" calcext:value-type="float">
            <text:p>121</text:p>
          </table:table-cell>
          <table:table-cell table:formula="of:=ROUNDDOWN([.$E$2]*(1+(2/29)*(([.B25]-24)/2)))" office:value-type="float" office:value="157" calcext:value-type="float">
            <text:p>157</text:p>
          </table:table-cell>
          <table:table-cell table:formula="of:=ROUNDDOWN([.$F$2]*(1+(1/17)*(([.B25]-24)/2)))" office:value-type="float" office:value="101" calcext:value-type="float">
            <text:p>101</text:p>
          </table:table-cell>
          <table:table-cell table:formula="of:=[.F25]*(6+[.$J$2])+[.E25]*(5+[.$J$2])+[.D25]*(7+[.$J$2])" office:value-type="float" office:value="2238" calcext:value-type="float">
            <text:p>2238</text:p>
          </table:table-cell>
          <table:table-cell table:formula="of:=[.H24]+[.G25]" office:value-type="float" office:value="39842" calcext:value-type="float">
            <text:p>39842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float" office:value="33" calcext:value-type="float">
            <text:p>33</text:p>
          </table:table-cell>
          <table:table-cell table:formula="of:=MONTH([.A26])" office:value-type="float" office:value="6" calcext:value-type="float">
            <text:p>6</text:p>
          </table:table-cell>
          <table:table-cell table:formula="of:=ROUNDDOWN([.$D$2]*(1+(1/13)*(([.B26]-24)/2)))" office:value-type="float" office:value="121" calcext:value-type="float">
            <text:p>121</text:p>
          </table:table-cell>
          <table:table-cell table:formula="of:=ROUNDDOWN([.$E$2]*(1+(2/29)*(([.B26]-24)/2)))" office:value-type="float" office:value="157" calcext:value-type="float">
            <text:p>157</text:p>
          </table:table-cell>
          <table:table-cell table:formula="of:=ROUNDDOWN([.$F$2]*(1+(1/17)*(([.B26]-24)/2)))" office:value-type="float" office:value="101" calcext:value-type="float">
            <text:p>101</text:p>
          </table:table-cell>
          <table:table-cell table:formula="of:=[.F26]*(6+[.$J$2])+[.E26]*(5+[.$J$2])+[.D26]*(7+[.$J$2])" office:value-type="float" office:value="2238" calcext:value-type="float">
            <text:p>2238</text:p>
          </table:table-cell>
          <table:table-cell table:formula="of:=[.H25]+[.G26]" office:value-type="float" office:value="42080" calcext:value-type="float">
            <text:p>42080</text:p>
          </table:table-cell>
          <table:table-cell table:number-columns-repeated="3"/>
        </table:table-row>
        <table:table-row table:style-name="ro1">
          <table:table-cell table:style-name="ce4" office:value-type="date" office:date-value="2022-06-26" calcext:value-type="date">
            <text:p>2022-06-2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MONTH([.A27])" office:value-type="float" office:value="6" calcext:value-type="float">
            <text:p>6</text:p>
          </table:table-cell>
          <table:table-cell table:style-name="ce6" table:formula="of:=ROUNDDOWN([.$D$2]*(1+(1/13)*(([.B27]-24)/2)))" office:value-type="float" office:value="86" calcext:value-type="float">
            <text:p>86</text:p>
          </table:table-cell>
          <table:table-cell table:style-name="ce6" table:formula="of:=ROUNDDOWN([.$E$2]*(1+(2/29)*(([.B27]-24)/2)))" office:value-type="float" office:value="115" calcext:value-type="float">
            <text:p>115</text:p>
          </table:table-cell>
          <table:table-cell table:style-name="ce6" table:formula="of:=ROUNDDOWN([.$F$2]*(1+(1/17)*(([.B27]-24)/2)))" office:value-type="float" office:value="77" calcext:value-type="float">
            <text:p>77</text:p>
          </table:table-cell>
          <table:table-cell table:formula="of:=[.F27]*(6+[.$J$2])+[.E27]*(5+[.$J$2])+[.D27]*(7+[.$J$2])" office:value-type="float" office:value="1639" calcext:value-type="float">
            <text:p>1639</text:p>
          </table:table-cell>
          <table:table-cell table:style-name="ce6" table:formula="of:=[.H26]+[.G27]" office:value-type="float" office:value="43719" calcext:value-type="float">
            <text:p>43719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4" office:value-type="date" office:date-value="2022-06-27" calcext:value-type="date">
            <text:p>2022-06-27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MONTH([.A28])" office:value-type="float" office:value="6" calcext:value-type="float">
            <text:p>6</text:p>
          </table:table-cell>
          <table:table-cell table:style-name="ce6" table:formula="of:=ROUNDDOWN([.$D$2]*(1+(1/13)*(([.B28]-24)/2)))" office:value-type="float" office:value="86" calcext:value-type="float">
            <text:p>86</text:p>
          </table:table-cell>
          <table:table-cell table:style-name="ce6" table:formula="of:=ROUNDDOWN([.$E$2]*(1+(2/29)*(([.B28]-24)/2)))" office:value-type="float" office:value="115" calcext:value-type="float">
            <text:p>115</text:p>
          </table:table-cell>
          <table:table-cell table:style-name="ce6" table:formula="of:=ROUNDDOWN([.$F$2]*(1+(1/17)*(([.B28]-24)/2)))" office:value-type="float" office:value="77" calcext:value-type="float">
            <text:p>77</text:p>
          </table:table-cell>
          <table:table-cell table:formula="of:=[.F28]*(6+[.$J$2])+[.E28]*(5+[.$J$2])+[.D28]*(7+[.$J$2])" office:value-type="float" office:value="1639" calcext:value-type="float">
            <text:p>1639</text:p>
          </table:table-cell>
          <table:table-cell table:style-name="ce6" table:formula="of:=[.H27]+[.G28]" office:value-type="float" office:value="45358" calcext:value-type="float">
            <text:p>45358</text:p>
          </table:table-cell>
          <table:table-cell table:style-name="ce6" table:number-columns-repeated="2"/>
          <table:table-cell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19" calcext:value-type="float">
            <text:p>19</text:p>
          </table:table-cell>
          <table:table-cell table:formula="of:=MONTH([.A29])" office:value-type="float" office:value="6" calcext:value-type="float">
            <text:p>6</text:p>
          </table:table-cell>
          <table:table-cell table:formula="of:=ROUNDDOWN([.$D$2]*(1+(1/13)*(([.B29]-24)/2)))" office:value-type="float" office:value="72" calcext:value-type="float">
            <text:p>72</text:p>
          </table:table-cell>
          <table:table-cell table:formula="of:=ROUNDDOWN([.$E$2]*(1+(2/29)*(([.B29]-24)/2)))" office:value-type="float" office:value="99" calcext:value-type="float">
            <text:p>99</text:p>
          </table:table-cell>
          <table:table-cell table:formula="of:=ROUNDDOWN([.$F$2]*(1+(1/17)*(([.B29]-24)/2)))" office:value-type="float" office:value="68" calcext:value-type="float">
            <text:p>68</text:p>
          </table:table-cell>
          <table:table-cell table:formula="of:=[.F29]*(6+[.$J$2])+[.E29]*(5+[.$J$2])+[.D29]*(7+[.$J$2])" office:value-type="float" office:value="1407" calcext:value-type="float">
            <text:p>1407</text:p>
          </table:table-cell>
          <table:table-cell table:formula="of:=[.H28]+[.G29]" office:value-type="float" office:value="46765" calcext:value-type="float">
            <text:p>46765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24" calcext:value-type="float">
            <text:p>24</text:p>
          </table:table-cell>
          <table:table-cell table:formula="of:=MONTH([.A30])" office:value-type="float" office:value="6" calcext:value-type="float">
            <text:p>6</text:p>
          </table:table-cell>
          <table:table-cell table:formula="of:=ROUNDDOWN([.$D$2]*(1+(1/13)*(([.B30]-24)/2)))" office:value-type="float" office:value="90" calcext:value-type="float">
            <text:p>90</text:p>
          </table:table-cell>
          <table:table-cell table:formula="of:=ROUNDDOWN([.$E$2]*(1+(2/29)*(([.B30]-24)/2)))" office:value-type="float" office:value="120" calcext:value-type="float">
            <text:p>120</text:p>
          </table:table-cell>
          <table:table-cell table:formula="of:=ROUNDDOWN([.$F$2]*(1+(1/17)*(([.B30]-24)/2)))" office:value-type="float" office:value="80" calcext:value-type="float">
            <text:p>80</text:p>
          </table:table-cell>
          <table:table-cell table:formula="of:=[.F30]*(6+[.$J$2])+[.E30]*(5+[.$J$2])+[.D30]*(7+[.$J$2])" office:value-type="float" office:value="1710" calcext:value-type="float">
            <text:p>1710</text:p>
          </table:table-cell>
          <table:table-cell table:formula="of:=[.H29]+[.G30]" office:value-type="float" office:value="48475" calcext:value-type="float">
            <text:p>48475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25" calcext:value-type="float">
            <text:p>25</text:p>
          </table:table-cell>
          <table:table-cell table:formula="of:=MONTH([.A31])" office:value-type="float" office:value="6" calcext:value-type="float">
            <text:p>6</text:p>
          </table:table-cell>
          <table:table-cell table:formula="of:=ROUNDDOWN([.$D$2]*(1+(1/13)*(([.B31]-24)/2)))" office:value-type="float" office:value="93" calcext:value-type="float">
            <text:p>93</text:p>
          </table:table-cell>
          <table:table-cell table:formula="of:=ROUNDDOWN([.$E$2]*(1+(2/29)*(([.B31]-24)/2)))" office:value-type="float" office:value="124" calcext:value-type="float">
            <text:p>124</text:p>
          </table:table-cell>
          <table:table-cell table:formula="of:=ROUNDDOWN([.$F$2]*(1+(1/17)*(([.B31]-24)/2)))" office:value-type="float" office:value="82" calcext:value-type="float">
            <text:p>82</text:p>
          </table:table-cell>
          <table:table-cell table:formula="of:=[.F31]*(6+[.$J$2])+[.E31]*(5+[.$J$2])+[.D31]*(7+[.$J$2])" office:value-type="float" office:value="1763" calcext:value-type="float">
            <text:p>1763</text:p>
          </table:table-cell>
          <table:table-cell table:formula="of:=[.H30]+[.G31]" office:value-type="float" office:value="50238" calcext:value-type="float">
            <text:p>50238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27" calcext:value-type="float">
            <text:p>27</text:p>
          </table:table-cell>
          <table:table-cell table:formula="of:=MONTH([.A32])" office:value-type="float" office:value="7" calcext:value-type="float">
            <text:p>7</text:p>
          </table:table-cell>
          <table:table-cell table:formula="of:=ROUNDDOWN([.$D$2]*(1+(1/13)*(([.B32]-24)/2)))" office:value-type="float" office:value="100" calcext:value-type="float">
            <text:p>100</text:p>
          </table:table-cell>
          <table:table-cell table:formula="of:=ROUNDDOWN([.$E$2]*(1+(2/29)*(([.B32]-24)/2)))" office:value-type="float" office:value="132" calcext:value-type="float">
            <text:p>132</text:p>
          </table:table-cell>
          <table:table-cell table:formula="of:=ROUNDDOWN([.$F$2]*(1+(1/17)*(([.B32]-24)/2)))" office:value-type="float" office:value="87" calcext:value-type="float">
            <text:p>87</text:p>
          </table:table-cell>
          <table:table-cell table:formula="of:=[.F32]*(6+[.$J$2])+[.E32]*(5+[.$J$2])+[.D32]*(7+[.$J$2])" office:value-type="float" office:value="1882" calcext:value-type="float">
            <text:p>1882</text:p>
          </table:table-cell>
          <table:table-cell table:formula="of:=[.H31]+[.G32]" office:value-type="float" office:value="52120" calcext:value-type="float">
            <text:p>52120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float" office:value="27" calcext:value-type="float">
            <text:p>27</text:p>
          </table:table-cell>
          <table:table-cell table:formula="of:=MONTH([.A33])" office:value-type="float" office:value="7" calcext:value-type="float">
            <text:p>7</text:p>
          </table:table-cell>
          <table:table-cell table:formula="of:=ROUNDDOWN([.$D$2]*(1+(1/13)*(([.B33]-24)/2)))" office:value-type="float" office:value="100" calcext:value-type="float">
            <text:p>100</text:p>
          </table:table-cell>
          <table:table-cell table:formula="of:=ROUNDDOWN([.$E$2]*(1+(2/29)*(([.B33]-24)/2)))" office:value-type="float" office:value="132" calcext:value-type="float">
            <text:p>132</text:p>
          </table:table-cell>
          <table:table-cell table:formula="of:=ROUNDDOWN([.$F$2]*(1+(1/17)*(([.B33]-24)/2)))" office:value-type="float" office:value="87" calcext:value-type="float">
            <text:p>87</text:p>
          </table:table-cell>
          <table:table-cell table:formula="of:=[.F33]*(6+[.$J$2])+[.E33]*(5+[.$J$2])+[.D33]*(7+[.$J$2])" office:value-type="float" office:value="1882" calcext:value-type="float">
            <text:p>1882</text:p>
          </table:table-cell>
          <table:table-cell table:formula="of:=[.H32]+[.G33]" office:value-type="float" office:value="54002" calcext:value-type="float">
            <text:p>54002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float" office:value="21" calcext:value-type="float">
            <text:p>21</text:p>
          </table:table-cell>
          <table:table-cell table:formula="of:=MONTH([.A34])" office:value-type="float" office:value="7" calcext:value-type="float">
            <text:p>7</text:p>
          </table:table-cell>
          <table:table-cell table:formula="of:=ROUNDDOWN([.$D$2]*(1+(1/13)*(([.B34]-24)/2)))" office:value-type="float" office:value="79" calcext:value-type="float">
            <text:p>79</text:p>
          </table:table-cell>
          <table:table-cell table:formula="of:=ROUNDDOWN([.$E$2]*(1+(2/29)*(([.B34]-24)/2)))" office:value-type="float" office:value="107" calcext:value-type="float">
            <text:p>107</text:p>
          </table:table-cell>
          <table:table-cell table:formula="of:=ROUNDDOWN([.$F$2]*(1+(1/17)*(([.B34]-24)/2)))" office:value-type="float" office:value="72" calcext:value-type="float">
            <text:p>72</text:p>
          </table:table-cell>
          <table:table-cell table:formula="of:=[.F34]*(6+[.$J$2])+[.E34]*(5+[.$J$2])+[.D34]*(7+[.$J$2])" office:value-type="float" office:value="1520" calcext:value-type="float">
            <text:p>1520</text:p>
          </table:table-cell>
          <table:table-cell table:formula="of:=[.H33]+[.G34]" office:value-type="float" office:value="55522" calcext:value-type="float">
            <text:p>55522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21" calcext:value-type="float">
            <text:p>21</text:p>
          </table:table-cell>
          <table:table-cell table:formula="of:=MONTH([.A35])" office:value-type="float" office:value="7" calcext:value-type="float">
            <text:p>7</text:p>
          </table:table-cell>
          <table:table-cell table:formula="of:=ROUNDDOWN([.$D$2]*(1+(1/13)*(([.B35]-24)/2)))" office:value-type="float" office:value="79" calcext:value-type="float">
            <text:p>79</text:p>
          </table:table-cell>
          <table:table-cell table:formula="of:=ROUNDDOWN([.$E$2]*(1+(2/29)*(([.B35]-24)/2)))" office:value-type="float" office:value="107" calcext:value-type="float">
            <text:p>107</text:p>
          </table:table-cell>
          <table:table-cell table:formula="of:=ROUNDDOWN([.$F$2]*(1+(1/17)*(([.B35]-24)/2)))" office:value-type="float" office:value="72" calcext:value-type="float">
            <text:p>72</text:p>
          </table:table-cell>
          <table:table-cell table:formula="of:=[.F35]*(6+[.$J$2])+[.E35]*(5+[.$J$2])+[.D35]*(7+[.$J$2])" office:value-type="float" office:value="1520" calcext:value-type="float">
            <text:p>1520</text:p>
          </table:table-cell>
          <table:table-cell table:formula="of:=[.H34]+[.G35]" office:value-type="float" office:value="57042" calcext:value-type="float">
            <text:p>57042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25" calcext:value-type="float">
            <text:p>25</text:p>
          </table:table-cell>
          <table:table-cell table:formula="of:=MONTH([.A36])" office:value-type="float" office:value="7" calcext:value-type="float">
            <text:p>7</text:p>
          </table:table-cell>
          <table:table-cell table:formula="of:=ROUNDDOWN([.$D$2]*(1+(1/13)*(([.B36]-24)/2)))" office:value-type="float" office:value="93" calcext:value-type="float">
            <text:p>93</text:p>
          </table:table-cell>
          <table:table-cell table:formula="of:=ROUNDDOWN([.$E$2]*(1+(2/29)*(([.B36]-24)/2)))" office:value-type="float" office:value="124" calcext:value-type="float">
            <text:p>124</text:p>
          </table:table-cell>
          <table:table-cell table:formula="of:=ROUNDDOWN([.$F$2]*(1+(1/17)*(([.B36]-24)/2)))" office:value-type="float" office:value="82" calcext:value-type="float">
            <text:p>82</text:p>
          </table:table-cell>
          <table:table-cell table:formula="of:=[.F36]*(6+[.$J$2])+[.E36]*(5+[.$J$2])+[.D36]*(7+[.$J$2])" office:value-type="float" office:value="1763" calcext:value-type="float">
            <text:p>1763</text:p>
          </table:table-cell>
          <table:table-cell table:formula="of:=[.H35]+[.G36]" office:value-type="float" office:value="58805" calcext:value-type="float">
            <text:p>58805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9" calcext:value-type="float">
            <text:p>19</text:p>
          </table:table-cell>
          <table:table-cell table:formula="of:=MONTH([.A37])" office:value-type="float" office:value="7" calcext:value-type="float">
            <text:p>7</text:p>
          </table:table-cell>
          <table:table-cell table:formula="of:=ROUNDDOWN([.$D$2]*(1+(1/13)*(([.B37]-24)/2)))" office:value-type="float" office:value="72" calcext:value-type="float">
            <text:p>72</text:p>
          </table:table-cell>
          <table:table-cell table:formula="of:=ROUNDDOWN([.$E$2]*(1+(2/29)*(([.B37]-24)/2)))" office:value-type="float" office:value="99" calcext:value-type="float">
            <text:p>99</text:p>
          </table:table-cell>
          <table:table-cell table:formula="of:=ROUNDDOWN([.$F$2]*(1+(1/17)*(([.B37]-24)/2)))" office:value-type="float" office:value="68" calcext:value-type="float">
            <text:p>68</text:p>
          </table:table-cell>
          <table:table-cell table:formula="of:=[.F37]*(6+[.$J$2])+[.E37]*(5+[.$J$2])+[.D37]*(7+[.$J$2])" office:value-type="float" office:value="1407" calcext:value-type="float">
            <text:p>1407</text:p>
          </table:table-cell>
          <table:table-cell table:formula="of:=[.H36]+[.G37]" office:value-type="float" office:value="60212" calcext:value-type="float">
            <text:p>6021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21" calcext:value-type="float">
            <text:p>21</text:p>
          </table:table-cell>
          <table:table-cell table:formula="of:=MONTH([.A38])" office:value-type="float" office:value="7" calcext:value-type="float">
            <text:p>7</text:p>
          </table:table-cell>
          <table:table-cell table:formula="of:=ROUNDDOWN([.$D$2]*(1+(1/13)*(([.B38]-24)/2)))" office:value-type="float" office:value="79" calcext:value-type="float">
            <text:p>79</text:p>
          </table:table-cell>
          <table:table-cell table:formula="of:=ROUNDDOWN([.$E$2]*(1+(2/29)*(([.B38]-24)/2)))" office:value-type="float" office:value="107" calcext:value-type="float">
            <text:p>107</text:p>
          </table:table-cell>
          <table:table-cell table:formula="of:=ROUNDDOWN([.$F$2]*(1+(1/17)*(([.B38]-24)/2)))" office:value-type="float" office:value="72" calcext:value-type="float">
            <text:p>72</text:p>
          </table:table-cell>
          <table:table-cell table:formula="of:=[.F38]*(6+[.$J$2])+[.E38]*(5+[.$J$2])+[.D38]*(7+[.$J$2])" office:value-type="float" office:value="1520" calcext:value-type="float">
            <text:p>1520</text:p>
          </table:table-cell>
          <table:table-cell table:formula="of:=[.H37]+[.G38]" office:value-type="float" office:value="61732" calcext:value-type="float">
            <text:p>61732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4" calcext:value-type="float">
            <text:p>24</text:p>
          </table:table-cell>
          <table:table-cell table:formula="of:=MONTH([.A39])" office:value-type="float" office:value="7" calcext:value-type="float">
            <text:p>7</text:p>
          </table:table-cell>
          <table:table-cell table:formula="of:=ROUNDDOWN([.$D$2]*(1+(1/13)*(([.B39]-24)/2)))" office:value-type="float" office:value="90" calcext:value-type="float">
            <text:p>90</text:p>
          </table:table-cell>
          <table:table-cell table:formula="of:=ROUNDDOWN([.$E$2]*(1+(2/29)*(([.B39]-24)/2)))" office:value-type="float" office:value="120" calcext:value-type="float">
            <text:p>120</text:p>
          </table:table-cell>
          <table:table-cell table:formula="of:=ROUNDDOWN([.$F$2]*(1+(1/17)*(([.B39]-24)/2)))" office:value-type="float" office:value="80" calcext:value-type="float">
            <text:p>80</text:p>
          </table:table-cell>
          <table:table-cell table:formula="of:=[.F39]*(6+[.$J$2])+[.E39]*(5+[.$J$2])+[.D39]*(7+[.$J$2])" office:value-type="float" office:value="1710" calcext:value-type="float">
            <text:p>1710</text:p>
          </table:table-cell>
          <table:table-cell table:formula="of:=[.H38]+[.G39]" office:value-type="float" office:value="63442" calcext:value-type="float">
            <text:p>63442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float" office:value="19" calcext:value-type="float">
            <text:p>19</text:p>
          </table:table-cell>
          <table:table-cell table:formula="of:=MONTH([.A40])" office:value-type="float" office:value="7" calcext:value-type="float">
            <text:p>7</text:p>
          </table:table-cell>
          <table:table-cell table:formula="of:=ROUNDDOWN([.$D$2]*(1+(1/13)*(([.B40]-24)/2)))" office:value-type="float" office:value="72" calcext:value-type="float">
            <text:p>72</text:p>
          </table:table-cell>
          <table:table-cell table:formula="of:=ROUNDDOWN([.$E$2]*(1+(2/29)*(([.B40]-24)/2)))" office:value-type="float" office:value="99" calcext:value-type="float">
            <text:p>99</text:p>
          </table:table-cell>
          <table:table-cell table:formula="of:=ROUNDDOWN([.$F$2]*(1+(1/17)*(([.B40]-24)/2)))" office:value-type="float" office:value="68" calcext:value-type="float">
            <text:p>68</text:p>
          </table:table-cell>
          <table:table-cell table:formula="of:=[.F40]*(6+[.$J$2])+[.E40]*(5+[.$J$2])+[.D40]*(7+[.$J$2])" office:value-type="float" office:value="1407" calcext:value-type="float">
            <text:p>1407</text:p>
          </table:table-cell>
          <table:table-cell table:formula="of:=[.H39]+[.G40]" office:value-type="float" office:value="64849" calcext:value-type="float">
            <text:p>64849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float" office:value="28" calcext:value-type="float">
            <text:p>28</text:p>
          </table:table-cell>
          <table:table-cell table:formula="of:=MONTH([.A41])" office:value-type="float" office:value="7" calcext:value-type="float">
            <text:p>7</text:p>
          </table:table-cell>
          <table:table-cell table:formula="of:=ROUNDDOWN([.$D$2]*(1+(1/13)*(([.B41]-24)/2)))" office:value-type="float" office:value="103" calcext:value-type="float">
            <text:p>103</text:p>
          </table:table-cell>
          <table:table-cell table:formula="of:=ROUNDDOWN([.$E$2]*(1+(2/29)*(([.B41]-24)/2)))" office:value-type="float" office:value="136" calcext:value-type="float">
            <text:p>136</text:p>
          </table:table-cell>
          <table:table-cell table:formula="of:=ROUNDDOWN([.$F$2]*(1+(1/17)*(([.B41]-24)/2)))" office:value-type="float" office:value="89" calcext:value-type="float">
            <text:p>89</text:p>
          </table:table-cell>
          <table:table-cell table:formula="of:=[.F41]*(6+[.$J$2])+[.E41]*(5+[.$J$2])+[.D41]*(7+[.$J$2])" office:value-type="float" office:value="1935" calcext:value-type="float">
            <text:p>1935</text:p>
          </table:table-cell>
          <table:table-cell table:formula="of:=[.H40]+[.G41]" office:value-type="float" office:value="66784" calcext:value-type="float">
            <text:p>66784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7" calcext:value-type="float">
            <text:p>27</text:p>
          </table:table-cell>
          <table:table-cell table:formula="of:=MONTH([.A42])" office:value-type="float" office:value="7" calcext:value-type="float">
            <text:p>7</text:p>
          </table:table-cell>
          <table:table-cell table:formula="of:=ROUNDDOWN([.$D$2]*(1+(1/13)*(([.B42]-24)/2)))" office:value-type="float" office:value="100" calcext:value-type="float">
            <text:p>100</text:p>
          </table:table-cell>
          <table:table-cell table:formula="of:=ROUNDDOWN([.$E$2]*(1+(2/29)*(([.B42]-24)/2)))" office:value-type="float" office:value="132" calcext:value-type="float">
            <text:p>132</text:p>
          </table:table-cell>
          <table:table-cell table:formula="of:=ROUNDDOWN([.$F$2]*(1+(1/17)*(([.B42]-24)/2)))" office:value-type="float" office:value="87" calcext:value-type="float">
            <text:p>87</text:p>
          </table:table-cell>
          <table:table-cell table:formula="of:=[.F42]*(6+[.$J$2])+[.E42]*(5+[.$J$2])+[.D42]*(7+[.$J$2])" office:value-type="float" office:value="1882" calcext:value-type="float">
            <text:p>1882</text:p>
          </table:table-cell>
          <table:table-cell table:formula="of:=[.H41]+[.G42]" office:value-type="float" office:value="68666" calcext:value-type="float">
            <text:p>68666</text:p>
          </table:table-cell>
          <table:table-cell table:number-columns-repeated="3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24" calcext:value-type="float">
            <text:p>24</text:p>
          </table:table-cell>
          <table:table-cell table:formula="of:=MONTH([.A43])" office:value-type="float" office:value="7" calcext:value-type="float">
            <text:p>7</text:p>
          </table:table-cell>
          <table:table-cell table:formula="of:=ROUNDDOWN([.$D$2]*(1+(1/13)*(([.B43]-24)/2)))" office:value-type="float" office:value="90" calcext:value-type="float">
            <text:p>90</text:p>
          </table:table-cell>
          <table:table-cell table:formula="of:=ROUNDDOWN([.$E$2]*(1+(2/29)*(([.B43]-24)/2)))" office:value-type="float" office:value="120" calcext:value-type="float">
            <text:p>120</text:p>
          </table:table-cell>
          <table:table-cell table:formula="of:=ROUNDDOWN([.$F$2]*(1+(1/17)*(([.B43]-24)/2)))" office:value-type="float" office:value="80" calcext:value-type="float">
            <text:p>80</text:p>
          </table:table-cell>
          <table:table-cell table:formula="of:=[.F43]*(6+[.$J$2])+[.E43]*(5+[.$J$2])+[.D43]*(7+[.$J$2])" office:value-type="float" office:value="1710" calcext:value-type="float">
            <text:p>1710</text:p>
          </table:table-cell>
          <table:table-cell table:formula="of:=[.H42]+[.G43]" office:value-type="float" office:value="70376" calcext:value-type="float">
            <text:p>70376</text:p>
          </table:table-cell>
          <table:table-cell table:number-columns-repeated="3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2" calcext:value-type="float">
            <text:p>22</text:p>
          </table:table-cell>
          <table:table-cell table:formula="of:=MONTH([.A44])" office:value-type="float" office:value="7" calcext:value-type="float">
            <text:p>7</text:p>
          </table:table-cell>
          <table:table-cell table:formula="of:=ROUNDDOWN([.$D$2]*(1+(1/13)*(([.B44]-24)/2)))" office:value-type="float" office:value="83" calcext:value-type="float">
            <text:p>83</text:p>
          </table:table-cell>
          <table:table-cell table:formula="of:=ROUNDDOWN([.$E$2]*(1+(2/29)*(([.B44]-24)/2)))" office:value-type="float" office:value="111" calcext:value-type="float">
            <text:p>111</text:p>
          </table:table-cell>
          <table:table-cell table:formula="of:=ROUNDDOWN([.$F$2]*(1+(1/17)*(([.B44]-24)/2)))" office:value-type="float" office:value="75" calcext:value-type="float">
            <text:p>75</text:p>
          </table:table-cell>
          <table:table-cell table:formula="of:=[.F44]*(6+[.$J$2])+[.E44]*(5+[.$J$2])+[.D44]*(7+[.$J$2])" office:value-type="float" office:value="1586" calcext:value-type="float">
            <text:p>1586</text:p>
          </table:table-cell>
          <table:table-cell table:formula="of:=[.H43]+[.G44]" office:value-type="float" office:value="71962" calcext:value-type="float">
            <text:p>71962</text:p>
          </table:table-cell>
          <table:table-cell table:number-columns-repeated="3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17" calcext:value-type="float">
            <text:p>17</text:p>
          </table:table-cell>
          <table:table-cell table:formula="of:=MONTH([.A45])" office:value-type="float" office:value="7" calcext:value-type="float">
            <text:p>7</text:p>
          </table:table-cell>
          <table:table-cell table:formula="of:=ROUNDDOWN([.$D$2]*(1+(1/13)*(([.B45]-24)/2)))" office:value-type="float" office:value="65" calcext:value-type="float">
            <text:p>65</text:p>
          </table:table-cell>
          <table:table-cell table:formula="of:=ROUNDDOWN([.$E$2]*(1+(2/29)*(([.B45]-24)/2)))" office:value-type="float" office:value="91" calcext:value-type="float">
            <text:p>91</text:p>
          </table:table-cell>
          <table:table-cell table:formula="of:=ROUNDDOWN([.$F$2]*(1+(1/17)*(([.B45]-24)/2)))" office:value-type="float" office:value="63" calcext:value-type="float">
            <text:p>63</text:p>
          </table:table-cell>
          <table:table-cell table:formula="of:=[.F45]*(6+[.$J$2])+[.E45]*(5+[.$J$2])+[.D45]*(7+[.$J$2])" office:value-type="float" office:value="1288" calcext:value-type="float">
            <text:p>1288</text:p>
          </table:table-cell>
          <table:table-cell table:formula="of:=[.H44]+[.G45]" office:value-type="float" office:value="73250" calcext:value-type="float">
            <text:p>73250</text:p>
          </table:table-cell>
          <table:table-cell table:number-columns-repeated="3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8" calcext:value-type="float">
            <text:p>18</text:p>
          </table:table-cell>
          <table:table-cell table:formula="of:=MONTH([.A46])" office:value-type="float" office:value="7" calcext:value-type="float">
            <text:p>7</text:p>
          </table:table-cell>
          <table:table-cell table:formula="of:=ROUNDDOWN([.$D$2]*(1+(1/13)*(([.B46]-24)/2)))" office:value-type="float" office:value="69" calcext:value-type="float">
            <text:p>69</text:p>
          </table:table-cell>
          <table:table-cell table:formula="of:=ROUNDDOWN([.$E$2]*(1+(2/29)*(([.B46]-24)/2)))" office:value-type="float" office:value="95" calcext:value-type="float">
            <text:p>95</text:p>
          </table:table-cell>
          <table:table-cell table:formula="of:=ROUNDDOWN([.$F$2]*(1+(1/17)*(([.B46]-24)/2)))" office:value-type="float" office:value="65" calcext:value-type="float">
            <text:p>65</text:p>
          </table:table-cell>
          <table:table-cell table:formula="of:=[.F46]*(6+[.$J$2])+[.E46]*(5+[.$J$2])+[.D46]*(7+[.$J$2])" office:value-type="float" office:value="1348" calcext:value-type="float">
            <text:p>1348</text:p>
          </table:table-cell>
          <table:table-cell table:formula="of:=[.H45]+[.G46]" office:value-type="float" office:value="74598" calcext:value-type="float">
            <text:p>74598</text:p>
          </table:table-cell>
          <table:table-cell table:number-columns-repeated="3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float" office:value="23" calcext:value-type="float">
            <text:p>23</text:p>
          </table:table-cell>
          <table:table-cell table:formula="of:=MONTH([.A47])" office:value-type="float" office:value="7" calcext:value-type="float">
            <text:p>7</text:p>
          </table:table-cell>
          <table:table-cell table:formula="of:=ROUNDDOWN([.$D$2]*(1+(1/13)*(([.B47]-24)/2)))" office:value-type="float" office:value="86" calcext:value-type="float">
            <text:p>86</text:p>
          </table:table-cell>
          <table:table-cell table:formula="of:=ROUNDDOWN([.$E$2]*(1+(2/29)*(([.B47]-24)/2)))" office:value-type="float" office:value="115" calcext:value-type="float">
            <text:p>115</text:p>
          </table:table-cell>
          <table:table-cell table:formula="of:=ROUNDDOWN([.$F$2]*(1+(1/17)*(([.B47]-24)/2)))" office:value-type="float" office:value="77" calcext:value-type="float">
            <text:p>77</text:p>
          </table:table-cell>
          <table:table-cell table:formula="of:=[.F47]*(6+[.$J$2])+[.E47]*(5+[.$J$2])+[.D47]*(7+[.$J$2])" office:value-type="float" office:value="1639" calcext:value-type="float">
            <text:p>1639</text:p>
          </table:table-cell>
          <table:table-cell table:formula="of:=[.H46]+[.G47]" office:value-type="float" office:value="76237" calcext:value-type="float">
            <text:p>76237</text:p>
          </table:table-cell>
          <table:table-cell table:number-columns-repeated="3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float" office:value="23" calcext:value-type="float">
            <text:p>23</text:p>
          </table:table-cell>
          <table:table-cell table:formula="of:=MONTH([.A48])" office:value-type="float" office:value="7" calcext:value-type="float">
            <text:p>7</text:p>
          </table:table-cell>
          <table:table-cell table:formula="of:=ROUNDDOWN([.$D$2]*(1+(1/13)*(([.B48]-24)/2)))" office:value-type="float" office:value="86" calcext:value-type="float">
            <text:p>86</text:p>
          </table:table-cell>
          <table:table-cell table:formula="of:=ROUNDDOWN([.$E$2]*(1+(2/29)*(([.B48]-24)/2)))" office:value-type="float" office:value="115" calcext:value-type="float">
            <text:p>115</text:p>
          </table:table-cell>
          <table:table-cell table:formula="of:=ROUNDDOWN([.$F$2]*(1+(1/17)*(([.B48]-24)/2)))" office:value-type="float" office:value="77" calcext:value-type="float">
            <text:p>77</text:p>
          </table:table-cell>
          <table:table-cell table:formula="of:=[.F48]*(6+[.$J$2])+[.E48]*(5+[.$J$2])+[.D48]*(7+[.$J$2])" office:value-type="float" office:value="1639" calcext:value-type="float">
            <text:p>1639</text:p>
          </table:table-cell>
          <table:table-cell table:formula="of:=[.H47]+[.G48]" office:value-type="float" office:value="77876" calcext:value-type="float">
            <text:p>77876</text:p>
          </table:table-cell>
          <table:table-cell table:number-columns-repeated="3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19" calcext:value-type="float">
            <text:p>19</text:p>
          </table:table-cell>
          <table:table-cell table:formula="of:=MONTH([.A49])" office:value-type="float" office:value="7" calcext:value-type="float">
            <text:p>7</text:p>
          </table:table-cell>
          <table:table-cell table:formula="of:=ROUNDDOWN([.$D$2]*(1+(1/13)*(([.B49]-24)/2)))" office:value-type="float" office:value="72" calcext:value-type="float">
            <text:p>72</text:p>
          </table:table-cell>
          <table:table-cell table:formula="of:=ROUNDDOWN([.$E$2]*(1+(2/29)*(([.B49]-24)/2)))" office:value-type="float" office:value="99" calcext:value-type="float">
            <text:p>99</text:p>
          </table:table-cell>
          <table:table-cell table:formula="of:=ROUNDDOWN([.$F$2]*(1+(1/17)*(([.B49]-24)/2)))" office:value-type="float" office:value="68" calcext:value-type="float">
            <text:p>68</text:p>
          </table:table-cell>
          <table:table-cell table:formula="of:=[.F49]*(6+[.$J$2])+[.E49]*(5+[.$J$2])+[.D49]*(7+[.$J$2])" office:value-type="float" office:value="1407" calcext:value-type="float">
            <text:p>1407</text:p>
          </table:table-cell>
          <table:table-cell table:formula="of:=[.H48]+[.G49]" office:value-type="float" office:value="79283" calcext:value-type="float">
            <text:p>79283</text:p>
          </table:table-cell>
          <table:table-cell table:number-columns-repeated="3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21" calcext:value-type="float">
            <text:p>21</text:p>
          </table:table-cell>
          <table:table-cell table:formula="of:=MONTH([.A50])" office:value-type="float" office:value="7" calcext:value-type="float">
            <text:p>7</text:p>
          </table:table-cell>
          <table:table-cell table:formula="of:=ROUNDDOWN([.$D$2]*(1+(1/13)*(([.B50]-24)/2)))" office:value-type="float" office:value="79" calcext:value-type="float">
            <text:p>79</text:p>
          </table:table-cell>
          <table:table-cell table:formula="of:=ROUNDDOWN([.$E$2]*(1+(2/29)*(([.B50]-24)/2)))" office:value-type="float" office:value="107" calcext:value-type="float">
            <text:p>107</text:p>
          </table:table-cell>
          <table:table-cell table:formula="of:=ROUNDDOWN([.$F$2]*(1+(1/17)*(([.B50]-24)/2)))" office:value-type="float" office:value="72" calcext:value-type="float">
            <text:p>72</text:p>
          </table:table-cell>
          <table:table-cell table:formula="of:=[.F50]*(6+[.$J$2])+[.E50]*(5+[.$J$2])+[.D50]*(7+[.$J$2])" office:value-type="float" office:value="1520" calcext:value-type="float">
            <text:p>1520</text:p>
          </table:table-cell>
          <table:table-cell table:formula="of:=[.H49]+[.G50]" office:value-type="float" office:value="80803" calcext:value-type="float">
            <text:p>80803</text:p>
          </table:table-cell>
          <table:table-cell table:number-columns-repeated="3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5" calcext:value-type="float">
            <text:p>25</text:p>
          </table:table-cell>
          <table:table-cell table:formula="of:=MONTH([.A51])" office:value-type="float" office:value="7" calcext:value-type="float">
            <text:p>7</text:p>
          </table:table-cell>
          <table:table-cell table:formula="of:=ROUNDDOWN([.$D$2]*(1+(1/13)*(([.B51]-24)/2)))" office:value-type="float" office:value="93" calcext:value-type="float">
            <text:p>93</text:p>
          </table:table-cell>
          <table:table-cell table:formula="of:=ROUNDDOWN([.$E$2]*(1+(2/29)*(([.B51]-24)/2)))" office:value-type="float" office:value="124" calcext:value-type="float">
            <text:p>124</text:p>
          </table:table-cell>
          <table:table-cell table:formula="of:=ROUNDDOWN([.$F$2]*(1+(1/17)*(([.B51]-24)/2)))" office:value-type="float" office:value="82" calcext:value-type="float">
            <text:p>82</text:p>
          </table:table-cell>
          <table:table-cell table:formula="of:=[.F51]*(6+[.$J$2])+[.E51]*(5+[.$J$2])+[.D51]*(7+[.$J$2])" office:value-type="float" office:value="1763" calcext:value-type="float">
            <text:p>1763</text:p>
          </table:table-cell>
          <table:table-cell table:formula="of:=[.H50]+[.G51]" office:value-type="float" office:value="82566" calcext:value-type="float">
            <text:p>8256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28" calcext:value-type="float">
            <text:p>28</text:p>
          </table:table-cell>
          <table:table-cell table:formula="of:=MONTH([.A52])" office:value-type="float" office:value="7" calcext:value-type="float">
            <text:p>7</text:p>
          </table:table-cell>
          <table:table-cell table:formula="of:=ROUNDDOWN([.$D$2]*(1+(1/13)*(([.B52]-24)/2)))" office:value-type="float" office:value="103" calcext:value-type="float">
            <text:p>103</text:p>
          </table:table-cell>
          <table:table-cell table:formula="of:=ROUNDDOWN([.$E$2]*(1+(2/29)*(([.B52]-24)/2)))" office:value-type="float" office:value="136" calcext:value-type="float">
            <text:p>136</text:p>
          </table:table-cell>
          <table:table-cell table:formula="of:=ROUNDDOWN([.$F$2]*(1+(1/17)*(([.B52]-24)/2)))" office:value-type="float" office:value="89" calcext:value-type="float">
            <text:p>89</text:p>
          </table:table-cell>
          <table:table-cell table:formula="of:=[.F52]*(6+[.$J$2])+[.E52]*(5+[.$J$2])+[.D52]*(7+[.$J$2])" office:value-type="float" office:value="1935" calcext:value-type="float">
            <text:p>1935</text:p>
          </table:table-cell>
          <table:table-cell table:formula="of:=[.H51]+[.G52]" office:value-type="float" office:value="84501" calcext:value-type="float">
            <text:p>84501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7" calcext:value-type="float">
            <text:p>27</text:p>
          </table:table-cell>
          <table:table-cell table:formula="of:=MONTH([.A53])" office:value-type="float" office:value="7" calcext:value-type="float">
            <text:p>7</text:p>
          </table:table-cell>
          <table:table-cell table:formula="of:=ROUNDDOWN([.$D$2]*(1+(1/13)*(([.B53]-24)/2)))" office:value-type="float" office:value="100" calcext:value-type="float">
            <text:p>100</text:p>
          </table:table-cell>
          <table:table-cell table:formula="of:=ROUNDDOWN([.$E$2]*(1+(2/29)*(([.B53]-24)/2)))" office:value-type="float" office:value="132" calcext:value-type="float">
            <text:p>132</text:p>
          </table:table-cell>
          <table:table-cell table:formula="of:=ROUNDDOWN([.$F$2]*(1+(1/17)*(([.B53]-24)/2)))" office:value-type="float" office:value="87" calcext:value-type="float">
            <text:p>87</text:p>
          </table:table-cell>
          <table:table-cell table:formula="of:=[.F53]*(6+[.$J$2])+[.E53]*(5+[.$J$2])+[.D53]*(7+[.$J$2])" office:value-type="float" office:value="1882" calcext:value-type="float">
            <text:p>1882</text:p>
          </table:table-cell>
          <table:table-cell table:formula="of:=[.H52]+[.G53]" office:value-type="float" office:value="86383" calcext:value-type="float">
            <text:p>86383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float" office:value="23" calcext:value-type="float">
            <text:p>23</text:p>
          </table:table-cell>
          <table:table-cell table:formula="of:=MONTH([.A54])" office:value-type="float" office:value="7" calcext:value-type="float">
            <text:p>7</text:p>
          </table:table-cell>
          <table:table-cell table:formula="of:=ROUNDDOWN([.$D$2]*(1+(1/13)*(([.B54]-24)/2)))" office:value-type="float" office:value="86" calcext:value-type="float">
            <text:p>86</text:p>
          </table:table-cell>
          <table:table-cell table:formula="of:=ROUNDDOWN([.$E$2]*(1+(2/29)*(([.B54]-24)/2)))" office:value-type="float" office:value="115" calcext:value-type="float">
            <text:p>115</text:p>
          </table:table-cell>
          <table:table-cell table:formula="of:=ROUNDDOWN([.$F$2]*(1+(1/17)*(([.B54]-24)/2)))" office:value-type="float" office:value="77" calcext:value-type="float">
            <text:p>77</text:p>
          </table:table-cell>
          <table:table-cell table:formula="of:=[.F54]*(6+[.$J$2])+[.E54]*(5+[.$J$2])+[.D54]*(7+[.$J$2])" office:value-type="float" office:value="1639" calcext:value-type="float">
            <text:p>1639</text:p>
          </table:table-cell>
          <table:table-cell table:formula="of:=[.H53]+[.G54]" office:value-type="float" office:value="88022" calcext:value-type="float">
            <text:p>88022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6" calcext:value-type="float">
            <text:p>26</text:p>
          </table:table-cell>
          <table:table-cell table:formula="of:=MONTH([.A55])" office:value-type="float" office:value="7" calcext:value-type="float">
            <text:p>7</text:p>
          </table:table-cell>
          <table:table-cell table:formula="of:=ROUNDDOWN([.$D$2]*(1+(1/13)*(([.B55]-24)/2)))" office:value-type="float" office:value="96" calcext:value-type="float">
            <text:p>96</text:p>
          </table:table-cell>
          <table:table-cell table:formula="of:=ROUNDDOWN([.$E$2]*(1+(2/29)*(([.B55]-24)/2)))" office:value-type="float" office:value="128" calcext:value-type="float">
            <text:p>128</text:p>
          </table:table-cell>
          <table:table-cell table:formula="of:=ROUNDDOWN([.$F$2]*(1+(1/17)*(([.B55]-24)/2)))" office:value-type="float" office:value="84" calcext:value-type="float">
            <text:p>84</text:p>
          </table:table-cell>
          <table:table-cell table:formula="of:=[.F55]*(6+[.$J$2])+[.E55]*(5+[.$J$2])+[.D55]*(7+[.$J$2])" office:value-type="float" office:value="1816" calcext:value-type="float">
            <text:p>1816</text:p>
          </table:table-cell>
          <table:table-cell table:formula="of:=[.H54]+[.G55]" office:value-type="float" office:value="89838" calcext:value-type="float">
            <text:p>89838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29" calcext:value-type="float">
            <text:p>29</text:p>
          </table:table-cell>
          <table:table-cell table:formula="of:=MONTH([.A56])" office:value-type="float" office:value="7" calcext:value-type="float">
            <text:p>7</text:p>
          </table:table-cell>
          <table:table-cell table:formula="of:=ROUNDDOWN([.$D$2]*(1+(1/13)*(([.B56]-24)/2)))" office:value-type="float" office:value="107" calcext:value-type="float">
            <text:p>107</text:p>
          </table:table-cell>
          <table:table-cell table:formula="of:=ROUNDDOWN([.$E$2]*(1+(2/29)*(([.B56]-24)/2)))" office:value-type="float" office:value="140" calcext:value-type="float">
            <text:p>140</text:p>
          </table:table-cell>
          <table:table-cell table:formula="of:=ROUNDDOWN([.$F$2]*(1+(1/17)*(([.B56]-24)/2)))" office:value-type="float" office:value="91" calcext:value-type="float">
            <text:p>91</text:p>
          </table:table-cell>
          <table:table-cell table:formula="of:=[.F56]*(6+[.$J$2])+[.E56]*(5+[.$J$2])+[.D56]*(7+[.$J$2])" office:value-type="float" office:value="1995" calcext:value-type="float">
            <text:p>1995</text:p>
          </table:table-cell>
          <table:table-cell table:formula="of:=[.H55]+[.G56]" office:value-type="float" office:value="91833" calcext:value-type="float">
            <text:p>918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26" calcext:value-type="float">
            <text:p>26</text:p>
          </table:table-cell>
          <table:table-cell table:formula="of:=MONTH([.A57])" office:value-type="float" office:value="7" calcext:value-type="float">
            <text:p>7</text:p>
          </table:table-cell>
          <table:table-cell table:formula="of:=ROUNDDOWN([.$D$2]*(1+(1/13)*(([.B57]-24)/2)))" office:value-type="float" office:value="96" calcext:value-type="float">
            <text:p>96</text:p>
          </table:table-cell>
          <table:table-cell table:formula="of:=ROUNDDOWN([.$E$2]*(1+(2/29)*(([.B57]-24)/2)))" office:value-type="float" office:value="128" calcext:value-type="float">
            <text:p>128</text:p>
          </table:table-cell>
          <table:table-cell table:formula="of:=ROUNDDOWN([.$F$2]*(1+(1/17)*(([.B57]-24)/2)))" office:value-type="float" office:value="84" calcext:value-type="float">
            <text:p>84</text:p>
          </table:table-cell>
          <table:table-cell table:formula="of:=[.F57]*(6+[.$J$2])+[.E57]*(5+[.$J$2])+[.D57]*(7+[.$J$2])" office:value-type="float" office:value="1816" calcext:value-type="float">
            <text:p>1816</text:p>
          </table:table-cell>
          <table:table-cell table:formula="of:=[.H56]+[.G57]" office:value-type="float" office:value="93649" calcext:value-type="float">
            <text:p>93649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7" calcext:value-type="float">
            <text:p>27</text:p>
          </table:table-cell>
          <table:table-cell table:formula="of:=MONTH([.A58])" office:value-type="float" office:value="7" calcext:value-type="float">
            <text:p>7</text:p>
          </table:table-cell>
          <table:table-cell table:formula="of:=ROUNDDOWN([.$D$2]*(1+(1/13)*(([.B58]-24)/2)))" office:value-type="float" office:value="100" calcext:value-type="float">
            <text:p>100</text:p>
          </table:table-cell>
          <table:table-cell table:formula="of:=ROUNDDOWN([.$E$2]*(1+(2/29)*(([.B58]-24)/2)))" office:value-type="float" office:value="132" calcext:value-type="float">
            <text:p>132</text:p>
          </table:table-cell>
          <table:table-cell table:formula="of:=ROUNDDOWN([.$F$2]*(1+(1/17)*(([.B58]-24)/2)))" office:value-type="float" office:value="87" calcext:value-type="float">
            <text:p>87</text:p>
          </table:table-cell>
          <table:table-cell table:formula="of:=[.F58]*(6+[.$J$2])+[.E58]*(5+[.$J$2])+[.D58]*(7+[.$J$2])" office:value-type="float" office:value="1882" calcext:value-type="float">
            <text:p>1882</text:p>
          </table:table-cell>
          <table:table-cell table:formula="of:=[.H57]+[.G58]" office:value-type="float" office:value="95531" calcext:value-type="float">
            <text:p>95531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24" calcext:value-type="float">
            <text:p>24</text:p>
          </table:table-cell>
          <table:table-cell table:formula="of:=MONTH([.A59])" office:value-type="float" office:value="7" calcext:value-type="float">
            <text:p>7</text:p>
          </table:table-cell>
          <table:table-cell table:formula="of:=ROUNDDOWN([.$D$2]*(1+(1/13)*(([.B59]-24)/2)))" office:value-type="float" office:value="90" calcext:value-type="float">
            <text:p>90</text:p>
          </table:table-cell>
          <table:table-cell table:formula="of:=ROUNDDOWN([.$E$2]*(1+(2/29)*(([.B59]-24)/2)))" office:value-type="float" office:value="120" calcext:value-type="float">
            <text:p>120</text:p>
          </table:table-cell>
          <table:table-cell table:formula="of:=ROUNDDOWN([.$F$2]*(1+(1/17)*(([.B59]-24)/2)))" office:value-type="float" office:value="80" calcext:value-type="float">
            <text:p>80</text:p>
          </table:table-cell>
          <table:table-cell table:formula="of:=[.F59]*(6+[.$J$2])+[.E59]*(5+[.$J$2])+[.D59]*(7+[.$J$2])" office:value-type="float" office:value="1710" calcext:value-type="float">
            <text:p>1710</text:p>
          </table:table-cell>
          <table:table-cell table:formula="of:=[.H58]+[.G59]" office:value-type="float" office:value="97241" calcext:value-type="float">
            <text:p>97241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26" calcext:value-type="float">
            <text:p>26</text:p>
          </table:table-cell>
          <table:table-cell table:formula="of:=MONTH([.A60])" office:value-type="float" office:value="7" calcext:value-type="float">
            <text:p>7</text:p>
          </table:table-cell>
          <table:table-cell table:formula="of:=ROUNDDOWN([.$D$2]*(1+(1/13)*(([.B60]-24)/2)))" office:value-type="float" office:value="96" calcext:value-type="float">
            <text:p>96</text:p>
          </table:table-cell>
          <table:table-cell table:formula="of:=ROUNDDOWN([.$E$2]*(1+(2/29)*(([.B60]-24)/2)))" office:value-type="float" office:value="128" calcext:value-type="float">
            <text:p>128</text:p>
          </table:table-cell>
          <table:table-cell table:formula="of:=ROUNDDOWN([.$F$2]*(1+(1/17)*(([.B60]-24)/2)))" office:value-type="float" office:value="84" calcext:value-type="float">
            <text:p>84</text:p>
          </table:table-cell>
          <table:table-cell table:formula="of:=[.F60]*(6+[.$J$2])+[.E60]*(5+[.$J$2])+[.D60]*(7+[.$J$2])" office:value-type="float" office:value="1816" calcext:value-type="float">
            <text:p>1816</text:p>
          </table:table-cell>
          <table:table-cell table:formula="of:=[.H59]+[.G60]" office:value-type="float" office:value="99057" calcext:value-type="float">
            <text:p>99057</text:p>
          </table:table-cell>
          <table:table-cell table:number-columns-repeated="3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float" office:value="25" calcext:value-type="float">
            <text:p>25</text:p>
          </table:table-cell>
          <table:table-cell table:formula="of:=MONTH([.A61])" office:value-type="float" office:value="7" calcext:value-type="float">
            <text:p>7</text:p>
          </table:table-cell>
          <table:table-cell table:formula="of:=ROUNDDOWN([.$D$2]*(1+(1/13)*(([.B61]-24)/2)))" office:value-type="float" office:value="93" calcext:value-type="float">
            <text:p>93</text:p>
          </table:table-cell>
          <table:table-cell table:formula="of:=ROUNDDOWN([.$E$2]*(1+(2/29)*(([.B61]-24)/2)))" office:value-type="float" office:value="124" calcext:value-type="float">
            <text:p>124</text:p>
          </table:table-cell>
          <table:table-cell table:formula="of:=ROUNDDOWN([.$F$2]*(1+(1/17)*(([.B61]-24)/2)))" office:value-type="float" office:value="82" calcext:value-type="float">
            <text:p>82</text:p>
          </table:table-cell>
          <table:table-cell table:formula="of:=[.F61]*(6+[.$J$2])+[.E61]*(5+[.$J$2])+[.D61]*(7+[.$J$2])" office:value-type="float" office:value="1763" calcext:value-type="float">
            <text:p>1763</text:p>
          </table:table-cell>
          <table:table-cell table:formula="of:=[.H60]+[.G61]" office:value-type="float" office:value="100820" calcext:value-type="float">
            <text:p>100820</text:p>
          </table:table-cell>
          <table:table-cell table:number-columns-repeated="3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float" office:value="24" calcext:value-type="float">
            <text:p>24</text:p>
          </table:table-cell>
          <table:table-cell table:formula="of:=MONTH([.A62])" office:value-type="float" office:value="7" calcext:value-type="float">
            <text:p>7</text:p>
          </table:table-cell>
          <table:table-cell table:formula="of:=ROUNDDOWN([.$D$2]*(1+(1/13)*(([.B62]-24)/2)))" office:value-type="float" office:value="90" calcext:value-type="float">
            <text:p>90</text:p>
          </table:table-cell>
          <table:table-cell table:formula="of:=ROUNDDOWN([.$E$2]*(1+(2/29)*(([.B62]-24)/2)))" office:value-type="float" office:value="120" calcext:value-type="float">
            <text:p>120</text:p>
          </table:table-cell>
          <table:table-cell table:formula="of:=ROUNDDOWN([.$F$2]*(1+(1/17)*(([.B62]-24)/2)))" office:value-type="float" office:value="80" calcext:value-type="float">
            <text:p>80</text:p>
          </table:table-cell>
          <table:table-cell table:formula="of:=[.F62]*(6+[.$J$2])+[.E62]*(5+[.$J$2])+[.D62]*(7+[.$J$2])" office:value-type="float" office:value="1710" calcext:value-type="float">
            <text:p>1710</text:p>
          </table:table-cell>
          <table:table-cell table:formula="of:=[.H61]+[.G62]" office:value-type="float" office:value="102530" calcext:value-type="float">
            <text:p>102530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22" calcext:value-type="float">
            <text:p>22</text:p>
          </table:table-cell>
          <table:table-cell table:formula="of:=MONTH([.A63])" office:value-type="float" office:value="8" calcext:value-type="float">
            <text:p>8</text:p>
          </table:table-cell>
          <table:table-cell table:formula="of:=ROUNDDOWN([.$D$2]*(1+(1/13)*(([.B63]-24)/2)))" office:value-type="float" office:value="83" calcext:value-type="float">
            <text:p>83</text:p>
          </table:table-cell>
          <table:table-cell table:formula="of:=ROUNDDOWN([.$E$2]*(1+(2/29)*(([.B63]-24)/2)))" office:value-type="float" office:value="111" calcext:value-type="float">
            <text:p>111</text:p>
          </table:table-cell>
          <table:table-cell table:formula="of:=ROUNDDOWN([.$F$2]*(1+(1/17)*(([.B63]-24)/2)))" office:value-type="float" office:value="75" calcext:value-type="float">
            <text:p>75</text:p>
          </table:table-cell>
          <table:table-cell table:formula="of:=[.F63]*(6+[.$J$2])+[.E63]*(5+[.$J$2])+[.D63]*(7+[.$J$2])" office:value-type="float" office:value="1586" calcext:value-type="float">
            <text:p>1586</text:p>
          </table:table-cell>
          <table:table-cell table:formula="of:=[.H62]+[.G63]" office:value-type="float" office:value="104116" calcext:value-type="float">
            <text:p>10411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19" calcext:value-type="float">
            <text:p>19</text:p>
          </table:table-cell>
          <table:table-cell table:formula="of:=MONTH([.A64])" office:value-type="float" office:value="8" calcext:value-type="float">
            <text:p>8</text:p>
          </table:table-cell>
          <table:table-cell table:formula="of:=ROUNDDOWN([.$D$2]*(1+(1/13)*(([.B64]-24)/2)))" office:value-type="float" office:value="72" calcext:value-type="float">
            <text:p>72</text:p>
          </table:table-cell>
          <table:table-cell table:formula="of:=ROUNDDOWN([.$E$2]*(1+(2/29)*(([.B64]-24)/2)))" office:value-type="float" office:value="99" calcext:value-type="float">
            <text:p>99</text:p>
          </table:table-cell>
          <table:table-cell table:formula="of:=ROUNDDOWN([.$F$2]*(1+(1/17)*(([.B64]-24)/2)))" office:value-type="float" office:value="68" calcext:value-type="float">
            <text:p>68</text:p>
          </table:table-cell>
          <table:table-cell table:formula="of:=[.F64]*(6+[.$J$2])+[.E64]*(5+[.$J$2])+[.D64]*(7+[.$J$2])" office:value-type="float" office:value="1407" calcext:value-type="float">
            <text:p>1407</text:p>
          </table:table-cell>
          <table:table-cell table:formula="of:=[.H63]+[.G64]" office:value-type="float" office:value="105523" calcext:value-type="float">
            <text:p>105523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21" calcext:value-type="float">
            <text:p>21</text:p>
          </table:table-cell>
          <table:table-cell table:formula="of:=MONTH([.A65])" office:value-type="float" office:value="8" calcext:value-type="float">
            <text:p>8</text:p>
          </table:table-cell>
          <table:table-cell table:formula="of:=ROUNDDOWN([.$D$2]*(1+(1/13)*(([.B65]-24)/2)))" office:value-type="float" office:value="79" calcext:value-type="float">
            <text:p>79</text:p>
          </table:table-cell>
          <table:table-cell table:formula="of:=ROUNDDOWN([.$E$2]*(1+(2/29)*(([.B65]-24)/2)))" office:value-type="float" office:value="107" calcext:value-type="float">
            <text:p>107</text:p>
          </table:table-cell>
          <table:table-cell table:formula="of:=ROUNDDOWN([.$F$2]*(1+(1/17)*(([.B65]-24)/2)))" office:value-type="float" office:value="72" calcext:value-type="float">
            <text:p>72</text:p>
          </table:table-cell>
          <table:table-cell table:formula="of:=[.F65]*(6+[.$J$2])+[.E65]*(5+[.$J$2])+[.D65]*(7+[.$J$2])" office:value-type="float" office:value="1520" calcext:value-type="float">
            <text:p>1520</text:p>
          </table:table-cell>
          <table:table-cell table:formula="of:=[.H64]+[.G65]" office:value-type="float" office:value="107043" calcext:value-type="float">
            <text:p>10704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26" calcext:value-type="float">
            <text:p>26</text:p>
          </table:table-cell>
          <table:table-cell table:formula="of:=MONTH([.A66])" office:value-type="float" office:value="8" calcext:value-type="float">
            <text:p>8</text:p>
          </table:table-cell>
          <table:table-cell table:formula="of:=ROUNDDOWN([.$D$2]*(1+(1/13)*(([.B66]-24)/2)))" office:value-type="float" office:value="96" calcext:value-type="float">
            <text:p>96</text:p>
          </table:table-cell>
          <table:table-cell table:formula="of:=ROUNDDOWN([.$E$2]*(1+(2/29)*(([.B66]-24)/2)))" office:value-type="float" office:value="128" calcext:value-type="float">
            <text:p>128</text:p>
          </table:table-cell>
          <table:table-cell table:formula="of:=ROUNDDOWN([.$F$2]*(1+(1/17)*(([.B66]-24)/2)))" office:value-type="float" office:value="84" calcext:value-type="float">
            <text:p>84</text:p>
          </table:table-cell>
          <table:table-cell table:formula="of:=[.F66]*(6+[.$J$2])+[.E66]*(5+[.$J$2])+[.D66]*(7+[.$J$2])" office:value-type="float" office:value="1816" calcext:value-type="float">
            <text:p>1816</text:p>
          </table:table-cell>
          <table:table-cell table:formula="of:=[.H65]+[.G66]" office:value-type="float" office:value="108859" calcext:value-type="float">
            <text:p>108859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19" calcext:value-type="float">
            <text:p>19</text:p>
          </table:table-cell>
          <table:table-cell table:formula="of:=MONTH([.A67])" office:value-type="float" office:value="8" calcext:value-type="float">
            <text:p>8</text:p>
          </table:table-cell>
          <table:table-cell table:formula="of:=ROUNDDOWN([.$D$2]*(1+(1/13)*(([.B67]-24)/2)))" office:value-type="float" office:value="72" calcext:value-type="float">
            <text:p>72</text:p>
          </table:table-cell>
          <table:table-cell table:formula="of:=ROUNDDOWN([.$E$2]*(1+(2/29)*(([.B67]-24)/2)))" office:value-type="float" office:value="99" calcext:value-type="float">
            <text:p>99</text:p>
          </table:table-cell>
          <table:table-cell table:formula="of:=ROUNDDOWN([.$F$2]*(1+(1/17)*(([.B67]-24)/2)))" office:value-type="float" office:value="68" calcext:value-type="float">
            <text:p>68</text:p>
          </table:table-cell>
          <table:table-cell table:formula="of:=[.F67]*(6+[.$J$2])+[.E67]*(5+[.$J$2])+[.D67]*(7+[.$J$2])" office:value-type="float" office:value="1407" calcext:value-type="float">
            <text:p>1407</text:p>
          </table:table-cell>
          <table:table-cell table:formula="of:=[.H66]+[.G67]" office:value-type="float" office:value="110266" calcext:value-type="float">
            <text:p>110266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float" office:value="21" calcext:value-type="float">
            <text:p>21</text:p>
          </table:table-cell>
          <table:table-cell table:formula="of:=MONTH([.A68])" office:value-type="float" office:value="8" calcext:value-type="float">
            <text:p>8</text:p>
          </table:table-cell>
          <table:table-cell table:formula="of:=ROUNDDOWN([.$D$2]*(1+(1/13)*(([.B68]-24)/2)))" office:value-type="float" office:value="79" calcext:value-type="float">
            <text:p>79</text:p>
          </table:table-cell>
          <table:table-cell table:formula="of:=ROUNDDOWN([.$E$2]*(1+(2/29)*(([.B68]-24)/2)))" office:value-type="float" office:value="107" calcext:value-type="float">
            <text:p>107</text:p>
          </table:table-cell>
          <table:table-cell table:formula="of:=ROUNDDOWN([.$F$2]*(1+(1/17)*(([.B68]-24)/2)))" office:value-type="float" office:value="72" calcext:value-type="float">
            <text:p>72</text:p>
          </table:table-cell>
          <table:table-cell table:formula="of:=[.F68]*(6+[.$J$2])+[.E68]*(5+[.$J$2])+[.D68]*(7+[.$J$2])" office:value-type="float" office:value="1520" calcext:value-type="float">
            <text:p>1520</text:p>
          </table:table-cell>
          <table:table-cell table:formula="of:=[.H67]+[.G68]" office:value-type="float" office:value="111786" calcext:value-type="float">
            <text:p>111786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float" office:value="23" calcext:value-type="float">
            <text:p>23</text:p>
          </table:table-cell>
          <table:table-cell table:formula="of:=MONTH([.A69])" office:value-type="float" office:value="8" calcext:value-type="float">
            <text:p>8</text:p>
          </table:table-cell>
          <table:table-cell table:formula="of:=ROUNDDOWN([.$D$2]*(1+(1/13)*(([.B69]-24)/2)))" office:value-type="float" office:value="86" calcext:value-type="float">
            <text:p>86</text:p>
          </table:table-cell>
          <table:table-cell table:formula="of:=ROUNDDOWN([.$E$2]*(1+(2/29)*(([.B69]-24)/2)))" office:value-type="float" office:value="115" calcext:value-type="float">
            <text:p>115</text:p>
          </table:table-cell>
          <table:table-cell table:formula="of:=ROUNDDOWN([.$F$2]*(1+(1/17)*(([.B69]-24)/2)))" office:value-type="float" office:value="77" calcext:value-type="float">
            <text:p>77</text:p>
          </table:table-cell>
          <table:table-cell table:formula="of:=[.F69]*(6+[.$J$2])+[.E69]*(5+[.$J$2])+[.D69]*(7+[.$J$2])" office:value-type="float" office:value="1639" calcext:value-type="float">
            <text:p>1639</text:p>
          </table:table-cell>
          <table:table-cell table:formula="of:=[.H68]+[.G69]" office:value-type="float" office:value="113425" calcext:value-type="float">
            <text:p>113425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7" calcext:value-type="float">
            <text:p>27</text:p>
          </table:table-cell>
          <table:table-cell table:formula="of:=MONTH([.A70])" office:value-type="float" office:value="8" calcext:value-type="float">
            <text:p>8</text:p>
          </table:table-cell>
          <table:table-cell table:formula="of:=ROUNDDOWN([.$D$2]*(1+(1/13)*(([.B70]-24)/2)))" office:value-type="float" office:value="100" calcext:value-type="float">
            <text:p>100</text:p>
          </table:table-cell>
          <table:table-cell table:formula="of:=ROUNDDOWN([.$E$2]*(1+(2/29)*(([.B70]-24)/2)))" office:value-type="float" office:value="132" calcext:value-type="float">
            <text:p>132</text:p>
          </table:table-cell>
          <table:table-cell table:formula="of:=ROUNDDOWN([.$F$2]*(1+(1/17)*(([.B70]-24)/2)))" office:value-type="float" office:value="87" calcext:value-type="float">
            <text:p>87</text:p>
          </table:table-cell>
          <table:table-cell table:formula="of:=[.F70]*(6+[.$J$2])+[.E70]*(5+[.$J$2])+[.D70]*(7+[.$J$2])" office:value-type="float" office:value="1882" calcext:value-type="float">
            <text:p>1882</text:p>
          </table:table-cell>
          <table:table-cell table:formula="of:=[.H69]+[.G70]" office:value-type="float" office:value="115307" calcext:value-type="float">
            <text:p>115307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20" calcext:value-type="float">
            <text:p>20</text:p>
          </table:table-cell>
          <table:table-cell table:formula="of:=MONTH([.A71])" office:value-type="float" office:value="8" calcext:value-type="float">
            <text:p>8</text:p>
          </table:table-cell>
          <table:table-cell table:formula="of:=ROUNDDOWN([.$D$2]*(1+(1/13)*(([.B71]-24)/2)))" office:value-type="float" office:value="76" calcext:value-type="float">
            <text:p>76</text:p>
          </table:table-cell>
          <table:table-cell table:formula="of:=ROUNDDOWN([.$E$2]*(1+(2/29)*(([.B71]-24)/2)))" office:value-type="float" office:value="103" calcext:value-type="float">
            <text:p>103</text:p>
          </table:table-cell>
          <table:table-cell table:formula="of:=ROUNDDOWN([.$F$2]*(1+(1/17)*(([.B71]-24)/2)))" office:value-type="float" office:value="70" calcext:value-type="float">
            <text:p>70</text:p>
          </table:table-cell>
          <table:table-cell table:formula="of:=[.F71]*(6+[.$J$2])+[.E71]*(5+[.$J$2])+[.D71]*(7+[.$J$2])" office:value-type="float" office:value="1467" calcext:value-type="float">
            <text:p>1467</text:p>
          </table:table-cell>
          <table:table-cell table:formula="of:=[.H70]+[.G71]" office:value-type="float" office:value="116774" calcext:value-type="float">
            <text:p>116774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18" calcext:value-type="float">
            <text:p>18</text:p>
          </table:table-cell>
          <table:table-cell table:formula="of:=MONTH([.A72])" office:value-type="float" office:value="8" calcext:value-type="float">
            <text:p>8</text:p>
          </table:table-cell>
          <table:table-cell table:formula="of:=ROUNDDOWN([.$D$2]*(1+(1/13)*(([.B72]-24)/2)))" office:value-type="float" office:value="69" calcext:value-type="float">
            <text:p>69</text:p>
          </table:table-cell>
          <table:table-cell table:formula="of:=ROUNDDOWN([.$E$2]*(1+(2/29)*(([.B72]-24)/2)))" office:value-type="float" office:value="95" calcext:value-type="float">
            <text:p>95</text:p>
          </table:table-cell>
          <table:table-cell table:formula="of:=ROUNDDOWN([.$F$2]*(1+(1/17)*(([.B72]-24)/2)))" office:value-type="float" office:value="65" calcext:value-type="float">
            <text:p>65</text:p>
          </table:table-cell>
          <table:table-cell table:formula="of:=[.F72]*(6+[.$J$2])+[.E72]*(5+[.$J$2])+[.D72]*(7+[.$J$2])" office:value-type="float" office:value="1348" calcext:value-type="float">
            <text:p>1348</text:p>
          </table:table-cell>
          <table:table-cell table:formula="of:=[.H71]+[.G72]" office:value-type="float" office:value="118122" calcext:value-type="float">
            <text:p>118122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17" calcext:value-type="float">
            <text:p>17</text:p>
          </table:table-cell>
          <table:table-cell table:formula="of:=MONTH([.A73])" office:value-type="float" office:value="8" calcext:value-type="float">
            <text:p>8</text:p>
          </table:table-cell>
          <table:table-cell table:formula="of:=ROUNDDOWN([.$D$2]*(1+(1/13)*(([.B73]-24)/2)))" office:value-type="float" office:value="65" calcext:value-type="float">
            <text:p>65</text:p>
          </table:table-cell>
          <table:table-cell table:formula="of:=ROUNDDOWN([.$E$2]*(1+(2/29)*(([.B73]-24)/2)))" office:value-type="float" office:value="91" calcext:value-type="float">
            <text:p>91</text:p>
          </table:table-cell>
          <table:table-cell table:formula="of:=ROUNDDOWN([.$F$2]*(1+(1/17)*(([.B73]-24)/2)))" office:value-type="float" office:value="63" calcext:value-type="float">
            <text:p>63</text:p>
          </table:table-cell>
          <table:table-cell table:formula="of:=[.F73]*(6+[.$J$2])+[.E73]*(5+[.$J$2])+[.D73]*(7+[.$J$2])" office:value-type="float" office:value="1288" calcext:value-type="float">
            <text:p>1288</text:p>
          </table:table-cell>
          <table:table-cell table:formula="of:=[.H72]+[.G73]" office:value-type="float" office:value="119410" calcext:value-type="float">
            <text:p>119410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19" calcext:value-type="float">
            <text:p>19</text:p>
          </table:table-cell>
          <table:table-cell table:formula="of:=MONTH([.A74])" office:value-type="float" office:value="8" calcext:value-type="float">
            <text:p>8</text:p>
          </table:table-cell>
          <table:table-cell table:formula="of:=ROUNDDOWN([.$D$2]*(1+(1/13)*(([.B74]-24)/2)))" office:value-type="float" office:value="72" calcext:value-type="float">
            <text:p>72</text:p>
          </table:table-cell>
          <table:table-cell table:formula="of:=ROUNDDOWN([.$E$2]*(1+(2/29)*(([.B74]-24)/2)))" office:value-type="float" office:value="99" calcext:value-type="float">
            <text:p>99</text:p>
          </table:table-cell>
          <table:table-cell table:formula="of:=ROUNDDOWN([.$F$2]*(1+(1/17)*(([.B74]-24)/2)))" office:value-type="float" office:value="68" calcext:value-type="float">
            <text:p>68</text:p>
          </table:table-cell>
          <table:table-cell table:formula="of:=[.F74]*(6+[.$J$2])+[.E74]*(5+[.$J$2])+[.D74]*(7+[.$J$2])" office:value-type="float" office:value="1407" calcext:value-type="float">
            <text:p>1407</text:p>
          </table:table-cell>
          <table:table-cell table:formula="of:=[.H73]+[.G74]" office:value-type="float" office:value="120817" calcext:value-type="float">
            <text:p>120817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26" calcext:value-type="float">
            <text:p>26</text:p>
          </table:table-cell>
          <table:table-cell table:formula="of:=MONTH([.A75])" office:value-type="float" office:value="8" calcext:value-type="float">
            <text:p>8</text:p>
          </table:table-cell>
          <table:table-cell table:formula="of:=ROUNDDOWN([.$D$2]*(1+(1/13)*(([.B75]-24)/2)))" office:value-type="float" office:value="96" calcext:value-type="float">
            <text:p>96</text:p>
          </table:table-cell>
          <table:table-cell table:formula="of:=ROUNDDOWN([.$E$2]*(1+(2/29)*(([.B75]-24)/2)))" office:value-type="float" office:value="128" calcext:value-type="float">
            <text:p>128</text:p>
          </table:table-cell>
          <table:table-cell table:formula="of:=ROUNDDOWN([.$F$2]*(1+(1/17)*(([.B75]-24)/2)))" office:value-type="float" office:value="84" calcext:value-type="float">
            <text:p>84</text:p>
          </table:table-cell>
          <table:table-cell table:formula="of:=[.F75]*(6+[.$J$2])+[.E75]*(5+[.$J$2])+[.D75]*(7+[.$J$2])" office:value-type="float" office:value="1816" calcext:value-type="float">
            <text:p>1816</text:p>
          </table:table-cell>
          <table:table-cell table:formula="of:=[.H74]+[.G75]" office:value-type="float" office:value="122633" calcext:value-type="float">
            <text:p>122633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float" office:value="21" calcext:value-type="float">
            <text:p>21</text:p>
          </table:table-cell>
          <table:table-cell table:formula="of:=MONTH([.A76])" office:value-type="float" office:value="8" calcext:value-type="float">
            <text:p>8</text:p>
          </table:table-cell>
          <table:table-cell table:formula="of:=ROUNDDOWN([.$D$2]*(1+(1/13)*(([.B76]-24)/2)))" office:value-type="float" office:value="79" calcext:value-type="float">
            <text:p>79</text:p>
          </table:table-cell>
          <table:table-cell table:formula="of:=ROUNDDOWN([.$E$2]*(1+(2/29)*(([.B76]-24)/2)))" office:value-type="float" office:value="107" calcext:value-type="float">
            <text:p>107</text:p>
          </table:table-cell>
          <table:table-cell table:formula="of:=ROUNDDOWN([.$F$2]*(1+(1/17)*(([.B76]-24)/2)))" office:value-type="float" office:value="72" calcext:value-type="float">
            <text:p>72</text:p>
          </table:table-cell>
          <table:table-cell table:formula="of:=[.F76]*(6+[.$J$2])+[.E76]*(5+[.$J$2])+[.D76]*(7+[.$J$2])" office:value-type="float" office:value="1520" calcext:value-type="float">
            <text:p>1520</text:p>
          </table:table-cell>
          <table:table-cell table:formula="of:=[.H75]+[.G76]" office:value-type="float" office:value="124153" calcext:value-type="float">
            <text:p>124153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19" calcext:value-type="float">
            <text:p>19</text:p>
          </table:table-cell>
          <table:table-cell table:formula="of:=MONTH([.A77])" office:value-type="float" office:value="8" calcext:value-type="float">
            <text:p>8</text:p>
          </table:table-cell>
          <table:table-cell table:formula="of:=ROUNDDOWN([.$D$2]*(1+(1/13)*(([.B77]-24)/2)))" office:value-type="float" office:value="72" calcext:value-type="float">
            <text:p>72</text:p>
          </table:table-cell>
          <table:table-cell table:formula="of:=ROUNDDOWN([.$E$2]*(1+(2/29)*(([.B77]-24)/2)))" office:value-type="float" office:value="99" calcext:value-type="float">
            <text:p>99</text:p>
          </table:table-cell>
          <table:table-cell table:formula="of:=ROUNDDOWN([.$F$2]*(1+(1/17)*(([.B77]-24)/2)))" office:value-type="float" office:value="68" calcext:value-type="float">
            <text:p>68</text:p>
          </table:table-cell>
          <table:table-cell table:formula="of:=[.F77]*(6+[.$J$2])+[.E77]*(5+[.$J$2])+[.D77]*(7+[.$J$2])" office:value-type="float" office:value="1407" calcext:value-type="float">
            <text:p>1407</text:p>
          </table:table-cell>
          <table:table-cell table:formula="of:=[.H76]+[.G77]" office:value-type="float" office:value="125560" calcext:value-type="float">
            <text:p>125560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19" calcext:value-type="float">
            <text:p>19</text:p>
          </table:table-cell>
          <table:table-cell table:formula="of:=MONTH([.A78])" office:value-type="float" office:value="8" calcext:value-type="float">
            <text:p>8</text:p>
          </table:table-cell>
          <table:table-cell table:formula="of:=ROUNDDOWN([.$D$2]*(1+(1/13)*(([.B78]-24)/2)))" office:value-type="float" office:value="72" calcext:value-type="float">
            <text:p>72</text:p>
          </table:table-cell>
          <table:table-cell table:formula="of:=ROUNDDOWN([.$E$2]*(1+(2/29)*(([.B78]-24)/2)))" office:value-type="float" office:value="99" calcext:value-type="float">
            <text:p>99</text:p>
          </table:table-cell>
          <table:table-cell table:formula="of:=ROUNDDOWN([.$F$2]*(1+(1/17)*(([.B78]-24)/2)))" office:value-type="float" office:value="68" calcext:value-type="float">
            <text:p>68</text:p>
          </table:table-cell>
          <table:table-cell table:formula="of:=[.F78]*(6+[.$J$2])+[.E78]*(5+[.$J$2])+[.D78]*(7+[.$J$2])" office:value-type="float" office:value="1407" calcext:value-type="float">
            <text:p>1407</text:p>
          </table:table-cell>
          <table:table-cell table:formula="of:=[.H77]+[.G78]" office:value-type="float" office:value="126967" calcext:value-type="float">
            <text:p>126967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21" calcext:value-type="float">
            <text:p>21</text:p>
          </table:table-cell>
          <table:table-cell table:formula="of:=MONTH([.A79])" office:value-type="float" office:value="8" calcext:value-type="float">
            <text:p>8</text:p>
          </table:table-cell>
          <table:table-cell table:formula="of:=ROUNDDOWN([.$D$2]*(1+(1/13)*(([.B79]-24)/2)))" office:value-type="float" office:value="79" calcext:value-type="float">
            <text:p>79</text:p>
          </table:table-cell>
          <table:table-cell table:formula="of:=ROUNDDOWN([.$E$2]*(1+(2/29)*(([.B79]-24)/2)))" office:value-type="float" office:value="107" calcext:value-type="float">
            <text:p>107</text:p>
          </table:table-cell>
          <table:table-cell table:formula="of:=ROUNDDOWN([.$F$2]*(1+(1/17)*(([.B79]-24)/2)))" office:value-type="float" office:value="72" calcext:value-type="float">
            <text:p>72</text:p>
          </table:table-cell>
          <table:table-cell table:formula="of:=[.F79]*(6+[.$J$2])+[.E79]*(5+[.$J$2])+[.D79]*(7+[.$J$2])" office:value-type="float" office:value="1520" calcext:value-type="float">
            <text:p>1520</text:p>
          </table:table-cell>
          <table:table-cell table:formula="of:=[.H78]+[.G79]" office:value-type="float" office:value="128487" calcext:value-type="float">
            <text:p>128487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21" calcext:value-type="float">
            <text:p>21</text:p>
          </table:table-cell>
          <table:table-cell table:formula="of:=MONTH([.A80])" office:value-type="float" office:value="8" calcext:value-type="float">
            <text:p>8</text:p>
          </table:table-cell>
          <table:table-cell table:formula="of:=ROUNDDOWN([.$D$2]*(1+(1/13)*(([.B80]-24)/2)))" office:value-type="float" office:value="79" calcext:value-type="float">
            <text:p>79</text:p>
          </table:table-cell>
          <table:table-cell table:formula="of:=ROUNDDOWN([.$E$2]*(1+(2/29)*(([.B80]-24)/2)))" office:value-type="float" office:value="107" calcext:value-type="float">
            <text:p>107</text:p>
          </table:table-cell>
          <table:table-cell table:formula="of:=ROUNDDOWN([.$F$2]*(1+(1/17)*(([.B80]-24)/2)))" office:value-type="float" office:value="72" calcext:value-type="float">
            <text:p>72</text:p>
          </table:table-cell>
          <table:table-cell table:formula="of:=[.F80]*(6+[.$J$2])+[.E80]*(5+[.$J$2])+[.D80]*(7+[.$J$2])" office:value-type="float" office:value="1520" calcext:value-type="float">
            <text:p>1520</text:p>
          </table:table-cell>
          <table:table-cell table:formula="of:=[.H79]+[.G80]" office:value-type="float" office:value="130007" calcext:value-type="float">
            <text:p>130007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24" calcext:value-type="float">
            <text:p>24</text:p>
          </table:table-cell>
          <table:table-cell table:formula="of:=MONTH([.A81])" office:value-type="float" office:value="8" calcext:value-type="float">
            <text:p>8</text:p>
          </table:table-cell>
          <table:table-cell table:formula="of:=ROUNDDOWN([.$D$2]*(1+(1/13)*(([.B81]-24)/2)))" office:value-type="float" office:value="90" calcext:value-type="float">
            <text:p>90</text:p>
          </table:table-cell>
          <table:table-cell table:formula="of:=ROUNDDOWN([.$E$2]*(1+(2/29)*(([.B81]-24)/2)))" office:value-type="float" office:value="120" calcext:value-type="float">
            <text:p>120</text:p>
          </table:table-cell>
          <table:table-cell table:formula="of:=ROUNDDOWN([.$F$2]*(1+(1/17)*(([.B81]-24)/2)))" office:value-type="float" office:value="80" calcext:value-type="float">
            <text:p>80</text:p>
          </table:table-cell>
          <table:table-cell table:formula="of:=[.F81]*(6+[.$J$2])+[.E81]*(5+[.$J$2])+[.D81]*(7+[.$J$2])" office:value-type="float" office:value="1710" calcext:value-type="float">
            <text:p>1710</text:p>
          </table:table-cell>
          <table:table-cell table:formula="of:=[.H80]+[.G81]" office:value-type="float" office:value="131717" calcext:value-type="float">
            <text:p>131717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float" office:value="26" calcext:value-type="float">
            <text:p>26</text:p>
          </table:table-cell>
          <table:table-cell table:formula="of:=MONTH([.A82])" office:value-type="float" office:value="8" calcext:value-type="float">
            <text:p>8</text:p>
          </table:table-cell>
          <table:table-cell table:formula="of:=ROUNDDOWN([.$D$2]*(1+(1/13)*(([.B82]-24)/2)))" office:value-type="float" office:value="96" calcext:value-type="float">
            <text:p>96</text:p>
          </table:table-cell>
          <table:table-cell table:formula="of:=ROUNDDOWN([.$E$2]*(1+(2/29)*(([.B82]-24)/2)))" office:value-type="float" office:value="128" calcext:value-type="float">
            <text:p>128</text:p>
          </table:table-cell>
          <table:table-cell table:formula="of:=ROUNDDOWN([.$F$2]*(1+(1/17)*(([.B82]-24)/2)))" office:value-type="float" office:value="84" calcext:value-type="float">
            <text:p>84</text:p>
          </table:table-cell>
          <table:table-cell table:formula="of:=[.F82]*(6+[.$J$2])+[.E82]*(5+[.$J$2])+[.D82]*(7+[.$J$2])" office:value-type="float" office:value="1816" calcext:value-type="float">
            <text:p>1816</text:p>
          </table:table-cell>
          <table:table-cell table:formula="of:=[.H81]+[.G82]" office:value-type="float" office:value="133533" calcext:value-type="float">
            <text:p>133533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23" calcext:value-type="float">
            <text:p>23</text:p>
          </table:table-cell>
          <table:table-cell table:formula="of:=MONTH([.A83])" office:value-type="float" office:value="8" calcext:value-type="float">
            <text:p>8</text:p>
          </table:table-cell>
          <table:table-cell table:formula="of:=ROUNDDOWN([.$D$2]*(1+(1/13)*(([.B83]-24)/2)))" office:value-type="float" office:value="86" calcext:value-type="float">
            <text:p>86</text:p>
          </table:table-cell>
          <table:table-cell table:formula="of:=ROUNDDOWN([.$E$2]*(1+(2/29)*(([.B83]-24)/2)))" office:value-type="float" office:value="115" calcext:value-type="float">
            <text:p>115</text:p>
          </table:table-cell>
          <table:table-cell table:formula="of:=ROUNDDOWN([.$F$2]*(1+(1/17)*(([.B83]-24)/2)))" office:value-type="float" office:value="77" calcext:value-type="float">
            <text:p>77</text:p>
          </table:table-cell>
          <table:table-cell table:formula="of:=[.F83]*(6+[.$J$2])+[.E83]*(5+[.$J$2])+[.D83]*(7+[.$J$2])" office:value-type="float" office:value="1639" calcext:value-type="float">
            <text:p>1639</text:p>
          </table:table-cell>
          <table:table-cell table:formula="of:=[.H82]+[.G83]" office:value-type="float" office:value="135172" calcext:value-type="float">
            <text:p>135172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23" calcext:value-type="float">
            <text:p>23</text:p>
          </table:table-cell>
          <table:table-cell table:formula="of:=MONTH([.A84])" office:value-type="float" office:value="8" calcext:value-type="float">
            <text:p>8</text:p>
          </table:table-cell>
          <table:table-cell table:formula="of:=ROUNDDOWN([.$D$2]*(1+(1/13)*(([.B84]-24)/2)))" office:value-type="float" office:value="86" calcext:value-type="float">
            <text:p>86</text:p>
          </table:table-cell>
          <table:table-cell table:formula="of:=ROUNDDOWN([.$E$2]*(1+(2/29)*(([.B84]-24)/2)))" office:value-type="float" office:value="115" calcext:value-type="float">
            <text:p>115</text:p>
          </table:table-cell>
          <table:table-cell table:formula="of:=ROUNDDOWN([.$F$2]*(1+(1/17)*(([.B84]-24)/2)))" office:value-type="float" office:value="77" calcext:value-type="float">
            <text:p>77</text:p>
          </table:table-cell>
          <table:table-cell table:formula="of:=[.F84]*(6+[.$J$2])+[.E84]*(5+[.$J$2])+[.D84]*(7+[.$J$2])" office:value-type="float" office:value="1639" calcext:value-type="float">
            <text:p>1639</text:p>
          </table:table-cell>
          <table:table-cell table:formula="of:=[.H83]+[.G84]" office:value-type="float" office:value="136811" calcext:value-type="float">
            <text:p>136811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24" calcext:value-type="float">
            <text:p>24</text:p>
          </table:table-cell>
          <table:table-cell table:formula="of:=MONTH([.A85])" office:value-type="float" office:value="8" calcext:value-type="float">
            <text:p>8</text:p>
          </table:table-cell>
          <table:table-cell table:formula="of:=ROUNDDOWN([.$D$2]*(1+(1/13)*(([.B85]-24)/2)))" office:value-type="float" office:value="90" calcext:value-type="float">
            <text:p>90</text:p>
          </table:table-cell>
          <table:table-cell table:formula="of:=ROUNDDOWN([.$E$2]*(1+(2/29)*(([.B85]-24)/2)))" office:value-type="float" office:value="120" calcext:value-type="float">
            <text:p>120</text:p>
          </table:table-cell>
          <table:table-cell table:formula="of:=ROUNDDOWN([.$F$2]*(1+(1/17)*(([.B85]-24)/2)))" office:value-type="float" office:value="80" calcext:value-type="float">
            <text:p>80</text:p>
          </table:table-cell>
          <table:table-cell table:formula="of:=[.F85]*(6+[.$J$2])+[.E85]*(5+[.$J$2])+[.D85]*(7+[.$J$2])" office:value-type="float" office:value="1710" calcext:value-type="float">
            <text:p>1710</text:p>
          </table:table-cell>
          <table:table-cell table:formula="of:=[.H84]+[.G85]" office:value-type="float" office:value="138521" calcext:value-type="float">
            <text:p>138521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26" calcext:value-type="float">
            <text:p>26</text:p>
          </table:table-cell>
          <table:table-cell table:formula="of:=MONTH([.A86])" office:value-type="float" office:value="8" calcext:value-type="float">
            <text:p>8</text:p>
          </table:table-cell>
          <table:table-cell table:formula="of:=ROUNDDOWN([.$D$2]*(1+(1/13)*(([.B86]-24)/2)))" office:value-type="float" office:value="96" calcext:value-type="float">
            <text:p>96</text:p>
          </table:table-cell>
          <table:table-cell table:formula="of:=ROUNDDOWN([.$E$2]*(1+(2/29)*(([.B86]-24)/2)))" office:value-type="float" office:value="128" calcext:value-type="float">
            <text:p>128</text:p>
          </table:table-cell>
          <table:table-cell table:formula="of:=ROUNDDOWN([.$F$2]*(1+(1/17)*(([.B86]-24)/2)))" office:value-type="float" office:value="84" calcext:value-type="float">
            <text:p>84</text:p>
          </table:table-cell>
          <table:table-cell table:formula="of:=[.F86]*(6+[.$J$2])+[.E86]*(5+[.$J$2])+[.D86]*(7+[.$J$2])" office:value-type="float" office:value="1816" calcext:value-type="float">
            <text:p>1816</text:p>
          </table:table-cell>
          <table:table-cell table:formula="of:=[.H85]+[.G86]" office:value-type="float" office:value="140337" calcext:value-type="float">
            <text:p>140337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28" calcext:value-type="float">
            <text:p>28</text:p>
          </table:table-cell>
          <table:table-cell table:formula="of:=MONTH([.A87])" office:value-type="float" office:value="8" calcext:value-type="float">
            <text:p>8</text:p>
          </table:table-cell>
          <table:table-cell table:formula="of:=ROUNDDOWN([.$D$2]*(1+(1/13)*(([.B87]-24)/2)))" office:value-type="float" office:value="103" calcext:value-type="float">
            <text:p>103</text:p>
          </table:table-cell>
          <table:table-cell table:formula="of:=ROUNDDOWN([.$E$2]*(1+(2/29)*(([.B87]-24)/2)))" office:value-type="float" office:value="136" calcext:value-type="float">
            <text:p>136</text:p>
          </table:table-cell>
          <table:table-cell table:formula="of:=ROUNDDOWN([.$F$2]*(1+(1/17)*(([.B87]-24)/2)))" office:value-type="float" office:value="89" calcext:value-type="float">
            <text:p>89</text:p>
          </table:table-cell>
          <table:table-cell table:formula="of:=[.F87]*(6+[.$J$2])+[.E87]*(5+[.$J$2])+[.D87]*(7+[.$J$2])" office:value-type="float" office:value="1935" calcext:value-type="float">
            <text:p>1935</text:p>
          </table:table-cell>
          <table:table-cell table:formula="of:=[.H86]+[.G87]" office:value-type="float" office:value="142272" calcext:value-type="float">
            <text:p>142272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2" calcext:value-type="float">
            <text:p>32</text:p>
          </table:table-cell>
          <table:table-cell table:formula="of:=MONTH([.A88])" office:value-type="float" office:value="8" calcext:value-type="float">
            <text:p>8</text:p>
          </table:table-cell>
          <table:table-cell table:formula="of:=ROUNDDOWN([.$D$2]*(1+(1/13)*(([.B88]-24)/2)))" office:value-type="float" office:value="117" calcext:value-type="float">
            <text:p>117</text:p>
          </table:table-cell>
          <table:table-cell table:formula="of:=ROUNDDOWN([.$E$2]*(1+(2/29)*(([.B88]-24)/2)))" office:value-type="float" office:value="153" calcext:value-type="float">
            <text:p>153</text:p>
          </table:table-cell>
          <table:table-cell table:formula="of:=ROUNDDOWN([.$F$2]*(1+(1/17)*(([.B88]-24)/2)))" office:value-type="float" office:value="98" calcext:value-type="float">
            <text:p>98</text:p>
          </table:table-cell>
          <table:table-cell table:formula="of:=[.F88]*(6+[.$J$2])+[.E88]*(5+[.$J$2])+[.D88]*(7+[.$J$2])" office:value-type="float" office:value="2172" calcext:value-type="float">
            <text:p>2172</text:p>
          </table:table-cell>
          <table:table-cell table:formula="of:=[.H87]+[.G88]" office:value-type="float" office:value="144444" calcext:value-type="float">
            <text:p>144444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float" office:value="26" calcext:value-type="float">
            <text:p>26</text:p>
          </table:table-cell>
          <table:table-cell table:formula="of:=MONTH([.A89])" office:value-type="float" office:value="8" calcext:value-type="float">
            <text:p>8</text:p>
          </table:table-cell>
          <table:table-cell table:formula="of:=ROUNDDOWN([.$D$2]*(1+(1/13)*(([.B89]-24)/2)))" office:value-type="float" office:value="96" calcext:value-type="float">
            <text:p>96</text:p>
          </table:table-cell>
          <table:table-cell table:formula="of:=ROUNDDOWN([.$E$2]*(1+(2/29)*(([.B89]-24)/2)))" office:value-type="float" office:value="128" calcext:value-type="float">
            <text:p>128</text:p>
          </table:table-cell>
          <table:table-cell table:formula="of:=ROUNDDOWN([.$F$2]*(1+(1/17)*(([.B89]-24)/2)))" office:value-type="float" office:value="84" calcext:value-type="float">
            <text:p>84</text:p>
          </table:table-cell>
          <table:table-cell table:formula="of:=[.F89]*(6+[.$J$2])+[.E89]*(5+[.$J$2])+[.D89]*(7+[.$J$2])" office:value-type="float" office:value="1816" calcext:value-type="float">
            <text:p>1816</text:p>
          </table:table-cell>
          <table:table-cell table:formula="of:=[.H88]+[.G89]" office:value-type="float" office:value="146260" calcext:value-type="float">
            <text:p>146260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float" office:value="32" calcext:value-type="float">
            <text:p>32</text:p>
          </table:table-cell>
          <table:table-cell table:formula="of:=MONTH([.A90])" office:value-type="float" office:value="8" calcext:value-type="float">
            <text:p>8</text:p>
          </table:table-cell>
          <table:table-cell table:formula="of:=ROUNDDOWN([.$D$2]*(1+(1/13)*(([.B90]-24)/2)))" office:value-type="float" office:value="117" calcext:value-type="float">
            <text:p>117</text:p>
          </table:table-cell>
          <table:table-cell table:formula="of:=ROUNDDOWN([.$E$2]*(1+(2/29)*(([.B90]-24)/2)))" office:value-type="float" office:value="153" calcext:value-type="float">
            <text:p>153</text:p>
          </table:table-cell>
          <table:table-cell table:formula="of:=ROUNDDOWN([.$F$2]*(1+(1/17)*(([.B90]-24)/2)))" office:value-type="float" office:value="98" calcext:value-type="float">
            <text:p>98</text:p>
          </table:table-cell>
          <table:table-cell table:formula="of:=[.F90]*(6+[.$J$2])+[.E90]*(5+[.$J$2])+[.D90]*(7+[.$J$2])" office:value-type="float" office:value="2172" calcext:value-type="float">
            <text:p>2172</text:p>
          </table:table-cell>
          <table:table-cell table:formula="of:=[.H89]+[.G90]" office:value-type="float" office:value="148432" calcext:value-type="float">
            <text:p>148432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23" calcext:value-type="float">
            <text:p>23</text:p>
          </table:table-cell>
          <table:table-cell table:formula="of:=MONTH([.A91])" office:value-type="float" office:value="8" calcext:value-type="float">
            <text:p>8</text:p>
          </table:table-cell>
          <table:table-cell table:formula="of:=ROUNDDOWN([.$D$2]*(1+(1/13)*(([.B91]-24)/2)))" office:value-type="float" office:value="86" calcext:value-type="float">
            <text:p>86</text:p>
          </table:table-cell>
          <table:table-cell table:formula="of:=ROUNDDOWN([.$E$2]*(1+(2/29)*(([.B91]-24)/2)))" office:value-type="float" office:value="115" calcext:value-type="float">
            <text:p>115</text:p>
          </table:table-cell>
          <table:table-cell table:formula="of:=ROUNDDOWN([.$F$2]*(1+(1/17)*(([.B91]-24)/2)))" office:value-type="float" office:value="77" calcext:value-type="float">
            <text:p>77</text:p>
          </table:table-cell>
          <table:table-cell table:formula="of:=[.F91]*(6+[.$J$2])+[.E91]*(5+[.$J$2])+[.D91]*(7+[.$J$2])" office:value-type="float" office:value="1639" calcext:value-type="float">
            <text:p>1639</text:p>
          </table:table-cell>
          <table:table-cell table:formula="of:=[.H90]+[.G91]" office:value-type="float" office:value="150071" calcext:value-type="float">
            <text:p>150071</text:p>
          </table:table-cell>
          <table:table-cell table:number-columns-repeated="3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22" calcext:value-type="float">
            <text:p>22</text:p>
          </table:table-cell>
          <table:table-cell table:formula="of:=MONTH([.A92])" office:value-type="float" office:value="8" calcext:value-type="float">
            <text:p>8</text:p>
          </table:table-cell>
          <table:table-cell table:formula="of:=ROUNDDOWN([.$D$2]*(1+(1/13)*(([.B92]-24)/2)))" office:value-type="float" office:value="83" calcext:value-type="float">
            <text:p>83</text:p>
          </table:table-cell>
          <table:table-cell table:formula="of:=ROUNDDOWN([.$E$2]*(1+(2/29)*(([.B92]-24)/2)))" office:value-type="float" office:value="111" calcext:value-type="float">
            <text:p>111</text:p>
          </table:table-cell>
          <table:table-cell table:formula="of:=ROUNDDOWN([.$F$2]*(1+(1/17)*(([.B92]-24)/2)))" office:value-type="float" office:value="75" calcext:value-type="float">
            <text:p>75</text:p>
          </table:table-cell>
          <table:table-cell table:formula="of:=[.F92]*(6+[.$J$2])+[.E92]*(5+[.$J$2])+[.D92]*(7+[.$J$2])" office:value-type="float" office:value="1586" calcext:value-type="float">
            <text:p>1586</text:p>
          </table:table-cell>
          <table:table-cell table:formula="of:=[.H91]+[.G92]" office:value-type="float" office:value="151657" calcext:value-type="float">
            <text:p>151657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25" calcext:value-type="float">
            <text:p>25</text:p>
          </table:table-cell>
          <table:table-cell table:formula="of:=MONTH([.A93])" office:value-type="float" office:value="8" calcext:value-type="float">
            <text:p>8</text:p>
          </table:table-cell>
          <table:table-cell table:formula="of:=ROUNDDOWN([.$D$2]*(1+(1/13)*(([.B93]-24)/2)))" office:value-type="float" office:value="93" calcext:value-type="float">
            <text:p>93</text:p>
          </table:table-cell>
          <table:table-cell table:formula="of:=ROUNDDOWN([.$E$2]*(1+(2/29)*(([.B93]-24)/2)))" office:value-type="float" office:value="124" calcext:value-type="float">
            <text:p>124</text:p>
          </table:table-cell>
          <table:table-cell table:formula="of:=ROUNDDOWN([.$F$2]*(1+(1/17)*(([.B93]-24)/2)))" office:value-type="float" office:value="82" calcext:value-type="float">
            <text:p>82</text:p>
          </table:table-cell>
          <table:table-cell table:formula="of:=[.F93]*(6+[.$J$2])+[.E93]*(5+[.$J$2])+[.D93]*(7+[.$J$2])" office:value-type="float" office:value="1763" calcext:value-type="float">
            <text:p>1763</text:p>
          </table:table-cell>
          <table:table-cell table:formula="of:=[.H92]+[.G93]" office:value-type="float" office:value="153420" calcext:value-type="float">
            <text:p>153420</text:p>
          </table:table-cell>
          <table:table-cell table:number-columns-repeated="3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23" calcext:value-type="float">
            <text:p>23</text:p>
          </table:table-cell>
          <table:table-cell table:formula="of:=MONTH([.A94])" office:value-type="float" office:value="9" calcext:value-type="float">
            <text:p>9</text:p>
          </table:table-cell>
          <table:table-cell table:formula="of:=ROUNDDOWN([.$D$2]*(1+(1/13)*(([.B94]-24)/2)))" office:value-type="float" office:value="86" calcext:value-type="float">
            <text:p>86</text:p>
          </table:table-cell>
          <table:table-cell table:formula="of:=ROUNDDOWN([.$E$2]*(1+(2/29)*(([.B94]-24)/2)))" office:value-type="float" office:value="115" calcext:value-type="float">
            <text:p>115</text:p>
          </table:table-cell>
          <table:table-cell table:formula="of:=ROUNDDOWN([.$F$2]*(1+(1/17)*(([.B94]-24)/2)))" office:value-type="float" office:value="77" calcext:value-type="float">
            <text:p>77</text:p>
          </table:table-cell>
          <table:table-cell table:formula="of:=[.F94]*(6+[.$J$2])+[.E94]*(5+[.$J$2])+[.D94]*(7+[.$J$2])" office:value-type="float" office:value="1639" calcext:value-type="float">
            <text:p>1639</text:p>
          </table:table-cell>
          <table:table-cell table:formula="of:=[.H93]+[.G94]" office:value-type="float" office:value="155059" calcext:value-type="float">
            <text:p>155059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table:formula="of:=IF(MOD([.A95]-[.$A$94];2) = 0; [.B94]-1; [.B94])" office:value-type="float" office:value="23" calcext:value-type="float">
            <text:p>23</text:p>
          </table:table-cell>
          <table:table-cell table:formula="of:=MONTH([.A95])" office:value-type="float" office:value="9" calcext:value-type="float">
            <text:p>9</text:p>
          </table:table-cell>
          <table:table-cell table:formula="of:=ROUNDDOWN([.$D$2]*(1+(1/13)*(([.B95]-24)/2)))" office:value-type="float" office:value="86" calcext:value-type="float">
            <text:p>86</text:p>
          </table:table-cell>
          <table:table-cell table:formula="of:=ROUNDDOWN([.$E$2]*(1+(2/29)*(([.B95]-24)/2)))" office:value-type="float" office:value="115" calcext:value-type="float">
            <text:p>115</text:p>
          </table:table-cell>
          <table:table-cell table:formula="of:=ROUNDDOWN([.$F$2]*(1+(1/17)*(([.B95]-24)/2)))" office:value-type="float" office:value="77" calcext:value-type="float">
            <text:p>77</text:p>
          </table:table-cell>
          <table:table-cell table:formula="of:=[.F95]*(6+[.$J$2])+[.E95]*(5+[.$J$2])+[.D95]*(7+[.$J$2])" office:value-type="float" office:value="1639" calcext:value-type="float">
            <text:p>1639</text:p>
          </table:table-cell>
          <table:table-cell table:formula="of:=[.H94]+[.G95]" office:value-type="float" office:value="156698" calcext:value-type="float">
            <text:p>156698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table:formula="of:=IF(MOD([.A96]-[.$A$94];2) = 0; [.B95]-1; [.B95])" office:value-type="float" office:value="22" calcext:value-type="float">
            <text:p>22</text:p>
          </table:table-cell>
          <table:table-cell table:formula="of:=MONTH([.A96])" office:value-type="float" office:value="9" calcext:value-type="float">
            <text:p>9</text:p>
          </table:table-cell>
          <table:table-cell table:formula="of:=ROUNDDOWN([.$D$2]*(1+(1/13)*(([.B96]-24)/2)))" office:value-type="float" office:value="83" calcext:value-type="float">
            <text:p>83</text:p>
          </table:table-cell>
          <table:table-cell table:formula="of:=ROUNDDOWN([.$E$2]*(1+(2/29)*(([.B96]-24)/2)))" office:value-type="float" office:value="111" calcext:value-type="float">
            <text:p>111</text:p>
          </table:table-cell>
          <table:table-cell table:formula="of:=ROUNDDOWN([.$F$2]*(1+(1/17)*(([.B96]-24)/2)))" office:value-type="float" office:value="75" calcext:value-type="float">
            <text:p>75</text:p>
          </table:table-cell>
          <table:table-cell table:formula="of:=[.F96]*(6+[.$J$2])+[.E96]*(5+[.$J$2])+[.D96]*(7+[.$J$2])" office:value-type="float" office:value="1586" calcext:value-type="float">
            <text:p>1586</text:p>
          </table:table-cell>
          <table:table-cell table:formula="of:=[.H95]+[.G96]" office:value-type="float" office:value="158284" calcext:value-type="float">
            <text:p>158284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table:formula="of:=IF(MOD([.A97]-[.$A$94];2) = 0; [.B96]-1; [.B96])" office:value-type="float" office:value="22" calcext:value-type="float">
            <text:p>22</text:p>
          </table:table-cell>
          <table:table-cell table:formula="of:=MONTH([.A97])" office:value-type="float" office:value="9" calcext:value-type="float">
            <text:p>9</text:p>
          </table:table-cell>
          <table:table-cell table:formula="of:=ROUNDDOWN([.$D$2]*(1+(1/13)*(([.B97]-24)/2)))" office:value-type="float" office:value="83" calcext:value-type="float">
            <text:p>83</text:p>
          </table:table-cell>
          <table:table-cell table:formula="of:=ROUNDDOWN([.$E$2]*(1+(2/29)*(([.B97]-24)/2)))" office:value-type="float" office:value="111" calcext:value-type="float">
            <text:p>111</text:p>
          </table:table-cell>
          <table:table-cell table:formula="of:=ROUNDDOWN([.$F$2]*(1+(1/17)*(([.B97]-24)/2)))" office:value-type="float" office:value="75" calcext:value-type="float">
            <text:p>75</text:p>
          </table:table-cell>
          <table:table-cell table:formula="of:=[.F97]*(6+[.$J$2])+[.E97]*(5+[.$J$2])+[.D97]*(7+[.$J$2])" office:value-type="float" office:value="1586" calcext:value-type="float">
            <text:p>1586</text:p>
          </table:table-cell>
          <table:table-cell table:formula="of:=[.H96]+[.G97]" office:value-type="float" office:value="159870" calcext:value-type="float">
            <text:p>159870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table:formula="of:=IF(MOD([.A98]-[.$A$94];2) = 0; [.B97]-1; [.B97])" office:value-type="float" office:value="21" calcext:value-type="float">
            <text:p>21</text:p>
          </table:table-cell>
          <table:table-cell table:formula="of:=MONTH([.A98])" office:value-type="float" office:value="9" calcext:value-type="float">
            <text:p>9</text:p>
          </table:table-cell>
          <table:table-cell table:formula="of:=ROUNDDOWN([.$D$2]*(1+(1/13)*(([.B98]-24)/2)))" office:value-type="float" office:value="79" calcext:value-type="float">
            <text:p>79</text:p>
          </table:table-cell>
          <table:table-cell table:formula="of:=ROUNDDOWN([.$E$2]*(1+(2/29)*(([.B98]-24)/2)))" office:value-type="float" office:value="107" calcext:value-type="float">
            <text:p>107</text:p>
          </table:table-cell>
          <table:table-cell table:formula="of:=ROUNDDOWN([.$F$2]*(1+(1/17)*(([.B98]-24)/2)))" office:value-type="float" office:value="72" calcext:value-type="float">
            <text:p>72</text:p>
          </table:table-cell>
          <table:table-cell table:formula="of:=[.F98]*(6+[.$J$2])+[.E98]*(5+[.$J$2])+[.D98]*(7+[.$J$2])" office:value-type="float" office:value="1520" calcext:value-type="float">
            <text:p>1520</text:p>
          </table:table-cell>
          <table:table-cell table:formula="of:=[.H97]+[.G98]" office:value-type="float" office:value="161390" calcext:value-type="float">
            <text:p>161390</text:p>
          </table:table-cell>
          <table:table-cell table:number-columns-repeated="3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table:formula="of:=IF(MOD([.A99]-[.$A$94];2) = 0; [.B98]-1; [.B98])" office:value-type="float" office:value="21" calcext:value-type="float">
            <text:p>21</text:p>
          </table:table-cell>
          <table:table-cell table:formula="of:=MONTH([.A99])" office:value-type="float" office:value="9" calcext:value-type="float">
            <text:p>9</text:p>
          </table:table-cell>
          <table:table-cell table:formula="of:=ROUNDDOWN([.$D$2]*(1+(1/13)*(([.B99]-24)/2)))" office:value-type="float" office:value="79" calcext:value-type="float">
            <text:p>79</text:p>
          </table:table-cell>
          <table:table-cell table:formula="of:=ROUNDDOWN([.$E$2]*(1+(2/29)*(([.B99]-24)/2)))" office:value-type="float" office:value="107" calcext:value-type="float">
            <text:p>107</text:p>
          </table:table-cell>
          <table:table-cell table:formula="of:=ROUNDDOWN([.$F$2]*(1+(1/17)*(([.B99]-24)/2)))" office:value-type="float" office:value="72" calcext:value-type="float">
            <text:p>72</text:p>
          </table:table-cell>
          <table:table-cell table:formula="of:=[.F99]*(6+[.$J$2])+[.E99]*(5+[.$J$2])+[.D99]*(7+[.$J$2])" office:value-type="float" office:value="1520" calcext:value-type="float">
            <text:p>1520</text:p>
          </table:table-cell>
          <table:table-cell table:formula="of:=[.H98]+[.G99]" office:value-type="float" office:value="162910" calcext:value-type="float">
            <text:p>162910</text:p>
          </table:table-cell>
          <table:table-cell table:style-name="ce8" table:number-columns-repeated="3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table:formula="of:=IF(MOD([.A100]-[.$A$94];2) = 0; [.B99]-1; [.B99])" office:value-type="float" office:value="20" calcext:value-type="float">
            <text:p>20</text:p>
          </table:table-cell>
          <table:table-cell table:formula="of:=MONTH([.A100])" office:value-type="float" office:value="9" calcext:value-type="float">
            <text:p>9</text:p>
          </table:table-cell>
          <table:table-cell table:formula="of:=ROUNDDOWN([.$D$2]*(1+(1/13)*(([.B100]-24)/2)))" office:value-type="float" office:value="76" calcext:value-type="float">
            <text:p>76</text:p>
          </table:table-cell>
          <table:table-cell table:formula="of:=ROUNDDOWN([.$E$2]*(1+(2/29)*(([.B100]-24)/2)))" office:value-type="float" office:value="103" calcext:value-type="float">
            <text:p>103</text:p>
          </table:table-cell>
          <table:table-cell table:formula="of:=ROUNDDOWN([.$F$2]*(1+(1/17)*(([.B100]-24)/2)))" office:value-type="float" office:value="70" calcext:value-type="float">
            <text:p>70</text:p>
          </table:table-cell>
          <table:table-cell table:formula="of:=[.F100]*(6+[.$J$2])+[.E100]*(5+[.$J$2])+[.D100]*(7+[.$J$2])" office:value-type="float" office:value="1467" calcext:value-type="float">
            <text:p>1467</text:p>
          </table:table-cell>
          <table:table-cell table:formula="of:=[.H99]+[.G100]" office:value-type="float" office:value="164377" calcext:value-type="float">
            <text:p>164377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table:formula="of:=IF(MOD([.A101]-[.$A$94];2) = 0; [.B100]-1; [.B100])" office:value-type="float" office:value="20" calcext:value-type="float">
            <text:p>20</text:p>
          </table:table-cell>
          <table:table-cell table:formula="of:=MONTH([.A101])" office:value-type="float" office:value="9" calcext:value-type="float">
            <text:p>9</text:p>
          </table:table-cell>
          <table:table-cell table:formula="of:=ROUNDDOWN([.$D$2]*(1+(1/13)*(([.B101]-24)/2)))" office:value-type="float" office:value="76" calcext:value-type="float">
            <text:p>76</text:p>
          </table:table-cell>
          <table:table-cell table:formula="of:=ROUNDDOWN([.$E$2]*(1+(2/29)*(([.B101]-24)/2)))" office:value-type="float" office:value="103" calcext:value-type="float">
            <text:p>103</text:p>
          </table:table-cell>
          <table:table-cell table:formula="of:=ROUNDDOWN([.$F$2]*(1+(1/17)*(([.B101]-24)/2)))" office:value-type="float" office:value="70" calcext:value-type="float">
            <text:p>70</text:p>
          </table:table-cell>
          <table:table-cell table:formula="of:=[.F101]*(6+[.$J$2])+[.E101]*(5+[.$J$2])+[.D101]*(7+[.$J$2])" office:value-type="float" office:value="1467" calcext:value-type="float">
            <text:p>1467</text:p>
          </table:table-cell>
          <table:table-cell table:formula="of:=[.H100]+[.G101]" office:value-type="float" office:value="165844" calcext:value-type="float">
            <text:p>165844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table:formula="of:=IF(MOD([.A102]-[.$A$94];2) = 0; [.B101]-1; [.B101])" office:value-type="float" office:value="19" calcext:value-type="float">
            <text:p>19</text:p>
          </table:table-cell>
          <table:table-cell table:formula="of:=MONTH([.A102])" office:value-type="float" office:value="9" calcext:value-type="float">
            <text:p>9</text:p>
          </table:table-cell>
          <table:table-cell table:formula="of:=ROUNDDOWN([.$D$2]*(1+(1/13)*(([.B102]-24)/2)))" office:value-type="float" office:value="72" calcext:value-type="float">
            <text:p>72</text:p>
          </table:table-cell>
          <table:table-cell table:formula="of:=ROUNDDOWN([.$E$2]*(1+(2/29)*(([.B102]-24)/2)))" office:value-type="float" office:value="99" calcext:value-type="float">
            <text:p>99</text:p>
          </table:table-cell>
          <table:table-cell table:formula="of:=ROUNDDOWN([.$F$2]*(1+(1/17)*(([.B102]-24)/2)))" office:value-type="float" office:value="68" calcext:value-type="float">
            <text:p>68</text:p>
          </table:table-cell>
          <table:table-cell table:formula="of:=[.F102]*(6+[.$J$2])+[.E102]*(5+[.$J$2])+[.D102]*(7+[.$J$2])" office:value-type="float" office:value="1407" calcext:value-type="float">
            <text:p>1407</text:p>
          </table:table-cell>
          <table:table-cell table:formula="of:=[.H101]+[.G102]" office:value-type="float" office:value="167251" calcext:value-type="float">
            <text:p>167251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table:formula="of:=IF(MOD([.A103]-[.$A$94];2) = 0; [.B102]-1; [.B102])" office:value-type="float" office:value="19" calcext:value-type="float">
            <text:p>19</text:p>
          </table:table-cell>
          <table:table-cell table:formula="of:=MONTH([.A103])" office:value-type="float" office:value="9" calcext:value-type="float">
            <text:p>9</text:p>
          </table:table-cell>
          <table:table-cell table:formula="of:=ROUNDDOWN([.$D$2]*(1+(1/13)*(([.B103]-24)/2)))" office:value-type="float" office:value="72" calcext:value-type="float">
            <text:p>72</text:p>
          </table:table-cell>
          <table:table-cell table:formula="of:=ROUNDDOWN([.$E$2]*(1+(2/29)*(([.B103]-24)/2)))" office:value-type="float" office:value="99" calcext:value-type="float">
            <text:p>99</text:p>
          </table:table-cell>
          <table:table-cell table:formula="of:=ROUNDDOWN([.$F$2]*(1+(1/17)*(([.B103]-24)/2)))" office:value-type="float" office:value="68" calcext:value-type="float">
            <text:p>68</text:p>
          </table:table-cell>
          <table:table-cell table:formula="of:=[.F103]*(6+[.$J$2])+[.E103]*(5+[.$J$2])+[.D103]*(7+[.$J$2])" office:value-type="float" office:value="1407" calcext:value-type="float">
            <text:p>1407</text:p>
          </table:table-cell>
          <table:table-cell table:formula="of:=[.H102]+[.G103]" office:value-type="float" office:value="168658" calcext:value-type="float">
            <text:p>168658</text:p>
          </table:table-cell>
          <table:table-cell table:number-columns-repeated="3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table:formula="of:=IF(MOD([.A104]-[.$A$94];2) = 0; [.B103]-1; [.B103])" office:value-type="float" office:value="18" calcext:value-type="float">
            <text:p>18</text:p>
          </table:table-cell>
          <table:table-cell table:formula="of:=MONTH([.A104])" office:value-type="float" office:value="9" calcext:value-type="float">
            <text:p>9</text:p>
          </table:table-cell>
          <table:table-cell table:formula="of:=ROUNDDOWN([.$D$2]*(1+(1/13)*(([.B104]-24)/2)))" office:value-type="float" office:value="69" calcext:value-type="float">
            <text:p>69</text:p>
          </table:table-cell>
          <table:table-cell table:formula="of:=ROUNDDOWN([.$E$2]*(1+(2/29)*(([.B104]-24)/2)))" office:value-type="float" office:value="95" calcext:value-type="float">
            <text:p>95</text:p>
          </table:table-cell>
          <table:table-cell table:formula="of:=ROUNDDOWN([.$F$2]*(1+(1/17)*(([.B104]-24)/2)))" office:value-type="float" office:value="65" calcext:value-type="float">
            <text:p>65</text:p>
          </table:table-cell>
          <table:table-cell table:formula="of:=[.F104]*(6+[.$J$2])+[.E104]*(5+[.$J$2])+[.D104]*(7+[.$J$2])" office:value-type="float" office:value="1348" calcext:value-type="float">
            <text:p>1348</text:p>
          </table:table-cell>
          <table:table-cell table:formula="of:=[.H103]+[.G104]" office:value-type="float" office:value="170006" calcext:value-type="float">
            <text:p>170006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table:formula="of:=IF(MOD([.A105]-[.$A$94];2) = 0; [.B104]-1; [.B104])" office:value-type="float" office:value="18" calcext:value-type="float">
            <text:p>18</text:p>
          </table:table-cell>
          <table:table-cell table:formula="of:=MONTH([.A105])" office:value-type="float" office:value="9" calcext:value-type="float">
            <text:p>9</text:p>
          </table:table-cell>
          <table:table-cell table:formula="of:=ROUNDDOWN([.$D$2]*(1+(1/13)*(([.B105]-24)/2)))" office:value-type="float" office:value="69" calcext:value-type="float">
            <text:p>69</text:p>
          </table:table-cell>
          <table:table-cell table:formula="of:=ROUNDDOWN([.$E$2]*(1+(2/29)*(([.B105]-24)/2)))" office:value-type="float" office:value="95" calcext:value-type="float">
            <text:p>95</text:p>
          </table:table-cell>
          <table:table-cell table:formula="of:=ROUNDDOWN([.$F$2]*(1+(1/17)*(([.B105]-24)/2)))" office:value-type="float" office:value="65" calcext:value-type="float">
            <text:p>65</text:p>
          </table:table-cell>
          <table:table-cell table:formula="of:=[.F105]*(6+[.$J$2])+[.E105]*(5+[.$J$2])+[.D105]*(7+[.$J$2])" office:value-type="float" office:value="1348" calcext:value-type="float">
            <text:p>1348</text:p>
          </table:table-cell>
          <table:table-cell table:formula="of:=[.H104]+[.G105]" office:value-type="float" office:value="171354" calcext:value-type="float">
            <text:p>171354</text:p>
          </table:table-cell>
          <table:table-cell table:number-columns-repeated="3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table:formula="of:=IF(MOD([.A106]-[.$A$94];2) = 0; [.B105]-1; [.B105])" office:value-type="float" office:value="17" calcext:value-type="float">
            <text:p>17</text:p>
          </table:table-cell>
          <table:table-cell table:formula="of:=MONTH([.A106])" office:value-type="float" office:value="9" calcext:value-type="float">
            <text:p>9</text:p>
          </table:table-cell>
          <table:table-cell table:formula="of:=ROUNDDOWN([.$D$2]*(1+(1/13)*(([.B106]-24)/2)))" office:value-type="float" office:value="65" calcext:value-type="float">
            <text:p>65</text:p>
          </table:table-cell>
          <table:table-cell table:formula="of:=ROUNDDOWN([.$E$2]*(1+(2/29)*(([.B106]-24)/2)))" office:value-type="float" office:value="91" calcext:value-type="float">
            <text:p>91</text:p>
          </table:table-cell>
          <table:table-cell table:formula="of:=ROUNDDOWN([.$F$2]*(1+(1/17)*(([.B106]-24)/2)))" office:value-type="float" office:value="63" calcext:value-type="float">
            <text:p>63</text:p>
          </table:table-cell>
          <table:table-cell table:formula="of:=[.F106]*(6+[.$J$2])+[.E106]*(5+[.$J$2])+[.D106]*(7+[.$J$2])" office:value-type="float" office:value="1288" calcext:value-type="float">
            <text:p>1288</text:p>
          </table:table-cell>
          <table:table-cell table:formula="of:=[.H105]+[.G106]" office:value-type="float" office:value="172642" calcext:value-type="float">
            <text:p>172642</text:p>
          </table:table-cell>
          <table:table-cell table:number-columns-repeated="3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table:formula="of:=IF(MOD([.A107]-[.$A$94];2) = 0; [.B106]-1; [.B106])" office:value-type="float" office:value="17" calcext:value-type="float">
            <text:p>17</text:p>
          </table:table-cell>
          <table:table-cell table:formula="of:=MONTH([.A107])" office:value-type="float" office:value="9" calcext:value-type="float">
            <text:p>9</text:p>
          </table:table-cell>
          <table:table-cell table:formula="of:=ROUNDDOWN([.$D$2]*(1+(1/13)*(([.B107]-24)/2)))" office:value-type="float" office:value="65" calcext:value-type="float">
            <text:p>65</text:p>
          </table:table-cell>
          <table:table-cell table:formula="of:=ROUNDDOWN([.$E$2]*(1+(2/29)*(([.B107]-24)/2)))" office:value-type="float" office:value="91" calcext:value-type="float">
            <text:p>91</text:p>
          </table:table-cell>
          <table:table-cell table:formula="of:=ROUNDDOWN([.$F$2]*(1+(1/17)*(([.B107]-24)/2)))" office:value-type="float" office:value="63" calcext:value-type="float">
            <text:p>63</text:p>
          </table:table-cell>
          <table:table-cell table:formula="of:=[.F107]*(6+[.$J$2])+[.E107]*(5+[.$J$2])+[.D107]*(7+[.$J$2])" office:value-type="float" office:value="1288" calcext:value-type="float">
            <text:p>1288</text:p>
          </table:table-cell>
          <table:table-cell table:formula="of:=[.H106]+[.G107]" office:value-type="float" office:value="173930" calcext:value-type="float">
            <text:p>173930</text:p>
          </table:table-cell>
          <table:table-cell table:number-columns-repeated="3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table:formula="of:=IF(MOD([.A108]-[.$A$94];2) = 0; [.B107]-1; [.B107])" office:value-type="float" office:value="16" calcext:value-type="float">
            <text:p>16</text:p>
          </table:table-cell>
          <table:table-cell table:formula="of:=MONTH([.A108])" office:value-type="float" office:value="9" calcext:value-type="float">
            <text:p>9</text:p>
          </table:table-cell>
          <table:table-cell table:formula="of:=ROUNDDOWN([.$D$2]*(1+(1/13)*(([.B108]-24)/2)))" office:value-type="float" office:value="62" calcext:value-type="float">
            <text:p>62</text:p>
          </table:table-cell>
          <table:table-cell table:formula="of:=ROUNDDOWN([.$E$2]*(1+(2/29)*(([.B108]-24)/2)))" office:value-type="float" office:value="86" calcext:value-type="float">
            <text:p>86</text:p>
          </table:table-cell>
          <table:table-cell table:formula="of:=ROUNDDOWN([.$F$2]*(1+(1/17)*(([.B108]-24)/2)))" office:value-type="float" office:value="61" calcext:value-type="float">
            <text:p>61</text:p>
          </table:table-cell>
          <table:table-cell table:formula="of:=[.F108]*(6+[.$J$2])+[.E108]*(5+[.$J$2])+[.D108]*(7+[.$J$2])" office:value-type="float" office:value="1230" calcext:value-type="float">
            <text:p>1230</text:p>
          </table:table-cell>
          <table:table-cell table:formula="of:=[.H107]+[.G108]" office:value-type="float" office:value="175160" calcext:value-type="float">
            <text:p>175160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table:formula="of:=IF(MOD([.A109]-[.$A$94];2) = 0; [.B108]-1; [.B108])" office:value-type="float" office:value="16" calcext:value-type="float">
            <text:p>16</text:p>
          </table:table-cell>
          <table:table-cell table:formula="of:=MONTH([.A109])" office:value-type="float" office:value="9" calcext:value-type="float">
            <text:p>9</text:p>
          </table:table-cell>
          <table:table-cell table:formula="of:=ROUNDDOWN([.$D$2]*(1+(1/13)*(([.B109]-24)/2)))" office:value-type="float" office:value="62" calcext:value-type="float">
            <text:p>62</text:p>
          </table:table-cell>
          <table:table-cell table:formula="of:=ROUNDDOWN([.$E$2]*(1+(2/29)*(([.B109]-24)/2)))" office:value-type="float" office:value="86" calcext:value-type="float">
            <text:p>86</text:p>
          </table:table-cell>
          <table:table-cell table:formula="of:=ROUNDDOWN([.$F$2]*(1+(1/17)*(([.B109]-24)/2)))" office:value-type="float" office:value="61" calcext:value-type="float">
            <text:p>61</text:p>
          </table:table-cell>
          <table:table-cell table:formula="of:=[.F109]*(6+[.$J$2])+[.E109]*(5+[.$J$2])+[.D109]*(7+[.$J$2])" office:value-type="float" office:value="1230" calcext:value-type="float">
            <text:p>1230</text:p>
          </table:table-cell>
          <table:table-cell table:formula="of:=[.H108]+[.G109]" office:value-type="float" office:value="176390" calcext:value-type="float">
            <text:p>176390</text:p>
          </table:table-cell>
          <table:table-cell table:number-columns-repeated="3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table:formula="of:=IF(MOD([.A110]-[.$A$94];2) = 0; [.B109]-1; [.B109])" office:value-type="float" office:value="15" calcext:value-type="float">
            <text:p>15</text:p>
          </table:table-cell>
          <table:table-cell table:formula="of:=MONTH([.A110])" office:value-type="float" office:value="9" calcext:value-type="float">
            <text:p>9</text:p>
          </table:table-cell>
          <table:table-cell table:formula="of:=ROUNDDOWN([.$D$2]*(1+(1/13)*(([.B110]-24)/2)))" office:value-type="float" office:value="58" calcext:value-type="float">
            <text:p>58</text:p>
          </table:table-cell>
          <table:table-cell table:formula="of:=ROUNDDOWN([.$E$2]*(1+(2/29)*(([.B110]-24)/2)))" office:value-type="float" office:value="82" calcext:value-type="float">
            <text:p>82</text:p>
          </table:table-cell>
          <table:table-cell table:formula="of:=ROUNDDOWN([.$F$2]*(1+(1/17)*(([.B110]-24)/2)))" office:value-type="float" office:value="58" calcext:value-type="float">
            <text:p>58</text:p>
          </table:table-cell>
          <table:table-cell table:formula="of:=[.F110]*(6+[.$J$2])+[.E110]*(5+[.$J$2])+[.D110]*(7+[.$J$2])" office:value-type="float" office:value="1164" calcext:value-type="float">
            <text:p>1164</text:p>
          </table:table-cell>
          <table:table-cell table:formula="of:=[.H109]+[.G110]" office:value-type="float" office:value="177554" calcext:value-type="float">
            <text:p>177554</text:p>
          </table:table-cell>
          <table:table-cell table:number-columns-repeated="3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table:formula="of:=IF(MOD([.A111]-[.$A$94];2) = 0; [.B110]-1; [.B110])" office:value-type="float" office:value="15" calcext:value-type="float">
            <text:p>15</text:p>
          </table:table-cell>
          <table:table-cell table:formula="of:=MONTH([.A111])" office:value-type="float" office:value="9" calcext:value-type="float">
            <text:p>9</text:p>
          </table:table-cell>
          <table:table-cell table:formula="of:=ROUNDDOWN([.$D$2]*(1+(1/13)*(([.B111]-24)/2)))" office:value-type="float" office:value="58" calcext:value-type="float">
            <text:p>58</text:p>
          </table:table-cell>
          <table:table-cell table:formula="of:=ROUNDDOWN([.$E$2]*(1+(2/29)*(([.B111]-24)/2)))" office:value-type="float" office:value="82" calcext:value-type="float">
            <text:p>82</text:p>
          </table:table-cell>
          <table:table-cell table:formula="of:=ROUNDDOWN([.$F$2]*(1+(1/17)*(([.B111]-24)/2)))" office:value-type="float" office:value="58" calcext:value-type="float">
            <text:p>58</text:p>
          </table:table-cell>
          <table:table-cell table:formula="of:=[.F111]*(6+[.$J$2])+[.E111]*(5+[.$J$2])+[.D111]*(7+[.$J$2])" office:value-type="float" office:value="1164" calcext:value-type="float">
            <text:p>1164</text:p>
          </table:table-cell>
          <table:table-cell table:formula="of:=[.H110]+[.G111]" office:value-type="float" office:value="178718" calcext:value-type="float">
            <text:p>178718</text:p>
          </table:table-cell>
          <table:table-cell table:number-columns-repeated="3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table:formula="of:=IF(MOD([.A112]-[.$A$94];2) = 0; [.B111]-1; [.B111])" office:value-type="float" office:value="14" calcext:value-type="float">
            <text:p>14</text:p>
          </table:table-cell>
          <table:table-cell table:formula="of:=MONTH([.A112])" office:value-type="float" office:value="9" calcext:value-type="float">
            <text:p>9</text:p>
          </table:table-cell>
          <table:table-cell table:formula="of:=ROUNDDOWN([.$D$2]*(1+(1/13)*(([.B112]-24)/2)))" office:value-type="float" office:value="55" calcext:value-type="float">
            <text:p>55</text:p>
          </table:table-cell>
          <table:table-cell table:formula="of:=ROUNDDOWN([.$E$2]*(1+(2/29)*(([.B112]-24)/2)))" office:value-type="float" office:value="78" calcext:value-type="float">
            <text:p>78</text:p>
          </table:table-cell>
          <table:table-cell table:formula="of:=ROUNDDOWN([.$F$2]*(1+(1/17)*(([.B112]-24)/2)))" office:value-type="float" office:value="56" calcext:value-type="float">
            <text:p>56</text:p>
          </table:table-cell>
          <table:table-cell table:formula="of:=[.F112]*(6+[.$J$2])+[.E112]*(5+[.$J$2])+[.D112]*(7+[.$J$2])" office:value-type="float" office:value="1111" calcext:value-type="float">
            <text:p>1111</text:p>
          </table:table-cell>
          <table:table-cell table:formula="of:=[.H111]+[.G112]" office:value-type="float" office:value="179829" calcext:value-type="float">
            <text:p>179829</text:p>
          </table:table-cell>
          <table:table-cell table:number-columns-repeated="3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table:formula="of:=IF(MOD([.A113]-[.$A$94];2) = 0; [.B112]-1; [.B112])" office:value-type="float" office:value="14" calcext:value-type="float">
            <text:p>14</text:p>
          </table:table-cell>
          <table:table-cell table:formula="of:=MONTH([.A113])" office:value-type="float" office:value="9" calcext:value-type="float">
            <text:p>9</text:p>
          </table:table-cell>
          <table:table-cell table:formula="of:=ROUNDDOWN([.$D$2]*(1+(1/13)*(([.B113]-24)/2)))" office:value-type="float" office:value="55" calcext:value-type="float">
            <text:p>55</text:p>
          </table:table-cell>
          <table:table-cell table:formula="of:=ROUNDDOWN([.$E$2]*(1+(2/29)*(([.B113]-24)/2)))" office:value-type="float" office:value="78" calcext:value-type="float">
            <text:p>78</text:p>
          </table:table-cell>
          <table:table-cell table:formula="of:=ROUNDDOWN([.$F$2]*(1+(1/17)*(([.B113]-24)/2)))" office:value-type="float" office:value="56" calcext:value-type="float">
            <text:p>56</text:p>
          </table:table-cell>
          <table:table-cell table:formula="of:=[.F113]*(6+[.$J$2])+[.E113]*(5+[.$J$2])+[.D113]*(7+[.$J$2])" office:value-type="float" office:value="1111" calcext:value-type="float">
            <text:p>1111</text:p>
          </table:table-cell>
          <table:table-cell table:formula="of:=[.H112]+[.G113]" office:value-type="float" office:value="180940" calcext:value-type="float">
            <text:p>180940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table:formula="of:=IF(MOD([.A114]-[.$A$94];2) = 0; [.B113]-1; [.B113])" office:value-type="float" office:value="13" calcext:value-type="float">
            <text:p>13</text:p>
          </table:table-cell>
          <table:table-cell table:formula="of:=MONTH([.A114])" office:value-type="float" office:value="9" calcext:value-type="float">
            <text:p>9</text:p>
          </table:table-cell>
          <table:table-cell table:formula="of:=ROUNDDOWN([.$D$2]*(1+(1/13)*(([.B114]-24)/2)))" office:value-type="float" office:value="51" calcext:value-type="float">
            <text:p>51</text:p>
          </table:table-cell>
          <table:table-cell table:formula="of:=ROUNDDOWN([.$E$2]*(1+(2/29)*(([.B114]-24)/2)))" office:value-type="float" office:value="74" calcext:value-type="float">
            <text:p>74</text:p>
          </table:table-cell>
          <table:table-cell table:formula="of:=ROUNDDOWN([.$F$2]*(1+(1/17)*(([.B114]-24)/2)))" office:value-type="float" office:value="54" calcext:value-type="float">
            <text:p>54</text:p>
          </table:table-cell>
          <table:table-cell table:formula="of:=[.F114]*(6+[.$J$2])+[.E114]*(5+[.$J$2])+[.D114]*(7+[.$J$2])" office:value-type="float" office:value="1051" calcext:value-type="float">
            <text:p>1051</text:p>
          </table:table-cell>
          <table:table-cell table:formula="of:=[.H113]+[.G114]" office:value-type="float" office:value="181991" calcext:value-type="float">
            <text:p>181991</text:p>
          </table:table-cell>
          <table:table-cell table:number-columns-repeated="3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table:formula="of:=IF(MOD([.A115]-[.$A$94];2) = 0; [.B114]-1; [.B114])" office:value-type="float" office:value="13" calcext:value-type="float">
            <text:p>13</text:p>
          </table:table-cell>
          <table:table-cell table:formula="of:=MONTH([.A115])" office:value-type="float" office:value="9" calcext:value-type="float">
            <text:p>9</text:p>
          </table:table-cell>
          <table:table-cell table:formula="of:=ROUNDDOWN([.$D$2]*(1+(1/13)*(([.B115]-24)/2)))" office:value-type="float" office:value="51" calcext:value-type="float">
            <text:p>51</text:p>
          </table:table-cell>
          <table:table-cell table:formula="of:=ROUNDDOWN([.$E$2]*(1+(2/29)*(([.B115]-24)/2)))" office:value-type="float" office:value="74" calcext:value-type="float">
            <text:p>74</text:p>
          </table:table-cell>
          <table:table-cell table:formula="of:=ROUNDDOWN([.$F$2]*(1+(1/17)*(([.B115]-24)/2)))" office:value-type="float" office:value="54" calcext:value-type="float">
            <text:p>54</text:p>
          </table:table-cell>
          <table:table-cell table:formula="of:=[.F115]*(6+[.$J$2])+[.E115]*(5+[.$J$2])+[.D115]*(7+[.$J$2])" office:value-type="float" office:value="1051" calcext:value-type="float">
            <text:p>1051</text:p>
          </table:table-cell>
          <table:table-cell table:formula="of:=[.H114]+[.G115]" office:value-type="float" office:value="183042" calcext:value-type="float">
            <text:p>183042</text:p>
          </table:table-cell>
          <table:table-cell table:number-columns-repeated="3"/>
        </table:table-row>
        <table:table-row table:style-name="ro1">
          <table:table-cell table:style-name="ce5" office:value-type="date" office:date-value="2022-09-23" calcext:value-type="date">
            <text:p>2022-09-23</text:p>
          </table:table-cell>
          <table:table-cell table:style-name="ce7" table:formula="of:=IF(MOD([.A116]-[.$A$94];2) = 0; [.B115]-1; [.B115])" office:value-type="float" office:value="12" calcext:value-type="float">
            <text:p>12</text:p>
          </table:table-cell>
          <table:table-cell table:style-name="ce7" table:formula="of:=MONTH([.A116])" office:value-type="float" office:value="9" calcext:value-type="float">
            <text:p>9</text:p>
          </table:table-cell>
          <table:table-cell table:style-name="ce7" table:formula="of:=ROUNDDOWN([.$D$2]*(1+(1/13)*(([.B116]-24)/2)))" office:value-type="float" office:value="48" calcext:value-type="float">
            <text:p>48</text:p>
          </table:table-cell>
          <table:table-cell table:style-name="ce7" table:formula="of:=ROUNDDOWN([.$E$2]*(1+(2/29)*(([.B116]-24)/2)))" office:value-type="float" office:value="70" calcext:value-type="float">
            <text:p>70</text:p>
          </table:table-cell>
          <table:table-cell table:style-name="ce7" table:formula="of:=ROUNDDOWN([.$F$2]*(1+(1/17)*(([.B116]-24)/2)))" office:value-type="float" office:value="51" calcext:value-type="float">
            <text:p>51</text:p>
          </table:table-cell>
          <table:table-cell table:formula="of:=[.F116]*(6+[.$J$2])+[.E116]*(5+[.$J$2])+[.D116]*(7+[.$J$2])" office:value-type="float" office:value="992" calcext:value-type="float">
            <text:p>992</text:p>
          </table:table-cell>
          <table:table-cell table:style-name="ce7" table:formula="of:=[.H115]+[.G116]" office:value-type="float" office:value="184034" calcext:value-type="float">
            <text:p>184034</text:p>
          </table:table-cell>
          <table:table-cell table:style-name="ce7" office:value-type="string" calcext:value-type="string">
            <text:p>5.4 a)</text:p>
          </table:table-cell>
          <table:table-cell table:number-columns-repeated="2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table:formula="of:=IF(MOD([.A117]-[.$A$94];2) = 0; [.B116]-1; [.B116])" office:value-type="float" office:value="12" calcext:value-type="float">
            <text:p>12</text:p>
          </table:table-cell>
          <table:table-cell table:formula="of:=MONTH([.A117])" office:value-type="float" office:value="9" calcext:value-type="float">
            <text:p>9</text:p>
          </table:table-cell>
          <table:table-cell table:formula="of:=ROUNDDOWN([.$D$2]*(1+(1/13)*(([.B117]-24)/2)))" office:value-type="float" office:value="48" calcext:value-type="float">
            <text:p>48</text:p>
          </table:table-cell>
          <table:table-cell table:formula="of:=ROUNDDOWN([.$E$2]*(1+(2/29)*(([.B117]-24)/2)))" office:value-type="float" office:value="70" calcext:value-type="float">
            <text:p>70</text:p>
          </table:table-cell>
          <table:table-cell table:formula="of:=ROUNDDOWN([.$F$2]*(1+(1/17)*(([.B117]-24)/2)))" office:value-type="float" office:value="51" calcext:value-type="float">
            <text:p>51</text:p>
          </table:table-cell>
          <table:table-cell table:formula="of:=[.F117]*(6+[.$J$2])+[.E117]*(5+[.$J$2])+[.D117]*(7+[.$J$2])" office:value-type="float" office:value="992" calcext:value-type="float">
            <text:p>992</text:p>
          </table:table-cell>
          <table:table-cell table:formula="of:=[.H116]+[.G117]" office:value-type="float" office:value="185026" calcext:value-type="float">
            <text:p>185026</text:p>
          </table:table-cell>
          <table:table-cell table:number-columns-repeated="3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table:formula="of:=IF(MOD([.A118]-[.$A$94];2) = 0; [.B117]-1; [.B117])" office:value-type="float" office:value="11" calcext:value-type="float">
            <text:p>11</text:p>
          </table:table-cell>
          <table:table-cell table:formula="of:=MONTH([.A118])" office:value-type="float" office:value="9" calcext:value-type="float">
            <text:p>9</text:p>
          </table:table-cell>
          <table:table-cell table:formula="of:=ROUNDDOWN([.$D$2]*(1+(1/13)*(([.B118]-24)/2)))" office:value-type="float" office:value="45" calcext:value-type="float">
            <text:p>45</text:p>
          </table:table-cell>
          <table:table-cell table:formula="of:=ROUNDDOWN([.$E$2]*(1+(2/29)*(([.B118]-24)/2)))" office:value-type="float" office:value="66" calcext:value-type="float">
            <text:p>66</text:p>
          </table:table-cell>
          <table:table-cell table:formula="of:=ROUNDDOWN([.$F$2]*(1+(1/17)*(([.B118]-24)/2)))" office:value-type="float" office:value="49" calcext:value-type="float">
            <text:p>49</text:p>
          </table:table-cell>
          <table:table-cell table:formula="of:=[.F118]*(6+[.$J$2])+[.E118]*(5+[.$J$2])+[.D118]*(7+[.$J$2])" office:value-type="float" office:value="939" calcext:value-type="float">
            <text:p>939</text:p>
          </table:table-cell>
          <table:table-cell table:formula="of:=[.H117]+[.G118]" office:value-type="float" office:value="185965" calcext:value-type="float">
            <text:p>185965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table:formula="of:=IF(MOD([.A119]-[.$A$94];2) = 0; [.B118]-1; [.B118])" office:value-type="float" office:value="11" calcext:value-type="float">
            <text:p>11</text:p>
          </table:table-cell>
          <table:table-cell table:formula="of:=MONTH([.A119])" office:value-type="float" office:value="9" calcext:value-type="float">
            <text:p>9</text:p>
          </table:table-cell>
          <table:table-cell table:formula="of:=ROUNDDOWN([.$D$2]*(1+(1/13)*(([.B119]-24)/2)))" office:value-type="float" office:value="45" calcext:value-type="float">
            <text:p>45</text:p>
          </table:table-cell>
          <table:table-cell table:formula="of:=ROUNDDOWN([.$E$2]*(1+(2/29)*(([.B119]-24)/2)))" office:value-type="float" office:value="66" calcext:value-type="float">
            <text:p>66</text:p>
          </table:table-cell>
          <table:table-cell table:formula="of:=ROUNDDOWN([.$F$2]*(1+(1/17)*(([.B119]-24)/2)))" office:value-type="float" office:value="49" calcext:value-type="float">
            <text:p>49</text:p>
          </table:table-cell>
          <table:table-cell table:formula="of:=[.F119]*(6+[.$J$2])+[.E119]*(5+[.$J$2])+[.D119]*(7+[.$J$2])" office:value-type="float" office:value="939" calcext:value-type="float">
            <text:p>939</text:p>
          </table:table-cell>
          <table:table-cell table:formula="of:=[.H118]+[.G119]" office:value-type="float" office:value="186904" calcext:value-type="float">
            <text:p>186904</text:p>
          </table:table-cell>
          <table:table-cell table:number-columns-repeated="3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table:formula="of:=IF(MOD([.A120]-[.$A$94];2) = 0; [.B119]-1; [.B119])" office:value-type="float" office:value="10" calcext:value-type="float">
            <text:p>10</text:p>
          </table:table-cell>
          <table:table-cell table:formula="of:=MONTH([.A120])" office:value-type="float" office:value="9" calcext:value-type="float">
            <text:p>9</text:p>
          </table:table-cell>
          <table:table-cell table:formula="of:=ROUNDDOWN([.$D$2]*(1+(1/13)*(([.B120]-24)/2)))" office:value-type="float" office:value="41" calcext:value-type="float">
            <text:p>41</text:p>
          </table:table-cell>
          <table:table-cell table:formula="of:=ROUNDDOWN([.$E$2]*(1+(2/29)*(([.B120]-24)/2)))" office:value-type="float" office:value="62" calcext:value-type="float">
            <text:p>62</text:p>
          </table:table-cell>
          <table:table-cell table:formula="of:=ROUNDDOWN([.$F$2]*(1+(1/17)*(([.B120]-24)/2)))" office:value-type="float" office:value="47" calcext:value-type="float">
            <text:p>47</text:p>
          </table:table-cell>
          <table:table-cell table:formula="of:=[.F120]*(6+[.$J$2])+[.E120]*(5+[.$J$2])+[.D120]*(7+[.$J$2])" office:value-type="float" office:value="879" calcext:value-type="float">
            <text:p>879</text:p>
          </table:table-cell>
          <table:table-cell table:formula="of:=[.H119]+[.G120]" office:value-type="float" office:value="187783" calcext:value-type="float">
            <text:p>187783</text:p>
          </table:table-cell>
          <table:table-cell table:number-columns-repeated="3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table:formula="of:=IF(MOD([.A121]-[.$A$94];2) = 0; [.B120]-1; [.B120])" office:value-type="float" office:value="10" calcext:value-type="float">
            <text:p>10</text:p>
          </table:table-cell>
          <table:table-cell table:formula="of:=MONTH([.A121])" office:value-type="float" office:value="9" calcext:value-type="float">
            <text:p>9</text:p>
          </table:table-cell>
          <table:table-cell table:formula="of:=ROUNDDOWN([.$D$2]*(1+(1/13)*(([.B121]-24)/2)))" office:value-type="float" office:value="41" calcext:value-type="float">
            <text:p>41</text:p>
          </table:table-cell>
          <table:table-cell table:formula="of:=ROUNDDOWN([.$E$2]*(1+(2/29)*(([.B121]-24)/2)))" office:value-type="float" office:value="62" calcext:value-type="float">
            <text:p>62</text:p>
          </table:table-cell>
          <table:table-cell table:formula="of:=ROUNDDOWN([.$F$2]*(1+(1/17)*(([.B121]-24)/2)))" office:value-type="float" office:value="47" calcext:value-type="float">
            <text:p>47</text:p>
          </table:table-cell>
          <table:table-cell table:formula="of:=[.F121]*(6+[.$J$2])+[.E121]*(5+[.$J$2])+[.D121]*(7+[.$J$2])" office:value-type="float" office:value="879" calcext:value-type="float">
            <text:p>879</text:p>
          </table:table-cell>
          <table:table-cell table:formula="of:=[.H120]+[.G121]" office:value-type="float" office:value="188662" calcext:value-type="float">
            <text:p>188662</text:p>
          </table:table-cell>
          <table:table-cell table:number-columns-repeated="3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table:formula="of:=IF(MOD([.A122]-[.$A$94];2) = 0; [.B121]-1; [.B121])" office:value-type="float" office:value="9" calcext:value-type="float">
            <text:p>9</text:p>
          </table:table-cell>
          <table:table-cell table:formula="of:=MONTH([.A122])" office:value-type="float" office:value="9" calcext:value-type="float">
            <text:p>9</text:p>
          </table:table-cell>
          <table:table-cell table:formula="of:=ROUNDDOWN([.$D$2]*(1+(1/13)*(([.B122]-24)/2)))" office:value-type="float" office:value="38" calcext:value-type="float">
            <text:p>38</text:p>
          </table:table-cell>
          <table:table-cell table:formula="of:=ROUNDDOWN([.$E$2]*(1+(2/29)*(([.B122]-24)/2)))" office:value-type="float" office:value="57" calcext:value-type="float">
            <text:p>57</text:p>
          </table:table-cell>
          <table:table-cell table:formula="of:=ROUNDDOWN([.$F$2]*(1+(1/17)*(([.B122]-24)/2)))" office:value-type="float" office:value="44" calcext:value-type="float">
            <text:p>44</text:p>
          </table:table-cell>
          <table:table-cell table:formula="of:=[.F122]*(6+[.$J$2])+[.E122]*(5+[.$J$2])+[.D122]*(7+[.$J$2])" office:value-type="float" office:value="815" calcext:value-type="float">
            <text:p>815</text:p>
          </table:table-cell>
          <table:table-cell table:formula="of:=[.H121]+[.G122]" office:value-type="float" office:value="189477" calcext:value-type="float">
            <text:p>189477</text:p>
          </table:table-cell>
          <table:table-cell table:number-columns-repeated="3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table:formula="of:=IF(MOD([.A123]-[.$A$94];2) = 0; [.B122]-1; [.B122])" office:value-type="float" office:value="9" calcext:value-type="float">
            <text:p>9</text:p>
          </table:table-cell>
          <table:table-cell table:formula="of:=MONTH([.A123])" office:value-type="float" office:value="9" calcext:value-type="float">
            <text:p>9</text:p>
          </table:table-cell>
          <table:table-cell table:formula="of:=ROUNDDOWN([.$D$2]*(1+(1/13)*(([.B123]-24)/2)))" office:value-type="float" office:value="38" calcext:value-type="float">
            <text:p>38</text:p>
          </table:table-cell>
          <table:table-cell table:formula="of:=ROUNDDOWN([.$E$2]*(1+(2/29)*(([.B123]-24)/2)))" office:value-type="float" office:value="57" calcext:value-type="float">
            <text:p>57</text:p>
          </table:table-cell>
          <table:table-cell table:formula="of:=ROUNDDOWN([.$F$2]*(1+(1/17)*(([.B123]-24)/2)))" office:value-type="float" office:value="44" calcext:value-type="float">
            <text:p>44</text:p>
          </table:table-cell>
          <table:table-cell table:formula="of:=[.F123]*(6+[.$J$2])+[.E123]*(5+[.$J$2])+[.D123]*(7+[.$J$2])" office:value-type="float" office:value="815" calcext:value-type="float">
            <text:p>815</text:p>
          </table:table-cell>
          <table:table-cell table:formula="of:=[.H122]+[.G123]" office:value-type="float" office:value="190292" calcext:value-type="float">
            <text:p>190292</text:p>
          </table:table-cell>
          <table:table-cell table:number-columns-repeated="3"/>
        </table:table-row>
      </table:table>
      <table:named-expressions/>
      <table:database-ranges>
        <table:database-range table:name="__Anonymous_DB__1" table:target-range-address="'5.1-5.3'.A1:'5.1-5.3'.F95" table:contains-header="false"/>
        <table:database-range table:name="__Anonymous_DB__2" table:target-range-address="'5.1-5.3'.C1:'5.1-5.3'.F97">
          <table:sort>
            <table:sort-by table:field-number="0" table:data-type="automatic"/>
          </table:sort>
          <table:subtotal-rules>
            <table:sort-groups/>
            <table:subtotal-rule table:group-by-field-number="2">
              <table:subtotal-field table:field-number="3" table:function="sum"/>
              <table:subtotal-field table:field-number="4" table:function="sum"/>
              <table:subtotal-field table:field-number="5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32:48.094306933</meta:creation-date>
    <dc:date>2023-04-07T13:02:18.448539708</dc:date>
    <meta:editing-duration>PT29M24S</meta:editing-duration>
    <meta:editing-cycles>15</meta:editing-cycles>
    <meta:generator>LibreOffice/7.3.7.2$Linux_X86_64 LibreOffice_project/30$Build-2</meta:generator>
    <meta:document-statistic meta:table-count="2" meta:cell-count="18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bar" chart:style-name="ch1">
        <chart:title svg:x="1.76cm" svg:y="0.316cm" chart:style-name="ch2">
          <text:p>Liczby sprzedanych produktów w poszczególnych miesiącach</text:p>
        </chart:title>
        <chart:legend chart:legend-position="end" svg:x="13.595cm" svg:y="3.705cm" style:legend-expansion="high" chart:style-name="ch3"/>
        <chart:plot-area chart:style-name="ch4" table:cell-range-address="'5.1-5.3'.C106:'5.1-5.3'.F109" chart:data-source-has-labels="both" svg:x="1.33cm" svg:y="1.275cm" svg:width="11.946cm" svg:height="6.569cm">
          <chart:coordinate-region svg:x="2.322cm" svg:y="1.475cm" svg:width="10.954cm" svg:height="5.722cm"/>
          <chart:axis chart:dimension="x" chart:name="primary-x" chart:style-name="ch5" chartooo:axis-type="auto">
            <chartooo:date-scale/>
            <chart:title svg:x="6.69cm" svg:y="8.024cm" chart:style-name="ch6">
              <text:p>Miesiąc</text:p>
            </chart:title>
            <chart:categories table:cell-range-address="'5.1-5.3'.C107:'5.1-5.3'.C109"/>
          </chart:axis>
          <chart:axis chart:dimension="y" chart:name="primary-y" chart:style-name="ch7">
            <chart:title svg:x="0.451cm" svg:y="4.947cm" chart:style-name="ch8">
              <text:p>Ilość</text:p>
            </chart:title>
            <chart:grid chart:style-name="ch9" chart:class="major"/>
          </chart:axis>
          <chart:series chart:style-name="ch10" chart:values-cell-range-address="'5.1-5.3'.D107:'5.1-5.3'.D109" chart:label-cell-address="'5.1-5.3'.D106:'5.1-5.3'.D106" chart:class="chart:bar">
            <chart:data-point chart:repeated="3"/>
          </chart:series>
          <chart:series chart:style-name="ch11" chart:values-cell-range-address="'5.1-5.3'.E107:'5.1-5.3'.E109" chart:label-cell-address="'5.1-5.3'.E106:'5.1-5.3'.E106" chart:class="chart:bar">
            <chart:data-point chart:repeated="3"/>
          </chart:series>
          <chart:series chart:style-name="ch12" chart:values-cell-range-address="'5.1-5.3'.F107:'5.1-5.3'.F109" chart:label-cell-address="'5.1-5.3'.F106:'5.1-5.3'.F10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t-dogi</text:p>
                <draw:g>
                  <svg:desc>'5.1-5.3'.D106:'5.1-5.3'.D106</svg:desc>
                </draw:g>
              </table:table-cell>
              <table:table-cell office:value-type="string">
                <text:p>Lody</text:p>
                <draw:g>
                  <svg:desc>'5.1-5.3'.E106:'5.1-5.3'.E106</svg:desc>
                </draw:g>
              </table:table-cell>
              <table:table-cell office:value-type="string">
                <text:p>Kukurydza</text:p>
                <draw:g>
                  <svg:desc>'5.1-5.3'.F106:'5.1-5.3'.F10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'5.1-5.3'.C107:'5.1-5.3'.C109</svg:desc>
                </draw:g>
              </table:table-cell>
              <table:table-cell office:value-type="float" office:value="2639">
                <text:p>2639</text:p>
                <draw:g>
                  <svg:desc>'5.1-5.3'.D107:'5.1-5.3'.D109</svg:desc>
                </draw:g>
              </table:table-cell>
              <table:table-cell office:value-type="float" office:value="3527">
                <text:p>3527</text:p>
                <draw:g>
                  <svg:desc>'5.1-5.3'.E107:'5.1-5.3'.E109</svg:desc>
                </draw:g>
              </table:table-cell>
              <table:table-cell office:value-type="float" office:value="2355">
                <text:p>2355</text:p>
                <draw:g>
                  <svg:desc>'5.1-5.3'.F107:'5.1-5.3'.F109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47">
                <text:p>2747</text:p>
              </table:table-cell>
              <table:table-cell office:value-type="float" office:value="3675">
                <text:p>367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65">
                <text:p>2665</text:p>
              </table:table-cell>
              <table:table-cell office:value-type="float" office:value="3579">
                <text:p>3579</text:p>
              </table:table-cell>
              <table:table-cell office:value-type="float" office:value="2390">
                <text:p>2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